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2.418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2.27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11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15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Wave Height</text:p>
          </table:table-cell>
          <table:table-cell table:style-name="ce1" office:value-type="float" office:value="0.5">
            <text:p>0.5</text:p>
          </table:table-cell>
          <table:table-cell table:number-columns-repeated="8"/>
          <table:table-cell table:style-name="ce1"/>
          <table:table-cell table:number-columns-repeated="11"/>
          <table:table-cell table:style-name="ce1"/>
          <table:table-cell table:number-columns-repeated="8"/>
          <table:table-cell table:style-name="ce1"/>
          <table:table-cell table:number-columns-repeated="75"/>
        </table:table-row>
        <table:table-row table:style-name="ro1">
          <table:table-cell/>
          <table:table-cell table:style-name="ce1" office:value-type="string" table:number-columns-spanned="8" table:number-rows-spanned="1">
            <text:p>Beam Seas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Head Seas</text:p>
          </table:table-cell>
          <table:covered-table-cell table:number-columns-repeated="7"/>
          <table:table-cell table:number-columns-repeated="4"/>
          <table:table-cell table:style-name="ce1" office:value-type="string" table:number-columns-spanned="8" table:number-rows-spanned="1">
            <text:p>Beam Seas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Head Seas</text:p>
          </table:table-cell>
          <table:covered-table-cell table:number-columns-repeated="7"/>
          <table:table-cell table:number-columns-repeated="68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h/L</text:p>
          </table:table-cell>
          <table:table-cell office:value-type="string">
            <text:p>slop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(m/m)</text:p>
          </table:table-cell>
          <table:table-cell office:value-type="string">
            <text:p>roll (deg/m)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 (m/m)</text:p>
          </table:table-cell>
          <table:table-cell office:value-type="string">
            <text:p>roll</text:p>
          </table:table-cell>
          <table:table-cell office:value-type="string">
            <text:p>pitch (deg/m)</text:p>
          </table:table-cell>
          <table:table-cell office:value-type="string">
            <text:p>yaw</text:p>
          </table:table-cell>
          <table:table-cell office:value-type="string">
            <text:p>m1</text:p>
          </table:table-cell>
          <table:table-cell office:value-type="string">
            <text:p>m1 abs</text:p>
          </table:table-cell>
          <table:table-cell table:number-columns-repeated="6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00290325133">
            <text:p>2.90E-005</text:p>
          </table:table-cell>
          <table:table-cell table:style-name="ce2" office:value-type="float" office:value="0.000135324066">
            <text:p>1.35E-004</text:p>
          </table:table-cell>
          <table:table-cell table:style-name="ce2" office:value-type="float" office:value="0.00881806668">
            <text:p>8.82E-003</text:p>
          </table:table-cell>
          <table:table-cell table:style-name="ce2" office:value-type="float" office:value="0.0244544838">
            <text:p>2.45E-002</text:p>
          </table:table-cell>
          <table:table-cell table:style-name="ce2" office:value-type="float" office:value="0.000626224326">
            <text:p>6.26E-004</text:p>
          </table:table-cell>
          <table:table-cell table:style-name="ce2" office:value-type="float" office:value="0.000757689995">
            <text:p>7.58E-004</text:p>
          </table:table-cell>
          <table:table-cell table:style-name="ce2" office:value-type="float" office:value="0.0249551609">
            <text:p>2.50E-002</text:p>
          </table:table-cell>
          <table:table-cell table:style-name="ce2" office:value-type="float" office:value="0.0000295054342">
            <text:p>2.95E-005</text:p>
          </table:table-cell>
          <table:table-cell/>
          <table:table-cell table:style-name="ce2" office:value-type="float" office:value="0.000238546301">
            <text:p>2.39E-004</text:p>
          </table:table-cell>
          <table:table-cell table:style-name="ce2" office:value-type="float" office:value="0.40874919">
            <text:p>4.09E-001</text:p>
          </table:table-cell>
          <table:table-cell table:style-name="ce2" office:value-type="float" office:value="0.3815451">
            <text:p>3.82E-001</text:p>
          </table:table-cell>
          <table:table-cell table:style-name="ce2" office:value-type="float" office:value="0.42855206">
            <text:p>4.29E-001</text:p>
          </table:table-cell>
          <table:table-cell table:style-name="ce2" office:value-type="float" office:value="0.000711244356">
            <text:p>7.11E-004</text:p>
          </table:table-cell>
          <table:table-cell table:style-name="ce2" office:value-type="float" office:value="0.0000940969985">
            <text:p>9.41E-005</text:p>
          </table:table-cell>
          <table:table-cell table:style-name="ce2" office:value-type="float" office:value="219.69113">
            <text:p>2.20E+002</text:p>
          </table:table-cell>
          <table:table-cell table:style-name="ce2" office:value-type="float" office:value="183.49814">
            <text:p>1.83E+002</text:p>
          </table:table-cell>
          <table:table-cell table:style-name="ce2"/>
          <table:table-cell table:formula="of:=[.$B$1]/[.A4]" office:value-type="float" office:value="0.25">
            <text:p>0.25</text:p>
          </table:table-cell>
          <table:table-cell table:formula="of:=([.$B$1]*(2*PI())/[.A4])*180/PI()" office:value-type="float" office:value="90">
            <text:p>90</text:p>
          </table:table-cell>
          <table:table-cell table:formula="of:=2*PI()/[.A4]" office:value-type="float" office:value="3.14159265358979">
            <text:p>3.1415926536</text:p>
          </table:table-cell>
          <table:table-cell table:style-name="ce4" table:formula="of:=SQRT([.B4])" office:value-type="float" office:value="0.00538818274560171">
            <text:p>0.00539</text:p>
          </table:table-cell>
          <table:table-cell table:style-name="ce4" table:formula="of:=SQRT([.C4])" office:value-type="float" office:value="0.0116328872598336">
            <text:p>0.01163</text:p>
          </table:table-cell>
          <table:table-cell table:style-name="ce4" table:formula="of:=SQRT([.D4])" office:value-type="float" office:value="0.0939045615505445">
            <text:p>0.09390</text:p>
          </table:table-cell>
          <table:table-cell table:style-name="ce4" table:formula="of:=SQRT([.E4])/[.V4]" office:value-type="float" office:value="0.0497770754863961">
            <text:p>0.04978</text:p>
          </table:table-cell>
          <table:table-cell table:style-name="ce4" table:formula="of:=SQRT([.F4])*180/PI()" office:value-type="float" office:value="1.43379677567102">
            <text:p>1.43380</text:p>
          </table:table-cell>
          <table:table-cell table:style-name="ce4" table:formula="of:=SQRT([.G4])*180/PI()" office:value-type="float" office:value="1.57713332566602">
            <text:p>1.57713</text:p>
          </table:table-cell>
          <table:table-cell table:style-name="ce4" table:formula="of:=SQRT([.H4])" office:value-type="float" office:value="0.157972025688095">
            <text:p>0.15797</text:p>
          </table:table-cell>
          <table:table-cell table:style-name="ce4" table:formula="of:=SQRT([.I4])" office:value-type="float" office:value="0.0054318904812229">
            <text:p>0.00543</text:p>
          </table:table-cell>
          <table:table-cell table:style-name="ce4"/>
          <table:table-cell table:style-name="ce4" table:formula="of:=SQRT([.K4])" office:value-type="float" office:value="0.0154449441889571">
            <text:p>0.01544</text:p>
          </table:table-cell>
          <table:table-cell table:style-name="ce4" table:formula="of:=SQRT([.L4])" office:value-type="float" office:value="0.639334959156779">
            <text:p>0.63933</text:p>
          </table:table-cell>
          <table:table-cell table:style-name="ce4" table:formula="of:=SQRT([.M4])" office:value-type="float" office:value="0.617693370532662">
            <text:p>0.61769</text:p>
          </table:table-cell>
          <table:table-cell table:style-name="ce4" table:formula="of:=SQRT([.N4])*180/PI()" office:value-type="float" office:value="37.5080447887998">
            <text:p>37.50804</text:p>
          </table:table-cell>
          <table:table-cell table:style-name="ce4" table:formula="of:=SQRT([.O4])*[.U4]/3" office:value-type="float" office:value="0.800074946739366">
            <text:p>0.80007</text:p>
          </table:table-cell>
          <table:table-cell table:style-name="ce4" table:formula="of:=SQRT([.P4])*180/PI()" office:value-type="float" office:value="0.555789730197352">
            <text:p>0.55579</text:p>
          </table:table-cell>
          <table:table-cell table:style-name="ce4" table:formula="of:=SQRT([.Q4])" office:value-type="float" office:value="14.8219813115521">
            <text:p>14.82198</text:p>
          </table:table-cell>
          <table:table-cell table:style-name="ce4" table:formula="of:=SQRT([.R4])" office:value-type="float" office:value="13.5461485301173">
            <text:p>13.54615</text:p>
          </table:table-cell>
          <table:table-cell table:number-columns-repeated="68"/>
        </table:table-row>
        <table:table-row table:style-name="ro1">
          <table:table-cell office:value-type="float" office:value="2.25">
            <text:p>2.25</text:p>
          </table:table-cell>
          <table:table-cell table:style-name="ce2" office:value-type="float" office:value="0.0000513442174">
            <text:p>5.13E-005</text:p>
          </table:table-cell>
          <table:table-cell table:style-name="ce2" office:value-type="float" office:value="0.000310055912">
            <text:p>3.10E-004</text:p>
          </table:table-cell>
          <table:table-cell table:style-name="ce2" office:value-type="float" office:value="0.0173025075">
            <text:p>1.73E-002</text:p>
          </table:table-cell>
          <table:table-cell table:style-name="ce2" office:value-type="float" office:value="0.043653816">
            <text:p>4.37E-002</text:p>
          </table:table-cell>
          <table:table-cell table:style-name="ce2" office:value-type="float" office:value="0.000984664191">
            <text:p>9.85E-004</text:p>
          </table:table-cell>
          <table:table-cell table:style-name="ce2" office:value-type="float" office:value="0.00102359091">
            <text:p>1.02E-003</text:p>
          </table:table-cell>
          <table:table-cell table:style-name="ce2" office:value-type="float" office:value="0.0472238474">
            <text:p>4.72E-002</text:p>
          </table:table-cell>
          <table:table-cell table:style-name="ce2" office:value-type="float" office:value="0.0000964958235">
            <text:p>9.65E-005</text:p>
          </table:table-cell>
          <table:table-cell/>
          <table:table-cell table:style-name="ce2" office:value-type="float" office:value="0.00042621608">
            <text:p>4.26E-004</text:p>
          </table:table-cell>
          <table:table-cell table:style-name="ce2" office:value-type="float" office:value="0.99189842">
            <text:p>9.92E-001</text:p>
          </table:table-cell>
          <table:table-cell table:style-name="ce2" office:value-type="float" office:value="0.88811922">
            <text:p>8.88E-001</text:p>
          </table:table-cell>
          <table:table-cell table:style-name="ce2" office:value-type="float" office:value="0.4621416">
            <text:p>4.62E-001</text:p>
          </table:table-cell>
          <table:table-cell table:style-name="ce2" office:value-type="float" office:value="0.00108903588">
            <text:p>1.09E-003</text:p>
          </table:table-cell>
          <table:table-cell table:style-name="ce2" office:value-type="float" office:value="0.000103490391">
            <text:p>1.03E-004</text:p>
          </table:table-cell>
          <table:table-cell table:style-name="ce2" office:value-type="float" office:value="2.694607">
            <text:p>2.69E+000</text:p>
          </table:table-cell>
          <table:table-cell table:style-name="ce2" office:value-type="float" office:value="10.885054">
            <text:p>1.09E+001</text:p>
          </table:table-cell>
          <table:table-cell table:style-name="ce2"/>
          <table:table-cell table:formula="of:=[.$B$1]/[.A5]" office:value-type="float" office:value="0.222222222222222">
            <text:p>0.22</text:p>
          </table:table-cell>
          <table:table-cell table:formula="of:=([.$B$1]*(2*PI())/[.A5])*180/PI()" office:value-type="float" office:value="80">
            <text:p>80</text:p>
          </table:table-cell>
          <table:table-cell table:formula="of:=2*PI()/[.A5]" office:value-type="float" office:value="2.79252680319093">
            <text:p>2.7925268032</text:p>
          </table:table-cell>
          <table:table-cell table:style-name="ce4" table:formula="of:=SQRT([.B5])" office:value-type="float" office:value="0.00716548793872406">
            <text:p>0.00717</text:p>
          </table:table-cell>
          <table:table-cell table:style-name="ce4" table:formula="of:=SQRT([.C5])" office:value-type="float" office:value="0.0176084045841751">
            <text:p>0.01761</text:p>
          </table:table-cell>
          <table:table-cell table:style-name="ce4" table:formula="of:=SQRT([.D5])" office:value-type="float" office:value="0.131538996119022">
            <text:p>0.13154</text:p>
          </table:table-cell>
          <table:table-cell table:style-name="ce4" table:formula="of:=SQRT([.E5])/[.V5]" office:value-type="float" office:value="0.0748193199604064">
            <text:p>0.07482</text:p>
          </table:table-cell>
          <table:table-cell table:style-name="ce4" table:formula="of:=SQRT([.F5])*180/PI()" office:value-type="float" office:value="1.79790485255588">
            <text:p>1.79790</text:p>
          </table:table-cell>
          <table:table-cell table:style-name="ce4" table:formula="of:=SQRT([.G5])*180/PI()" office:value-type="float" office:value="1.83309867142014">
            <text:p>1.83310</text:p>
          </table:table-cell>
          <table:table-cell table:style-name="ce4" table:formula="of:=SQRT([.H5])" office:value-type="float" office:value="0.217310486171284">
            <text:p>0.21731</text:p>
          </table:table-cell>
          <table:table-cell table:style-name="ce4" table:formula="of:=SQRT([.I5])" office:value-type="float" office:value="0.00982322877164123">
            <text:p>0.00982</text:p>
          </table:table-cell>
          <table:table-cell/>
          <table:table-cell table:style-name="ce4" table:formula="of:=SQRT([.K5])" office:value-type="float" office:value="0.0206450013320416">
            <text:p>0.02065</text:p>
          </table:table-cell>
          <table:table-cell table:style-name="ce4" table:formula="of:=SQRT([.L5])" office:value-type="float" office:value="0.995940972146442">
            <text:p>0.99594</text:p>
          </table:table-cell>
          <table:table-cell table:style-name="ce4" table:formula="of:=SQRT([.M5])" office:value-type="float" office:value="0.942400774617678">
            <text:p>0.94240</text:p>
          </table:table-cell>
          <table:table-cell table:style-name="ce4" table:formula="of:=SQRT([.N5])*180/PI()" office:value-type="float" office:value="38.9502423494975">
            <text:p>38.95024</text:p>
          </table:table-cell>
          <table:table-cell table:style-name="ce4" table:formula="of:=SQRT([.O5])*[.U5]/3" office:value-type="float" office:value="0.880014496850288">
            <text:p>0.88001</text:p>
          </table:table-cell>
          <table:table-cell table:style-name="ce4" table:formula="of:=SQRT([.P5])*180/PI()" office:value-type="float" office:value="0.582871266009913">
            <text:p>0.58287</text:p>
          </table:table-cell>
          <table:table-cell table:style-name="ce4" table:formula="of:=SQRT([.Q5])" office:value-type="float" office:value="1.64152581460055">
            <text:p>1.64153</text:p>
          </table:table-cell>
          <table:table-cell table:style-name="ce4" table:formula="of:=SQRT([.R5])" office:value-type="float" office:value="3.29925052095169">
            <text:p>3.29925</text:p>
          </table:table-cell>
          <table:table-cell table:number-columns-repeated="68"/>
        </table:table-row>
        <table:table-row table:style-name="ro1">
          <table:table-cell office:value-type="float" office:value="2.5">
            <text:p>2.5</text:p>
          </table:table-cell>
          <table:table-cell table:style-name="ce2" office:value-type="float" office:value="0.0000760844196">
            <text:p>7.61E-005</text:p>
          </table:table-cell>
          <table:table-cell table:style-name="ce2" office:value-type="float" office:value="0.000590533367">
            <text:p>5.91E-004</text:p>
          </table:table-cell>
          <table:table-cell table:style-name="ce2" office:value-type="float" office:value="0.0306100007">
            <text:p>3.06E-002</text:p>
          </table:table-cell>
          <table:table-cell table:style-name="ce2" office:value-type="float" office:value="0.068877548">
            <text:p>6.89E-002</text:p>
          </table:table-cell>
          <table:table-cell table:style-name="ce2" office:value-type="float" office:value="0.00138790742">
            <text:p>1.39E-003</text:p>
          </table:table-cell>
          <table:table-cell table:style-name="ce2" office:value-type="float" office:value="0.00124922511">
            <text:p>1.25E-003</text:p>
          </table:table-cell>
          <table:table-cell table:style-name="ce2" office:value-type="float" office:value="0.0815337226">
            <text:p>8.15E-002</text:p>
          </table:table-cell>
          <table:table-cell table:style-name="ce2" office:value-type="float" office:value="0.00025787577">
            <text:p>2.58E-004</text:p>
          </table:table-cell>
          <table:table-cell/>
          <table:table-cell table:style-name="ce2" office:value-type="float" office:value="0.000383287348">
            <text:p>3.83E-004</text:p>
          </table:table-cell>
          <table:table-cell table:style-name="ce2" office:value-type="float" office:value="1.1817578">
            <text:p>1.18E+000</text:p>
          </table:table-cell>
          <table:table-cell table:style-name="ce2" office:value-type="float" office:value="1.0969285">
            <text:p>1.10E+000</text:p>
          </table:table-cell>
          <table:table-cell table:style-name="ce2" office:value-type="float" office:value="0.24701956">
            <text:p>2.47E-001</text:p>
          </table:table-cell>
          <table:table-cell table:style-name="ce2" office:value-type="float" office:value="0.000553892285">
            <text:p>5.54E-004</text:p>
          </table:table-cell>
          <table:table-cell table:style-name="ce2" office:value-type="float" office:value="0.0000504837699">
            <text:p>5.05E-005</text:p>
          </table:table-cell>
          <table:table-cell table:style-name="ce2" office:value-type="float" office:value="0.21214232">
            <text:p>2.12E-001</text:p>
          </table:table-cell>
          <table:table-cell table:style-name="ce2" office:value-type="float" office:value="4.1352735">
            <text:p>4.14E+000</text:p>
          </table:table-cell>
          <table:table-cell table:style-name="ce2"/>
          <table:table-cell table:formula="of:=[.$B$1]/[.A6]" office:value-type="float" office:value="0.2">
            <text:p>0.20</text:p>
          </table:table-cell>
          <table:table-cell table:formula="of:=([.$B$1]*(2*PI())/[.A6])*180/PI()" office:value-type="float" office:value="72">
            <text:p>72</text:p>
          </table:table-cell>
          <table:table-cell table:formula="of:=2*PI()/[.A6]" office:value-type="float" office:value="2.51327412287183">
            <text:p>2.5132741229</text:p>
          </table:table-cell>
          <table:table-cell table:style-name="ce4" table:formula="of:=SQRT([.B6])" office:value-type="float" office:value="0.00872263833940167">
            <text:p>0.00872</text:p>
          </table:table-cell>
          <table:table-cell table:style-name="ce4" table:formula="of:=SQRT([.C6])" office:value-type="float" office:value="0.0243008923087199">
            <text:p>0.02430</text:p>
          </table:table-cell>
          <table:table-cell table:style-name="ce4" table:formula="of:=SQRT([.D6])" office:value-type="float" office:value="0.174957139608534">
            <text:p>0.17496</text:p>
          </table:table-cell>
          <table:table-cell table:style-name="ce4" table:formula="of:=SQRT([.E6])/[.V6]" office:value-type="float" office:value="0.104423676447067">
            <text:p>0.10442</text:p>
          </table:table-cell>
          <table:table-cell table:style-name="ce4" table:formula="of:=SQRT([.F6])*180/PI()" office:value-type="float" office:value="2.13453303830239">
            <text:p>2.13453</text:p>
          </table:table-cell>
          <table:table-cell table:style-name="ce4" table:formula="of:=SQRT([.G6])*180/PI()" office:value-type="float" office:value="2.02508373251629">
            <text:p>2.02508</text:p>
          </table:table-cell>
          <table:table-cell table:style-name="ce4" table:formula="of:=SQRT([.H6])" office:value-type="float" office:value="0.285541104921866">
            <text:p>0.28554</text:p>
          </table:table-cell>
          <table:table-cell table:style-name="ce4" table:formula="of:=SQRT([.I6])" office:value-type="float" office:value="0.0160585108275954">
            <text:p>0.01606</text:p>
          </table:table-cell>
          <table:table-cell/>
          <table:table-cell table:style-name="ce4" table:formula="of:=SQRT([.K6])" office:value-type="float" office:value="0.01957772581277">
            <text:p>0.01958</text:p>
          </table:table-cell>
          <table:table-cell table:style-name="ce4" table:formula="of:=SQRT([.L6])" office:value-type="float" office:value="1.08708684105733">
            <text:p>1.08709</text:p>
          </table:table-cell>
          <table:table-cell table:style-name="ce4" table:formula="of:=SQRT([.M6])" office:value-type="float" office:value="1.04734354440174">
            <text:p>1.04734</text:p>
          </table:table-cell>
          <table:table-cell table:style-name="ce4" table:formula="of:=SQRT([.N6])*180/PI()" office:value-type="float" office:value="28.4766111071017">
            <text:p>28.47661</text:p>
          </table:table-cell>
          <table:table-cell table:style-name="ce4" table:formula="of:=SQRT([.O6])*[.U6]/3" office:value-type="float" office:value="0.564837991073547">
            <text:p>0.56484</text:p>
          </table:table-cell>
          <table:table-cell table:style-name="ce4" table:formula="of:=SQRT([.P6])*180/PI()" office:value-type="float" office:value="0.407097580931466">
            <text:p>0.40710</text:p>
          </table:table-cell>
          <table:table-cell table:style-name="ce4" table:formula="of:=SQRT([.Q6])" office:value-type="float" office:value="0.460589101043435">
            <text:p>0.46059</text:p>
          </table:table-cell>
          <table:table-cell table:style-name="ce4" table:formula="of:=SQRT([.R6])" office:value-type="float" office:value="2.03353718923456">
            <text:p>2.03354</text:p>
          </table:table-cell>
          <table:table-cell table:number-columns-repeated="68"/>
        </table:table-row>
        <table:table-row table:style-name="ro1">
          <table:table-cell office:value-type="float" office:value="2.75">
            <text:p>2.75</text:p>
          </table:table-cell>
          <table:table-cell table:style-name="ce2" office:value-type="float" office:value="0.0000985587612">
            <text:p>9.86E-005</text:p>
          </table:table-cell>
          <table:table-cell table:style-name="ce2" office:value-type="float" office:value="0.00117026921">
            <text:p>1.17E-003</text:p>
          </table:table-cell>
          <table:table-cell table:style-name="ce2" office:value-type="float" office:value="0.0488946922">
            <text:p>4.89E-002</text:p>
          </table:table-cell>
          <table:table-cell office:value-type="float" office:value="0.10025654">
            <text:p>0.10025654</text:p>
          </table:table-cell>
          <table:table-cell table:style-name="ce2" office:value-type="float" office:value="0.00178140239">
            <text:p>1.78E-003</text:p>
          </table:table-cell>
          <table:table-cell table:style-name="ce2" office:value-type="float" office:value="0.0014453223">
            <text:p>1.45E-003</text:p>
          </table:table-cell>
          <table:table-cell office:value-type="float" office:value="0.12976432">
            <text:p>0.12976432</text:p>
          </table:table-cell>
          <table:table-cell table:style-name="ce2" office:value-type="float" office:value="0.000708955864">
            <text:p>7.09E-004</text:p>
          </table:table-cell>
          <table:table-cell/>
          <table:table-cell table:style-name="ce2" office:value-type="float" office:value="0.000292657904">
            <text:p>2.93E-004</text:p>
          </table:table-cell>
          <table:table-cell table:style-name="ce2" office:value-type="float" office:value="1.1590877">
            <text:p>1.16E+000</text:p>
          </table:table-cell>
          <table:table-cell table:style-name="ce2" office:value-type="float" office:value="1.1062572">
            <text:p>1.11E+000</text:p>
          </table:table-cell>
          <table:table-cell table:style-name="ce2" office:value-type="float" office:value="0.13718031">
            <text:p>1.37E-001</text:p>
          </table:table-cell>
          <table:table-cell table:style-name="ce2" office:value-type="float" office:value="0.000262919115">
            <text:p>2.63E-004</text:p>
          </table:table-cell>
          <table:table-cell table:style-name="ce2" office:value-type="float" office:value="0.0000270141063">
            <text:p>2.70E-005</text:p>
          </table:table-cell>
          <table:table-cell table:style-name="ce2" office:value-type="float" office:value="0.0455473401">
            <text:p>4.55E-002</text:p>
          </table:table-cell>
          <table:table-cell table:style-name="ce2" office:value-type="float" office:value="2.7355323">
            <text:p>2.74E+000</text:p>
          </table:table-cell>
          <table:table-cell table:style-name="ce2"/>
          <table:table-cell table:formula="of:=[.$B$1]/[.A7]" office:value-type="float" office:value="0.181818181818182">
            <text:p>0.18</text:p>
          </table:table-cell>
          <table:table-cell table:formula="of:=([.$B$1]*(2*PI())/[.A7])*180/PI()" office:value-type="float" office:value="65.4545454545455">
            <text:p>65.4545454545</text:p>
          </table:table-cell>
          <table:table-cell table:formula="of:=2*PI()/[.A7]" office:value-type="float" office:value="2.28479465715621">
            <text:p>2.2847946572</text:p>
          </table:table-cell>
          <table:table-cell table:style-name="ce4" table:formula="of:=SQRT([.B7])" office:value-type="float" office:value="0.00992767652575365">
            <text:p>0.00993</text:p>
          </table:table-cell>
          <table:table-cell table:style-name="ce4" table:formula="of:=SQRT([.C7])" office:value-type="float" office:value="0.0342091977397892">
            <text:p>0.03421</text:p>
          </table:table-cell>
          <table:table-cell table:style-name="ce4" table:formula="of:=SQRT([.D7])" office:value-type="float" office:value="0.221121442198625">
            <text:p>0.22112</text:p>
          </table:table-cell>
          <table:table-cell table:style-name="ce4" table:formula="of:=SQRT([.E7])/[.V7]" office:value-type="float" office:value="0.13858275209368">
            <text:p>0.13858</text:p>
          </table:table-cell>
          <table:table-cell table:style-name="ce4" table:formula="of:=SQRT([.F7])*180/PI()" office:value-type="float" office:value="2.41826364936044">
            <text:p>2.41826</text:p>
          </table:table-cell>
          <table:table-cell table:style-name="ce4" table:formula="of:=SQRT([.G7])*180/PI()" office:value-type="float" office:value="2.17823626456213">
            <text:p>2.17824</text:p>
          </table:table-cell>
          <table:table-cell table:style-name="ce4" table:formula="of:=SQRT([.H7])" office:value-type="float" office:value="0.360228149927237">
            <text:p>0.36023</text:p>
          </table:table-cell>
          <table:table-cell table:style-name="ce4" table:formula="of:=SQRT([.I7])" office:value-type="float" office:value="0.0266262251173538">
            <text:p>0.02663</text:p>
          </table:table-cell>
          <table:table-cell/>
          <table:table-cell table:style-name="ce4" table:formula="of:=SQRT([.K7])" office:value-type="float" office:value="0.0171072471192767">
            <text:p>0.01711</text:p>
          </table:table-cell>
          <table:table-cell table:style-name="ce4" table:formula="of:=SQRT([.L7])" office:value-type="float" office:value="1.07660935347971">
            <text:p>1.07661</text:p>
          </table:table-cell>
          <table:table-cell table:style-name="ce4" table:formula="of:=SQRT([.M7])" office:value-type="float" office:value="1.05178762114792">
            <text:p>1.05179</text:p>
          </table:table-cell>
          <table:table-cell table:style-name="ce4" table:formula="of:=SQRT([.N7])*180/PI()" office:value-type="float" office:value="21.2211308078665">
            <text:p>21.22113</text:p>
          </table:table-cell>
          <table:table-cell table:style-name="ce4" table:formula="of:=SQRT([.O7])*[.U7]/3" office:value-type="float" office:value="0.353777034699812">
            <text:p>0.35378</text:p>
          </table:table-cell>
          <table:table-cell table:style-name="ce4" table:formula="of:=SQRT([.P7])*180/PI()" office:value-type="float" office:value="0.297795365480278">
            <text:p>0.29780</text:p>
          </table:table-cell>
          <table:table-cell table:style-name="ce4" table:formula="of:=SQRT([.Q7])" office:value-type="float" office:value="0.213418228134337">
            <text:p>0.21342</text:p>
          </table:table-cell>
          <table:table-cell table:style-name="ce4" table:formula="of:=SQRT([.R7])" office:value-type="float" office:value="1.65394446702421">
            <text:p>1.65394</text:p>
          </table:table-cell>
          <table:table-cell table:number-columns-repeated="6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0114694696">
            <text:p>1.15E-004</text:p>
          </table:table-cell>
          <table:table-cell table:style-name="ce2" office:value-type="float" office:value="0.00241805636">
            <text:p>2.42E-003</text:p>
          </table:table-cell>
          <table:table-cell table:style-name="ce2" office:value-type="float" office:value="0.0760600641">
            <text:p>7.61E-002</text:p>
          </table:table-cell>
          <table:table-cell office:value-type="float" office:value="0.14697672">
            <text:p>0.14697672</text:p>
          </table:table-cell>
          <table:table-cell table:style-name="ce2" office:value-type="float" office:value="0.00210229005">
            <text:p>2.10E-003</text:p>
          </table:table-cell>
          <table:table-cell table:style-name="ce2" office:value-type="float" office:value="0.00160378299">
            <text:p>1.60E-003</text:p>
          </table:table-cell>
          <table:table-cell office:value-type="float" office:value="0.21384051">
            <text:p>0.21384051</text:p>
          </table:table-cell>
          <table:table-cell table:style-name="ce2" office:value-type="float" office:value="0.00201892108">
            <text:p>2.02E-003</text:p>
          </table:table-cell>
          <table:table-cell/>
          <table:table-cell table:style-name="ce2" office:value-type="float" office:value="0.00022751317">
            <text:p>2.28E-004</text:p>
          </table:table-cell>
          <table:table-cell table:style-name="ce2" office:value-type="float" office:value="1.1256636">
            <text:p>1.13E+000</text:p>
          </table:table-cell>
          <table:table-cell table:style-name="ce2" office:value-type="float" office:value="1.0854591">
            <text:p>1.09E+000</text:p>
          </table:table-cell>
          <table:table-cell table:style-name="ce2" office:value-type="float" office:value="0.0754153132">
            <text:p>7.54E-002</text:p>
          </table:table-cell>
          <table:table-cell table:style-name="ce2" office:value-type="float" office:value="0.000123193604">
            <text:p>1.23E-004</text:p>
          </table:table-cell>
          <table:table-cell table:style-name="ce2" office:value-type="float" office:value="0.0000141754281">
            <text:p>1.42E-005</text:p>
          </table:table-cell>
          <table:table-cell table:style-name="ce2" office:value-type="float" office:value="0.010991062">
            <text:p>1.10E-002</text:p>
          </table:table-cell>
          <table:table-cell table:style-name="ce2" office:value-type="float" office:value="2.0656636">
            <text:p>2.07E+000</text:p>
          </table:table-cell>
          <table:table-cell table:style-name="ce2"/>
          <table:table-cell table:formula="of:=[.$B$1]/[.A8]" office:value-type="float" office:value="0.166666666666667">
            <text:p>0.17</text:p>
          </table:table-cell>
          <table:table-cell table:formula="of:=([.$B$1]*(2*PI())/[.A8])*180/PI()" office:value-type="float" office:value="60">
            <text:p>60</text:p>
          </table:table-cell>
          <table:table-cell table:formula="of:=2*PI()/[.A8]" office:value-type="float" office:value="2.0943951023932">
            <text:p>2.0943951024</text:p>
          </table:table-cell>
          <table:table-cell table:style-name="ce4" table:formula="of:=SQRT([.B8])" office:value-type="float" office:value="0.0107095609620563">
            <text:p>0.01071</text:p>
          </table:table-cell>
          <table:table-cell table:style-name="ce4" table:formula="of:=SQRT([.C8])" office:value-type="float" office:value="0.0491737364860552">
            <text:p>0.04917</text:p>
          </table:table-cell>
          <table:table-cell table:style-name="ce4" table:formula="of:=SQRT([.D8])" office:value-type="float" office:value="0.27578989122156">
            <text:p>0.27579</text:p>
          </table:table-cell>
          <table:table-cell table:style-name="ce4" table:formula="of:=SQRT([.E8])/[.V8]" office:value-type="float" office:value="0.18304828402939">
            <text:p>0.18305</text:p>
          </table:table-cell>
          <table:table-cell table:style-name="ce4" table:formula="of:=SQRT([.F8])*180/PI()" office:value-type="float" office:value="2.62705369676878">
            <text:p>2.62705</text:p>
          </table:table-cell>
          <table:table-cell table:style-name="ce4" table:formula="of:=SQRT([.G8])*180/PI()" office:value-type="float" office:value="2.29453894793983">
            <text:p>2.29454</text:p>
          </table:table-cell>
          <table:table-cell table:style-name="ce4" table:formula="of:=SQRT([.H8])" office:value-type="float" office:value="0.462428924268368">
            <text:p>0.46243</text:p>
          </table:table-cell>
          <table:table-cell table:style-name="ce4" table:formula="of:=SQRT([.I8])" office:value-type="float" office:value="0.0449324056778624">
            <text:p>0.04493</text:p>
          </table:table-cell>
          <table:table-cell/>
          <table:table-cell table:style-name="ce4" table:formula="of:=SQRT([.K8])" office:value-type="float" office:value="0.0150835397039289">
            <text:p>0.01508</text:p>
          </table:table-cell>
          <table:table-cell table:style-name="ce4" table:formula="of:=SQRT([.L8])" office:value-type="float" office:value="1.0609729497023">
            <text:p>1.06097</text:p>
          </table:table-cell>
          <table:table-cell table:style-name="ce4" table:formula="of:=SQRT([.M8])" office:value-type="float" office:value="1.041853684545">
            <text:p>1.04185</text:p>
          </table:table-cell>
          <table:table-cell table:style-name="ce4" table:formula="of:=SQRT([.N8])*180/PI()" office:value-type="float" office:value="15.7344802602782">
            <text:p>15.73448</text:p>
          </table:table-cell>
          <table:table-cell table:style-name="ce4" table:formula="of:=SQRT([.O8])*[.U8]/3" office:value-type="float" office:value="0.221985228337383">
            <text:p>0.22199</text:p>
          </table:table-cell>
          <table:table-cell table:style-name="ce4" table:formula="of:=SQRT([.P8])*180/PI()" office:value-type="float" office:value="0.215720155249376">
            <text:p>0.21572</text:p>
          </table:table-cell>
          <table:table-cell table:style-name="ce4" table:formula="of:=SQRT([.Q8])" office:value-type="float" office:value="0.104838265914694">
            <text:p>0.10484</text:p>
          </table:table-cell>
          <table:table-cell table:style-name="ce4" table:formula="of:=SQRT([.R8])" office:value-type="float" office:value="1.43724166374344">
            <text:p>1.43724</text:p>
          </table:table-cell>
          <table:table-cell table:number-columns-repeated="68"/>
        </table:table-row>
        <table:table-row table:style-name="ro1">
          <table:table-cell office:value-type="float" office:value="3.25">
            <text:p>3.25</text:p>
          </table:table-cell>
          <table:table-cell table:style-name="ce2" office:value-type="float" office:value="0.000130274741">
            <text:p>1.30E-004</text:p>
          </table:table-cell>
          <table:table-cell table:style-name="ce2" office:value-type="float" office:value="0.00489529734">
            <text:p>4.90E-003</text:p>
          </table:table-cell>
          <table:table-cell office:value-type="float" office:value="0.11401786">
            <text:p>0.11401786</text:p>
          </table:table-cell>
          <table:table-cell office:value-type="float" office:value="0.20661967">
            <text:p>0.20661967</text:p>
          </table:table-cell>
          <table:table-cell table:style-name="ce2" office:value-type="float" office:value="0.00246675266">
            <text:p>2.47E-003</text:p>
          </table:table-cell>
          <table:table-cell table:style-name="ce2" office:value-type="float" office:value="0.00174940412">
            <text:p>1.75E-003</text:p>
          </table:table-cell>
          <table:table-cell office:value-type="float" office:value="0.34476402">
            <text:p>0.34476402</text:p>
          </table:table-cell>
          <table:table-cell table:style-name="ce2" office:value-type="float" office:value="0.00562017504">
            <text:p>5.62E-003</text:p>
          </table:table-cell>
          <table:table-cell/>
          <table:table-cell table:style-name="ce2" office:value-type="float" office:value="0.000177495167">
            <text:p>1.77E-004</text:p>
          </table:table-cell>
          <table:table-cell table:style-name="ce2" office:value-type="float" office:value="1.0769808">
            <text:p>1.08E+000</text:p>
          </table:table-cell>
          <table:table-cell table:style-name="ce2" office:value-type="float" office:value="1.0567214">
            <text:p>1.06E+000</text:p>
          </table:table-cell>
          <table:table-cell table:style-name="ce2" office:value-type="float" office:value="0.0323495232">
            <text:p>3.23E-002</text:p>
          </table:table-cell>
          <table:table-cell table:style-name="ce2" office:value-type="float" office:value="0.0000453811808">
            <text:p>4.54E-005</text:p>
          </table:table-cell>
          <table:table-cell table:style-name="ce2" office:value-type="float" office:value="0.00000474890112">
            <text:p>4.75E-006</text:p>
          </table:table-cell>
          <table:table-cell table:style-name="ce2" office:value-type="float" office:value="0.00160740758">
            <text:p>1.61E-003</text:p>
          </table:table-cell>
          <table:table-cell table:style-name="ce2" office:value-type="float" office:value="1.5805504">
            <text:p>1.58E+000</text:p>
          </table:table-cell>
          <table:table-cell table:style-name="ce2"/>
          <table:table-cell table:formula="of:=[.$B$1]/[.A9]" office:value-type="float" office:value="0.153846153846154">
            <text:p>0.15</text:p>
          </table:table-cell>
          <table:table-cell table:formula="of:=([.$B$1]*(2*PI())/[.A9])*180/PI()" office:value-type="float" office:value="55.3846153846154">
            <text:p>55.3846153846</text:p>
          </table:table-cell>
          <table:table-cell table:formula="of:=2*PI()/[.A9]" office:value-type="float" office:value="1.93328778682449">
            <text:p>1.9332877868</text:p>
          </table:table-cell>
          <table:table-cell table:style-name="ce4" table:formula="of:=SQRT([.B9])" office:value-type="float" office:value="0.0114137960819352">
            <text:p>0.01141</text:p>
          </table:table-cell>
          <table:table-cell table:style-name="ce4" table:formula="of:=SQRT([.C9])" office:value-type="float" office:value="0.0699664015081525">
            <text:p>0.06997</text:p>
          </table:table-cell>
          <table:table-cell table:style-name="ce4" table:formula="of:=SQRT([.D9])" office:value-type="float" office:value="0.337665307664261">
            <text:p>0.33767</text:p>
          </table:table-cell>
          <table:table-cell table:style-name="ce4" table:formula="of:=SQRT([.E9])/[.V9]" office:value-type="float" office:value="0.235119865383329">
            <text:p>0.23512</text:p>
          </table:table-cell>
          <table:table-cell table:style-name="ce4" table:formula="of:=SQRT([.F9])*180/PI()" office:value-type="float" office:value="2.84567589443288">
            <text:p>2.84568</text:p>
          </table:table-cell>
          <table:table-cell table:style-name="ce4" table:formula="of:=SQRT([.G9])*180/PI()" office:value-type="float" office:value="2.39644631775317">
            <text:p>2.39645</text:p>
          </table:table-cell>
          <table:table-cell table:style-name="ce4" table:formula="of:=SQRT([.H9])" office:value-type="float" office:value="0.587166092345258">
            <text:p>0.58717</text:p>
          </table:table-cell>
          <table:table-cell table:style-name="ce4" table:formula="of:=SQRT([.I9])" office:value-type="float" office:value="0.0749678266991914">
            <text:p>0.07497</text:p>
          </table:table-cell>
          <table:table-cell/>
          <table:table-cell table:style-name="ce4" table:formula="of:=SQRT([.K9])" office:value-type="float" office:value="0.0133227312139816">
            <text:p>0.01332</text:p>
          </table:table-cell>
          <table:table-cell table:style-name="ce4" table:formula="of:=SQRT([.L9])" office:value-type="float" office:value="1.03777685462724">
            <text:p>1.03778</text:p>
          </table:table-cell>
          <table:table-cell table:style-name="ce4" table:formula="of:=SQRT([.M9])" office:value-type="float" office:value="1.02796955207827">
            <text:p>1.02797</text:p>
          </table:table-cell>
          <table:table-cell table:style-name="ce4" table:formula="of:=SQRT([.N9])*180/PI()" office:value-type="float" office:value="10.3052035487327">
            <text:p>10.30520</text:p>
          </table:table-cell>
          <table:table-cell table:style-name="ce4" table:formula="of:=SQRT([.O9])*[.U9]/3" office:value-type="float" office:value="0.124367179551463">
            <text:p>0.12437</text:p>
          </table:table-cell>
          <table:table-cell table:style-name="ce4" table:formula="of:=SQRT([.P9])*180/PI()" office:value-type="float" office:value="0.124858811272228">
            <text:p>0.12486</text:p>
          </table:table-cell>
          <table:table-cell table:style-name="ce4" table:formula="of:=SQRT([.Q9])" office:value-type="float" office:value="0.0400924878250278">
            <text:p>0.04009</text:p>
          </table:table-cell>
          <table:table-cell table:style-name="ce4" table:formula="of:=SQRT([.R9])" office:value-type="float" office:value="1.25719942729863">
            <text:p>1.25720</text:p>
          </table:table-cell>
          <table:table-cell table:number-columns-repeated="68"/>
        </table:table-row>
        <table:table-row table:style-name="ro1">
          <table:table-cell office:value-type="float" office:value="3.5">
            <text:p>3.5</text:p>
          </table:table-cell>
          <table:table-cell table:style-name="ce2" office:value-type="float" office:value="0.0001320882">
            <text:p>1.32E-004</text:p>
          </table:table-cell>
          <table:table-cell table:style-name="ce2" office:value-type="float" office:value="0.00977117661">
            <text:p>9.77E-003</text:p>
          </table:table-cell>
          <table:table-cell office:value-type="float" office:value="0.15093443">
            <text:p>0.15093443</text:p>
          </table:table-cell>
          <table:table-cell office:value-type="float" office:value="0.28690341">
            <text:p>0.28690341</text:p>
          </table:table-cell>
          <table:table-cell table:style-name="ce2" office:value-type="float" office:value="0.00259799673">
            <text:p>2.60E-003</text:p>
          </table:table-cell>
          <table:table-cell table:style-name="ce2" office:value-type="float" office:value="0.00188997621">
            <text:p>1.89E-003</text:p>
          </table:table-cell>
          <table:table-cell office:value-type="float" office:value="0.56058663">
            <text:p>0.56058663</text:p>
          </table:table-cell>
          <table:table-cell table:style-name="ce2" office:value-type="float" office:value="0.0154525172">
            <text:p>1.55E-002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0]" office:value-type="float" office:value="0.142857142857143">
            <text:p>0.14</text:p>
          </table:table-cell>
          <table:table-cell table:formula="of:=([.$B$1]*(2*PI())/[.A10])*180/PI()" office:value-type="float" office:value="51.4285714285714">
            <text:p>51.4285714286</text:p>
          </table:table-cell>
          <table:table-cell table:formula="of:=2*PI()/[.A10]" office:value-type="float" office:value="1.79519580205131">
            <text:p>1.7951958021</text:p>
          </table:table-cell>
          <table:table-cell table:style-name="ce4" table:formula="of:=SQRT([.B10])" office:value-type="float" office:value="0.0114929630644147">
            <text:p>0.01149</text:p>
          </table:table-cell>
          <table:table-cell table:style-name="ce4" table:formula="of:=SQRT([.C10])" office:value-type="float" office:value="0.0988492620609785">
            <text:p>0.09885</text:p>
          </table:table-cell>
          <table:table-cell table:style-name="ce4" table:formula="of:=SQRT([.D10])" office:value-type="float" office:value="0.388502805652675">
            <text:p>0.38850</text:p>
          </table:table-cell>
          <table:table-cell table:style-name="ce4" table:formula="of:=SQRT([.E10])/[.V10]" office:value-type="float" office:value="0.298370602347035">
            <text:p>0.29837</text:p>
          </table:table-cell>
          <table:table-cell table:style-name="ce4" table:formula="of:=SQRT([.F10])*180/PI()" office:value-type="float" office:value="2.92039726108517">
            <text:p>2.92040</text:p>
          </table:table-cell>
          <table:table-cell table:style-name="ce4" table:formula="of:=SQRT([.G10])*180/PI()" office:value-type="float" office:value="2.4908685038675">
            <text:p>2.49087</text:p>
          </table:table-cell>
          <table:table-cell table:style-name="ce4" table:formula="of:=SQRT([.H10])" office:value-type="float" office:value="0.748723333414954">
            <text:p>0.74872</text:p>
          </table:table-cell>
          <table:table-cell table:style-name="ce4" table:formula="of:=SQRT([.I10])" office:value-type="float" office:value="0.124308154197542">
            <text:p>0.12431</text:p>
          </table:table-cell>
          <table:table-cell/>
          <table:table-cell table:style-name="ce4" table:formula="of:=SQRT([.K10])" office:value-type="float" office:value="0">
            <text:p>0.00000</text:p>
          </table:table-cell>
          <table:table-cell table:style-name="ce4" table:formula="of:=SQRT([.L10])" office:value-type="float" office:value="0">
            <text:p>0.00000</text:p>
          </table:table-cell>
          <table:table-cell table:style-name="ce4" table:formula="of:=SQRT([.M10])" office:value-type="float" office:value="0">
            <text:p>0.00000</text:p>
          </table:table-cell>
          <table:table-cell table:style-name="ce4" table:formula="of:=SQRT([.N10])*180/PI()" office:value-type="float" office:value="0">
            <text:p>0.00000</text:p>
          </table:table-cell>
          <table:table-cell table:style-name="ce4" table:formula="of:=SQRT([.O10])*[.U10]/3" office:value-type="float" office:value="0">
            <text:p>0.00000</text:p>
          </table:table-cell>
          <table:table-cell table:style-name="ce4" table:formula="of:=SQRT([.P10])*180/PI()" office:value-type="float" office:value="0">
            <text:p>0.00000</text:p>
          </table:table-cell>
          <table:table-cell table:style-name="ce4" table:formula="of:=SQRT([.Q10])" office:value-type="float" office:value="0">
            <text:p>0.00000</text:p>
          </table:table-cell>
          <table:table-cell table:style-name="ce4" table:formula="of:=SQRT([.R10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.75">
            <text:p>3.75</text:p>
          </table:table-cell>
          <table:table-cell table:style-name="ce2" office:value-type="float" office:value="0.000129375388">
            <text:p>1.29E-004</text:p>
          </table:table-cell>
          <table:table-cell table:style-name="ce2" office:value-type="float" office:value="0.0182302985">
            <text:p>1.82E-002</text:p>
          </table:table-cell>
          <table:table-cell office:value-type="float" office:value="0.19687952">
            <text:p>0.19687952</text:p>
          </table:table-cell>
          <table:table-cell office:value-type="float" office:value="0.38152733">
            <text:p>0.38152733</text:p>
          </table:table-cell>
          <table:table-cell table:style-name="ce2" office:value-type="float" office:value="0.00265757903">
            <text:p>2.66E-003</text:p>
          </table:table-cell>
          <table:table-cell table:style-name="ce2" office:value-type="float" office:value="0.0020131357">
            <text:p>2.01E-003</text:p>
          </table:table-cell>
          <table:table-cell office:value-type="float" office:value="0.89175111">
            <text:p>0.89175111</text:p>
          </table:table-cell>
          <table:table-cell table:style-name="ce2" office:value-type="float" office:value="0.0399507061">
            <text:p>4.00E-002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1]" office:value-type="float" office:value="0.133333333333333">
            <text:p>0.13</text:p>
          </table:table-cell>
          <table:table-cell table:formula="of:=([.$B$1]*(2*PI())/[.A11])*180/PI()" office:value-type="float" office:value="48">
            <text:p>48</text:p>
          </table:table-cell>
          <table:table-cell table:formula="of:=2*PI()/[.A11]" office:value-type="float" office:value="1.67551608191456">
            <text:p>1.6755160819</text:p>
          </table:table-cell>
          <table:table-cell table:style-name="ce4" table:formula="of:=SQRT([.B11])" office:value-type="float" office:value="0.0113743302220394">
            <text:p>0.01137</text:p>
          </table:table-cell>
          <table:table-cell table:style-name="ce4" table:formula="of:=SQRT([.C11])" office:value-type="float" office:value="0.135019622647969">
            <text:p>0.13502</text:p>
          </table:table-cell>
          <table:table-cell table:style-name="ce4" table:formula="of:=SQRT([.D11])" office:value-type="float" office:value="0.443711077166212">
            <text:p>0.44371</text:p>
          </table:table-cell>
          <table:table-cell table:style-name="ce4" table:formula="of:=SQRT([.E11])/[.V11]" office:value-type="float" office:value="0.368649989619805">
            <text:p>0.36865</text:p>
          </table:table-cell>
          <table:table-cell table:style-name="ce4" table:formula="of:=SQRT([.F11])*180/PI()" office:value-type="float" office:value="2.95369553531539">
            <text:p>2.95370</text:p>
          </table:table-cell>
          <table:table-cell table:style-name="ce4" table:formula="of:=SQRT([.G11])*180/PI()" office:value-type="float" office:value="2.57074593443135">
            <text:p>2.57075</text:p>
          </table:table-cell>
          <table:table-cell table:style-name="ce4" table:formula="of:=SQRT([.H11])" office:value-type="float" office:value="0.944325743586396">
            <text:p>0.94433</text:p>
          </table:table-cell>
          <table:table-cell table:style-name="ce4" table:formula="of:=SQRT([.I11])" office:value-type="float" office:value="0.199876727259579">
            <text:p>0.19988</text:p>
          </table:table-cell>
          <table:table-cell/>
          <table:table-cell table:style-name="ce4" table:formula="of:=SQRT([.K11])" office:value-type="float" office:value="0">
            <text:p>0.00000</text:p>
          </table:table-cell>
          <table:table-cell table:style-name="ce4" table:formula="of:=SQRT([.L11])" office:value-type="float" office:value="0">
            <text:p>0.00000</text:p>
          </table:table-cell>
          <table:table-cell table:style-name="ce4" table:formula="of:=SQRT([.M11])" office:value-type="float" office:value="0">
            <text:p>0.00000</text:p>
          </table:table-cell>
          <table:table-cell table:style-name="ce4" table:formula="of:=SQRT([.N11])*180/PI()" office:value-type="float" office:value="0">
            <text:p>0.00000</text:p>
          </table:table-cell>
          <table:table-cell table:style-name="ce4" table:formula="of:=SQRT([.O11])*[.U11]/3" office:value-type="float" office:value="0">
            <text:p>0.00000</text:p>
          </table:table-cell>
          <table:table-cell table:style-name="ce4" table:formula="of:=SQRT([.P11])*180/PI()" office:value-type="float" office:value="0">
            <text:p>0.00000</text:p>
          </table:table-cell>
          <table:table-cell table:style-name="ce4" table:formula="of:=SQRT([.Q11])" office:value-type="float" office:value="0">
            <text:p>0.00000</text:p>
          </table:table-cell>
          <table:table-cell table:style-name="ce4" table:formula="of:=SQRT([.R11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0121107805">
            <text:p>1.21E-004</text:p>
          </table:table-cell>
          <table:table-cell table:style-name="ce2" office:value-type="float" office:value="0.0332514122">
            <text:p>3.33E-002</text:p>
          </table:table-cell>
          <table:table-cell office:value-type="float" office:value="0.24802062">
            <text:p>0.24802062</text:p>
          </table:table-cell>
          <table:table-cell office:value-type="float" office:value="0.51070595">
            <text:p>0.51070595</text:p>
          </table:table-cell>
          <table:table-cell table:style-name="ce2" office:value-type="float" office:value="0.00260756607">
            <text:p>2.61E-003</text:p>
          </table:table-cell>
          <table:table-cell table:style-name="ce2" office:value-type="float" office:value="0.00216615316">
            <text:p>2.17E-003</text:p>
          </table:table-cell>
          <table:table-cell office:value-type="float" office:value="1.4627448">
            <text:p>1.4627448</text:p>
          </table:table-cell>
          <table:table-cell office:value-type="float" office:value="0.10205863">
            <text:p>0.10205863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2]" office:value-type="float" office:value="0.125">
            <text:p>0.13</text:p>
          </table:table-cell>
          <table:table-cell table:formula="of:=([.$B$1]*(2*PI())/[.A12])*180/PI()" office:value-type="float" office:value="45">
            <text:p>45</text:p>
          </table:table-cell>
          <table:table-cell table:formula="of:=2*PI()/[.A12]" office:value-type="float" office:value="1.5707963267949">
            <text:p>1.5707963268</text:p>
          </table:table-cell>
          <table:table-cell table:style-name="ce4" table:formula="of:=SQRT([.B12])" office:value-type="float" office:value="0.0110048991362938">
            <text:p>0.01100</text:p>
          </table:table-cell>
          <table:table-cell table:style-name="ce4" table:formula="of:=SQRT([.C12])" office:value-type="float" office:value="0.182349697559387">
            <text:p>0.18235</text:p>
          </table:table-cell>
          <table:table-cell table:style-name="ce4" table:formula="of:=SQRT([.D12])" office:value-type="float" office:value="0.498016686467432">
            <text:p>0.49802</text:p>
          </table:table-cell>
          <table:table-cell table:style-name="ce4" table:formula="of:=SQRT([.E12])/[.V12]" office:value-type="float" office:value="0.45495200339018">
            <text:p>0.45495</text:p>
          </table:table-cell>
          <table:table-cell table:style-name="ce4" table:formula="of:=SQRT([.F12])*180/PI()" office:value-type="float" office:value="2.9257707450638">
            <text:p>2.92577</text:p>
          </table:table-cell>
          <table:table-cell table:style-name="ce4" table:formula="of:=SQRT([.G12])*180/PI()" office:value-type="float" office:value="2.66665733620689">
            <text:p>2.66666</text:p>
          </table:table-cell>
          <table:table-cell table:style-name="ce4" table:formula="of:=SQRT([.H12])" office:value-type="float" office:value="1.20943987035321">
            <text:p>1.20944</text:p>
          </table:table-cell>
          <table:table-cell table:style-name="ce4" table:formula="of:=SQRT([.I12])" office:value-type="float" office:value="0.319466164092537">
            <text:p>0.31947</text:p>
          </table:table-cell>
          <table:table-cell/>
          <table:table-cell table:style-name="ce4" table:formula="of:=SQRT([.K12])" office:value-type="float" office:value="0">
            <text:p>0.00000</text:p>
          </table:table-cell>
          <table:table-cell table:style-name="ce4" table:formula="of:=SQRT([.L12])" office:value-type="float" office:value="0">
            <text:p>0.00000</text:p>
          </table:table-cell>
          <table:table-cell table:style-name="ce4" table:formula="of:=SQRT([.M12])" office:value-type="float" office:value="0">
            <text:p>0.00000</text:p>
          </table:table-cell>
          <table:table-cell table:style-name="ce4" table:formula="of:=SQRT([.N12])*180/PI()" office:value-type="float" office:value="0">
            <text:p>0.00000</text:p>
          </table:table-cell>
          <table:table-cell table:style-name="ce4" table:formula="of:=SQRT([.O12])*[.U12]/3" office:value-type="float" office:value="0">
            <text:p>0.00000</text:p>
          </table:table-cell>
          <table:table-cell table:style-name="ce4" table:formula="of:=SQRT([.P12])*180/PI()" office:value-type="float" office:value="0">
            <text:p>0.00000</text:p>
          </table:table-cell>
          <table:table-cell table:style-name="ce4" table:formula="of:=SQRT([.Q12])" office:value-type="float" office:value="0">
            <text:p>0.00000</text:p>
          </table:table-cell>
          <table:table-cell table:style-name="ce4" table:formula="of:=SQRT([.R12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25">
            <text:p>4.25</text:p>
          </table:table-cell>
          <table:table-cell table:style-name="ce2" office:value-type="float" office:value="0.000109710047">
            <text:p>1.10E-004</text:p>
          </table:table-cell>
          <table:table-cell table:style-name="ce2" office:value-type="float" office:value="0.0575325713">
            <text:p>5.75E-002</text:p>
          </table:table-cell>
          <table:table-cell office:value-type="float" office:value="0.29986471">
            <text:p>0.29986471</text:p>
          </table:table-cell>
          <table:table-cell office:value-type="float" office:value="0.67016375">
            <text:p>0.67016375</text:p>
          </table:table-cell>
          <table:table-cell table:style-name="ce2" office:value-type="float" office:value="0.00248929439">
            <text:p>2.49E-003</text:p>
          </table:table-cell>
          <table:table-cell table:style-name="ce2" office:value-type="float" office:value="0.00231752079">
            <text:p>2.32E-003</text:p>
          </table:table-cell>
          <table:table-cell office:value-type="float" office:value="2.4142005">
            <text:p>2.4142005</text:p>
          </table:table-cell>
          <table:table-cell office:value-type="float" office:value="0.25138506">
            <text:p>0.25138506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3]" office:value-type="float" office:value="0.117647058823529">
            <text:p>0.12</text:p>
          </table:table-cell>
          <table:table-cell table:formula="of:=([.$B$1]*(2*PI())/[.A13])*180/PI()" office:value-type="float" office:value="42.3529411764706">
            <text:p>42.3529411765</text:p>
          </table:table-cell>
          <table:table-cell table:formula="of:=2*PI()/[.A13]" office:value-type="float" office:value="1.47839654286579">
            <text:p>1.4783965429</text:p>
          </table:table-cell>
          <table:table-cell table:style-name="ce4" table:formula="of:=SQRT([.B13])" office:value-type="float" office:value="0.0104742563936539">
            <text:p>0.01047</text:p>
          </table:table-cell>
          <table:table-cell table:style-name="ce4" table:formula="of:=SQRT([.C13])" office:value-type="float" office:value="0.239859482405845">
            <text:p>0.23986</text:p>
          </table:table-cell>
          <table:table-cell table:style-name="ce4" table:formula="of:=SQRT([.D13])" office:value-type="float" office:value="0.547599041270161">
            <text:p>0.54760</text:p>
          </table:table-cell>
          <table:table-cell table:style-name="ce4" table:formula="of:=SQRT([.E13])/[.V13]" office:value-type="float" office:value="0.5537318801639">
            <text:p>0.55373</text:p>
          </table:table-cell>
          <table:table-cell table:style-name="ce4" table:formula="of:=SQRT([.F13])*180/PI()" office:value-type="float" office:value="2.858648532181">
            <text:p>2.85865</text:p>
          </table:table-cell>
          <table:table-cell table:style-name="ce4" table:formula="of:=SQRT([.G13])*180/PI()" office:value-type="float" office:value="2.75825523940339">
            <text:p>2.75826</text:p>
          </table:table-cell>
          <table:table-cell table:style-name="ce4" table:formula="of:=SQRT([.H13])" office:value-type="float" office:value="1.55376977059022">
            <text:p>1.55377</text:p>
          </table:table-cell>
          <table:table-cell table:style-name="ce4" table:formula="of:=SQRT([.I13])" office:value-type="float" office:value="0.50138314690464">
            <text:p>0.50138</text:p>
          </table:table-cell>
          <table:table-cell/>
          <table:table-cell table:style-name="ce4" table:formula="of:=SQRT([.K13])" office:value-type="float" office:value="0">
            <text:p>0.00000</text:p>
          </table:table-cell>
          <table:table-cell table:style-name="ce4" table:formula="of:=SQRT([.L13])" office:value-type="float" office:value="0">
            <text:p>0.00000</text:p>
          </table:table-cell>
          <table:table-cell table:style-name="ce4" table:formula="of:=SQRT([.M13])" office:value-type="float" office:value="0">
            <text:p>0.00000</text:p>
          </table:table-cell>
          <table:table-cell table:style-name="ce4" table:formula="of:=SQRT([.N13])*180/PI()" office:value-type="float" office:value="0">
            <text:p>0.00000</text:p>
          </table:table-cell>
          <table:table-cell table:style-name="ce4" table:formula="of:=SQRT([.O13])*[.U13]/3" office:value-type="float" office:value="0">
            <text:p>0.00000</text:p>
          </table:table-cell>
          <table:table-cell table:style-name="ce4" table:formula="of:=SQRT([.P13])*180/PI()" office:value-type="float" office:value="0">
            <text:p>0.00000</text:p>
          </table:table-cell>
          <table:table-cell table:style-name="ce4" table:formula="of:=SQRT([.Q13])" office:value-type="float" office:value="0">
            <text:p>0.00000</text:p>
          </table:table-cell>
          <table:table-cell table:style-name="ce4" table:formula="of:=SQRT([.R13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5">
            <text:p>4.5</text:p>
          </table:table-cell>
          <table:table-cell table:style-name="ce2" office:value-type="float" office:value="0.0000966204607">
            <text:p>9.66E-005</text:p>
          </table:table-cell>
          <table:table-cell table:style-name="ce2" office:value-type="float" office:value="0.0977069139">
            <text:p>9.77E-002</text:p>
          </table:table-cell>
          <table:table-cell office:value-type="float" office:value="0.35748661">
            <text:p>0.35748661</text:p>
          </table:table-cell>
          <table:table-cell office:value-type="float" office:value="0.88702041">
            <text:p>0.88702041</text:p>
          </table:table-cell>
          <table:table-cell table:style-name="ce2" office:value-type="float" office:value="0.00232175388">
            <text:p>2.32E-003</text:p>
          </table:table-cell>
          <table:table-cell table:style-name="ce2" office:value-type="float" office:value="0.00246514683">
            <text:p>2.47E-003</text:p>
          </table:table-cell>
          <table:table-cell office:value-type="float" office:value="4.1524758">
            <text:p>4.1524758</text:p>
          </table:table-cell>
          <table:table-cell office:value-type="float" office:value="0.62224257">
            <text:p>0.62224257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4]" office:value-type="float" office:value="0.111111111111111">
            <text:p>0.11</text:p>
          </table:table-cell>
          <table:table-cell table:formula="of:=([.$B$1]*(2*PI())/[.A14])*180/PI()" office:value-type="float" office:value="40">
            <text:p>40</text:p>
          </table:table-cell>
          <table:table-cell table:formula="of:=2*PI()/[.A14]" office:value-type="float" office:value="1.39626340159546">
            <text:p>1.3962634016</text:p>
          </table:table-cell>
          <table:table-cell table:style-name="ce4" table:formula="of:=SQRT([.B14])" office:value-type="float" office:value="0.00982957072816509">
            <text:p>0.00983</text:p>
          </table:table-cell>
          <table:table-cell table:style-name="ce4" table:formula="of:=SQRT([.C14])" office:value-type="float" office:value="0.312581051728988">
            <text:p>0.31258</text:p>
          </table:table-cell>
          <table:table-cell table:style-name="ce4" table:formula="of:=SQRT([.D14])" office:value-type="float" office:value="0.597901839769707">
            <text:p>0.59790</text:p>
          </table:table-cell>
          <table:table-cell table:style-name="ce4" table:formula="of:=SQRT([.E14])/[.V14]" office:value-type="float" office:value="0.674527176358793">
            <text:p>0.67453</text:p>
          </table:table-cell>
          <table:table-cell table:style-name="ce4" table:formula="of:=SQRT([.F14])*180/PI()" office:value-type="float" office:value="2.76077314903423">
            <text:p>2.76077</text:p>
          </table:table-cell>
          <table:table-cell table:style-name="ce4" table:formula="of:=SQRT([.G14])*180/PI()" office:value-type="float" office:value="2.84474949112137">
            <text:p>2.84475</text:p>
          </table:table-cell>
          <table:table-cell table:style-name="ce4" table:formula="of:=SQRT([.H14])" office:value-type="float" office:value="2.03776244935468">
            <text:p>2.03776</text:p>
          </table:table-cell>
          <table:table-cell table:style-name="ce4" table:formula="of:=SQRT([.I14])" office:value-type="float" office:value="0.788823535399395">
            <text:p>0.78882</text:p>
          </table:table-cell>
          <table:table-cell/>
          <table:table-cell table:style-name="ce4" table:formula="of:=SQRT([.K14])" office:value-type="float" office:value="0">
            <text:p>0.00000</text:p>
          </table:table-cell>
          <table:table-cell table:style-name="ce4" table:formula="of:=SQRT([.L14])" office:value-type="float" office:value="0">
            <text:p>0.00000</text:p>
          </table:table-cell>
          <table:table-cell table:style-name="ce4" table:formula="of:=SQRT([.M14])" office:value-type="float" office:value="0">
            <text:p>0.00000</text:p>
          </table:table-cell>
          <table:table-cell table:style-name="ce4" table:formula="of:=SQRT([.N14])*180/PI()" office:value-type="float" office:value="0">
            <text:p>0.00000</text:p>
          </table:table-cell>
          <table:table-cell table:style-name="ce4" table:formula="of:=SQRT([.O14])*[.U14]/3" office:value-type="float" office:value="0">
            <text:p>0.00000</text:p>
          </table:table-cell>
          <table:table-cell table:style-name="ce4" table:formula="of:=SQRT([.P14])*180/PI()" office:value-type="float" office:value="0">
            <text:p>0.00000</text:p>
          </table:table-cell>
          <table:table-cell table:style-name="ce4" table:formula="of:=SQRT([.Q14])" office:value-type="float" office:value="0">
            <text:p>0.00000</text:p>
          </table:table-cell>
          <table:table-cell table:style-name="ce4" table:formula="of:=SQRT([.R14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4.75">
            <text:p>4.75</text:p>
          </table:table-cell>
          <table:table-cell table:style-name="ce2" office:value-type="float" office:value="0.0000832012738">
            <text:p>8.32E-005</text:p>
          </table:table-cell>
          <table:table-cell office:value-type="float" office:value="0.15797411">
            <text:p>0.15797411</text:p>
          </table:table-cell>
          <table:table-cell office:value-type="float" office:value="0.40669653">
            <text:p>0.40669653</text:p>
          </table:table-cell>
          <table:table-cell office:value-type="float" office:value="1.1455976">
            <text:p>1.1455976</text:p>
          </table:table-cell>
          <table:table-cell table:style-name="ce2" office:value-type="float" office:value="0.00212324155">
            <text:p>2.12E-003</text:p>
          </table:table-cell>
          <table:table-cell table:style-name="ce2" office:value-type="float" office:value="0.00261818944">
            <text:p>2.62E-003</text:p>
          </table:table-cell>
          <table:table-cell office:value-type="float" office:value="7.2584057">
            <text:p>7.2584057</text:p>
          </table:table-cell>
          <table:table-cell office:value-type="float" office:value="1.5163045">
            <text:p>1.5163045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5]" office:value-type="float" office:value="0.105263157894737">
            <text:p>0.11</text:p>
          </table:table-cell>
          <table:table-cell table:formula="of:=([.$B$1]*(2*PI())/[.A15])*180/PI()" office:value-type="float" office:value="37.8947368421053">
            <text:p>37.8947368421</text:p>
          </table:table-cell>
          <table:table-cell table:formula="of:=2*PI()/[.A15]" office:value-type="float" office:value="1.32277585414307">
            <text:p>1.3227758541</text:p>
          </table:table-cell>
          <table:table-cell table:style-name="ce4" table:formula="of:=SQRT([.B15])" office:value-type="float" office:value="0.00912147322530741">
            <text:p>0.00912</text:p>
          </table:table-cell>
          <table:table-cell table:style-name="ce4" table:formula="of:=SQRT([.C15])" office:value-type="float" office:value="0.39745957027099">
            <text:p>0.39746</text:p>
          </table:table-cell>
          <table:table-cell table:style-name="ce4" table:formula="of:=SQRT([.D15])" office:value-type="float" office:value="0.637727629948711">
            <text:p>0.63773</text:p>
          </table:table-cell>
          <table:table-cell table:style-name="ce4" table:formula="of:=SQRT([.E15])/[.V15]" office:value-type="float" office:value="0.809151398035559">
            <text:p>0.80915</text:p>
          </table:table-cell>
          <table:table-cell table:style-name="ce4" table:formula="of:=SQRT([.F15])*180/PI()" office:value-type="float" office:value="2.64011189970213">
            <text:p>2.64011</text:p>
          </table:table-cell>
          <table:table-cell table:style-name="ce4" table:formula="of:=SQRT([.G15])*180/PI()" office:value-type="float" office:value="2.9317245640008">
            <text:p>2.93172</text:p>
          </table:table-cell>
          <table:table-cell table:style-name="ce4" table:formula="of:=SQRT([.H15])" office:value-type="float" office:value="2.6941428507041">
            <text:p>2.69414</text:p>
          </table:table-cell>
          <table:table-cell table:style-name="ce4" table:formula="of:=SQRT([.I15])" office:value-type="float" office:value="1.23138316538761">
            <text:p>1.23138</text:p>
          </table:table-cell>
          <table:table-cell/>
          <table:table-cell table:style-name="ce4" table:formula="of:=SQRT([.K15])" office:value-type="float" office:value="0">
            <text:p>0.00000</text:p>
          </table:table-cell>
          <table:table-cell table:style-name="ce4" table:formula="of:=SQRT([.L15])" office:value-type="float" office:value="0">
            <text:p>0.00000</text:p>
          </table:table-cell>
          <table:table-cell table:style-name="ce4" table:formula="of:=SQRT([.M15])" office:value-type="float" office:value="0">
            <text:p>0.00000</text:p>
          </table:table-cell>
          <table:table-cell table:style-name="ce4" table:formula="of:=SQRT([.N15])*180/PI()" office:value-type="float" office:value="0">
            <text:p>0.00000</text:p>
          </table:table-cell>
          <table:table-cell table:style-name="ce4" table:formula="of:=SQRT([.O15])*[.U15]/3" office:value-type="float" office:value="0">
            <text:p>0.00000</text:p>
          </table:table-cell>
          <table:table-cell table:style-name="ce4" table:formula="of:=SQRT([.P15])*180/PI()" office:value-type="float" office:value="0">
            <text:p>0.00000</text:p>
          </table:table-cell>
          <table:table-cell table:style-name="ce4" table:formula="of:=SQRT([.Q15])" office:value-type="float" office:value="0">
            <text:p>0.00000</text:p>
          </table:table-cell>
          <table:table-cell table:style-name="ce4" table:formula="of:=SQRT([.R15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00703623664">
            <text:p>7.04E-005</text:p>
          </table:table-cell>
          <table:table-cell office:value-type="float" office:value="0.25135282">
            <text:p>0.25135282</text:p>
          </table:table-cell>
          <table:table-cell office:value-type="float" office:value="0.45895064">
            <text:p>0.45895064</text:p>
          </table:table-cell>
          <table:table-cell office:value-type="float" office:value="1.4833027">
            <text:p>1.4833027</text:p>
          </table:table-cell>
          <table:table-cell table:style-name="ce2" office:value-type="float" office:value="0.00191649667">
            <text:p>1.92E-003</text:p>
          </table:table-cell>
          <table:table-cell table:style-name="ce2" office:value-type="float" office:value="0.00279195164">
            <text:p>2.79E-003</text:p>
          </table:table-cell>
          <table:table-cell office:value-type="float" office:value="13.454282">
            <text:p>13.454282</text:p>
          </table:table-cell>
          <table:table-cell office:value-type="float" office:value="3.8163538">
            <text:p>3.8163538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6]" office:value-type="float" office:value="0.1">
            <text:p>0.10</text:p>
          </table:table-cell>
          <table:table-cell table:formula="of:=([.$B$1]*(2*PI())/[.A16])*180/PI()" office:value-type="float" office:value="36">
            <text:p>36</text:p>
          </table:table-cell>
          <table:table-cell table:formula="of:=2*PI()/[.A16]" office:value-type="float" office:value="1.25663706143592">
            <text:p>1.2566370614</text:p>
          </table:table-cell>
          <table:table-cell table:style-name="ce4" table:formula="of:=SQRT([.B16])" office:value-type="float" office:value="0.008388227846214">
            <text:p>0.00839</text:p>
          </table:table-cell>
          <table:table-cell table:style-name="ce4" table:formula="of:=SQRT([.C16])" office:value-type="float" office:value="0.501350994813015">
            <text:p>0.50135</text:p>
          </table:table-cell>
          <table:table-cell table:style-name="ce4" table:formula="of:=SQRT([.D16])" office:value-type="float" office:value="0.677458958166471">
            <text:p>0.67746</text:p>
          </table:table-cell>
          <table:table-cell table:style-name="ce4" table:formula="of:=SQRT([.E16])/[.V16]" office:value-type="float" office:value="0.969181308063265">
            <text:p>0.96918</text:p>
          </table:table-cell>
          <table:table-cell table:style-name="ce4" table:formula="of:=SQRT([.F16])*180/PI()" office:value-type="float" office:value="2.50828376346305">
            <text:p>2.50828</text:p>
          </table:table-cell>
          <table:table-cell table:style-name="ce4" table:formula="of:=SQRT([.G16])*180/PI()" office:value-type="float" office:value="3.02744720395215">
            <text:p>3.02745</text:p>
          </table:table-cell>
          <table:table-cell table:style-name="ce4" table:formula="of:=SQRT([.H16])" office:value-type="float" office:value="3.6680079062074">
            <text:p>3.66801</text:p>
          </table:table-cell>
          <table:table-cell table:style-name="ce4" table:formula="of:=SQRT([.I16])" office:value-type="float" office:value="1.95354902677153">
            <text:p>1.95355</text:p>
          </table:table-cell>
          <table:table-cell/>
          <table:table-cell table:style-name="ce4" table:formula="of:=SQRT([.K16])" office:value-type="float" office:value="0">
            <text:p>0.00000</text:p>
          </table:table-cell>
          <table:table-cell table:style-name="ce4" table:formula="of:=SQRT([.L16])" office:value-type="float" office:value="0">
            <text:p>0.00000</text:p>
          </table:table-cell>
          <table:table-cell table:style-name="ce4" table:formula="of:=SQRT([.M16])" office:value-type="float" office:value="0">
            <text:p>0.00000</text:p>
          </table:table-cell>
          <table:table-cell table:style-name="ce4" table:formula="of:=SQRT([.N16])*180/PI()" office:value-type="float" office:value="0">
            <text:p>0.00000</text:p>
          </table:table-cell>
          <table:table-cell table:style-name="ce4" table:formula="of:=SQRT([.O16])*[.U16]/3" office:value-type="float" office:value="0">
            <text:p>0.00000</text:p>
          </table:table-cell>
          <table:table-cell table:style-name="ce4" table:formula="of:=SQRT([.P16])*180/PI()" office:value-type="float" office:value="0">
            <text:p>0.00000</text:p>
          </table:table-cell>
          <table:table-cell table:style-name="ce4" table:formula="of:=SQRT([.Q16])" office:value-type="float" office:value="0">
            <text:p>0.00000</text:p>
          </table:table-cell>
          <table:table-cell table:style-name="ce4" table:formula="of:=SQRT([.R16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25">
            <text:p>5.25</text:p>
          </table:table-cell>
          <table:table-cell table:style-name="ce2" office:value-type="float" office:value="0.0000588560724">
            <text:p>5.89E-005</text:p>
          </table:table-cell>
          <table:table-cell office:value-type="float" office:value="0.38531876">
            <text:p>0.38531876</text:p>
          </table:table-cell>
          <table:table-cell office:value-type="float" office:value="0.50257057">
            <text:p>0.50257057</text:p>
          </table:table-cell>
          <table:table-cell office:value-type="float" office:value="1.8852965">
            <text:p>1.8852965</text:p>
          </table:table-cell>
          <table:table-cell table:style-name="ce2" office:value-type="float" office:value="0.00171163352">
            <text:p>1.71E-003</text:p>
          </table:table-cell>
          <table:table-cell table:style-name="ce2" office:value-type="float" office:value="0.00293906382">
            <text:p>2.94E-003</text:p>
          </table:table-cell>
          <table:table-cell office:value-type="float" office:value="26.453773">
            <text:p>26.453773</text:p>
          </table:table-cell>
          <table:table-cell office:value-type="float" office:value="9.9491634">
            <text:p>9.9491634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7]" office:value-type="float" office:value="0.0952380952380952">
            <text:p>0.10</text:p>
          </table:table-cell>
          <table:table-cell table:formula="of:=([.$B$1]*(2*PI())/[.A17])*180/PI()" office:value-type="float" office:value="34.2857142857143">
            <text:p>34.2857142857</text:p>
          </table:table-cell>
          <table:table-cell table:formula="of:=2*PI()/[.A17]" office:value-type="float" office:value="1.19679720136754">
            <text:p>1.1967972014</text:p>
          </table:table-cell>
          <table:table-cell table:style-name="ce4" table:formula="of:=SQRT([.B17])" office:value-type="float" office:value="0.00767177113840083">
            <text:p>0.00767</text:p>
          </table:table-cell>
          <table:table-cell table:style-name="ce4" table:formula="of:=SQRT([.C17])" office:value-type="float" office:value="0.620740493282016">
            <text:p>0.62074</text:p>
          </table:table-cell>
          <table:table-cell table:style-name="ce4" table:formula="of:=SQRT([.D17])" office:value-type="float" office:value="0.708922118430509">
            <text:p>0.70892</text:p>
          </table:table-cell>
          <table:table-cell table:style-name="ce4" table:formula="of:=SQRT([.E17])/[.V17]" office:value-type="float" office:value="1.14727958495487">
            <text:p>1.14728</text:p>
          </table:table-cell>
          <table:table-cell table:style-name="ce4" table:formula="of:=SQRT([.F17])*180/PI()" office:value-type="float" office:value="2.37043485216298">
            <text:p>2.37043</text:p>
          </table:table-cell>
          <table:table-cell table:style-name="ce4" table:formula="of:=SQRT([.G17])*180/PI()" office:value-type="float" office:value="3.10618373110571">
            <text:p>3.10618</text:p>
          </table:table-cell>
          <table:table-cell table:style-name="ce4" table:formula="of:=SQRT([.H17])" office:value-type="float" office:value="5.14332314753798">
            <text:p>5.14332</text:p>
          </table:table-cell>
          <table:table-cell table:style-name="ce4" table:formula="of:=SQRT([.I17])" office:value-type="float" office:value="3.1542294463149">
            <text:p>3.15423</text:p>
          </table:table-cell>
          <table:table-cell/>
          <table:table-cell table:style-name="ce4" table:formula="of:=SQRT([.K17])" office:value-type="float" office:value="0">
            <text:p>0.00000</text:p>
          </table:table-cell>
          <table:table-cell table:style-name="ce4" table:formula="of:=SQRT([.L17])" office:value-type="float" office:value="0">
            <text:p>0.00000</text:p>
          </table:table-cell>
          <table:table-cell table:style-name="ce4" table:formula="of:=SQRT([.M17])" office:value-type="float" office:value="0">
            <text:p>0.00000</text:p>
          </table:table-cell>
          <table:table-cell table:style-name="ce4" table:formula="of:=SQRT([.N17])*180/PI()" office:value-type="float" office:value="0">
            <text:p>0.00000</text:p>
          </table:table-cell>
          <table:table-cell table:style-name="ce4" table:formula="of:=SQRT([.O17])*[.U17]/3" office:value-type="float" office:value="0">
            <text:p>0.00000</text:p>
          </table:table-cell>
          <table:table-cell table:style-name="ce4" table:formula="of:=SQRT([.P17])*180/PI()" office:value-type="float" office:value="0">
            <text:p>0.00000</text:p>
          </table:table-cell>
          <table:table-cell table:style-name="ce4" table:formula="of:=SQRT([.Q17])" office:value-type="float" office:value="0">
            <text:p>0.00000</text:p>
          </table:table-cell>
          <table:table-cell table:style-name="ce4" table:formula="of:=SQRT([.R17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5">
            <text:p>5.5</text:p>
          </table:table-cell>
          <table:table-cell table:style-name="ce2" office:value-type="float" office:value="0.0000488513942">
            <text:p>4.89E-005</text:p>
          </table:table-cell>
          <table:table-cell office:value-type="float" office:value="0.57296407">
            <text:p>0.57296407</text:p>
          </table:table-cell>
          <table:table-cell office:value-type="float" office:value="0.54364842">
            <text:p>0.54364842</text:p>
          </table:table-cell>
          <table:table-cell office:value-type="float" office:value="2.3587744">
            <text:p>2.3587744</text:p>
          </table:table-cell>
          <table:table-cell table:style-name="ce2" office:value-type="float" office:value="0.00151905336">
            <text:p>1.52E-003</text:p>
          </table:table-cell>
          <table:table-cell table:style-name="ce2" office:value-type="float" office:value="0.00307910214">
            <text:p>3.08E-003</text:p>
          </table:table-cell>
          <table:table-cell office:value-type="float" office:value="57.816967">
            <text:p>57.816967</text:p>
          </table:table-cell>
          <table:table-cell office:value-type="float" office:value="28.257206">
            <text:p>28.257206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8]" office:value-type="float" office:value="0.0909090909090909">
            <text:p>0.09</text:p>
          </table:table-cell>
          <table:table-cell table:formula="of:=([.$B$1]*(2*PI())/[.A18])*180/PI()" office:value-type="float" office:value="32.7272727272727">
            <text:p>32.7272727273</text:p>
          </table:table-cell>
          <table:table-cell table:formula="of:=2*PI()/[.A18]" office:value-type="float" office:value="1.14239732857811">
            <text:p>1.1423973286</text:p>
          </table:table-cell>
          <table:table-cell table:style-name="ce4" table:formula="of:=SQRT([.B18])" office:value-type="float" office:value="0.00698937723978324">
            <text:p>0.00699</text:p>
          </table:table-cell>
          <table:table-cell table:style-name="ce4" table:formula="of:=SQRT([.C18])" office:value-type="float" office:value="0.756943901488083">
            <text:p>0.75694</text:p>
          </table:table-cell>
          <table:table-cell table:style-name="ce4" table:formula="of:=SQRT([.D18])" office:value-type="float" office:value="0.737325179279807">
            <text:p>0.73733</text:p>
          </table:table-cell>
          <table:table-cell table:style-name="ce4" table:formula="of:=SQRT([.E18])/[.V18]" office:value-type="float" office:value="1.34439232351792">
            <text:p>1.34439</text:p>
          </table:table-cell>
          <table:table-cell table:style-name="ce4" table:formula="of:=SQRT([.F18])*180/PI()" office:value-type="float" office:value="2.23310501683523">
            <text:p>2.23311</text:p>
          </table:table-cell>
          <table:table-cell table:style-name="ce4" table:formula="of:=SQRT([.G18])*180/PI()" office:value-type="float" office:value="3.17932320746519">
            <text:p>3.17932</text:p>
          </table:table-cell>
          <table:table-cell table:style-name="ce4" table:formula="of:=SQRT([.H18])" office:value-type="float" office:value="7.60374690530925">
            <text:p>7.60375</text:p>
          </table:table-cell>
          <table:table-cell table:style-name="ce4" table:formula="of:=SQRT([.I18])" office:value-type="float" office:value="5.31575074660203">
            <text:p>5.31575</text:p>
          </table:table-cell>
          <table:table-cell/>
          <table:table-cell table:style-name="ce4" table:formula="of:=SQRT([.K18])" office:value-type="float" office:value="0">
            <text:p>0.00000</text:p>
          </table:table-cell>
          <table:table-cell table:style-name="ce4" table:formula="of:=SQRT([.L18])" office:value-type="float" office:value="0">
            <text:p>0.00000</text:p>
          </table:table-cell>
          <table:table-cell table:style-name="ce4" table:formula="of:=SQRT([.M18])" office:value-type="float" office:value="0">
            <text:p>0.00000</text:p>
          </table:table-cell>
          <table:table-cell table:style-name="ce4" table:formula="of:=SQRT([.N18])*180/PI()" office:value-type="float" office:value="0">
            <text:p>0.00000</text:p>
          </table:table-cell>
          <table:table-cell table:style-name="ce4" table:formula="of:=SQRT([.O18])*[.U18]/3" office:value-type="float" office:value="0">
            <text:p>0.00000</text:p>
          </table:table-cell>
          <table:table-cell table:style-name="ce4" table:formula="of:=SQRT([.P18])*180/PI()" office:value-type="float" office:value="0">
            <text:p>0.00000</text:p>
          </table:table-cell>
          <table:table-cell table:style-name="ce4" table:formula="of:=SQRT([.Q18])" office:value-type="float" office:value="0">
            <text:p>0.00000</text:p>
          </table:table-cell>
          <table:table-cell table:style-name="ce4" table:formula="of:=SQRT([.R18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5.75">
            <text:p>5.75</text:p>
          </table:table-cell>
          <table:table-cell table:style-name="ce2" office:value-type="float" office:value="0.000040343657">
            <text:p>4.03E-005</text:p>
          </table:table-cell>
          <table:table-cell office:value-type="float" office:value="0.81896567">
            <text:p>0.81896567</text:p>
          </table:table-cell>
          <table:table-cell office:value-type="float" office:value="0.58285135">
            <text:p>0.58285135</text:p>
          </table:table-cell>
          <table:table-cell office:value-type="float" office:value="2.8751462">
            <text:p>2.8751462</text:p>
          </table:table-cell>
          <table:table-cell table:style-name="ce2" office:value-type="float" office:value="0.00134165841">
            <text:p>1.34E-003</text:p>
          </table:table-cell>
          <table:table-cell table:style-name="ce2" office:value-type="float" office:value="0.00316706696">
            <text:p>3.17E-003</text:p>
          </table:table-cell>
          <table:table-cell office:value-type="float" office:value="152.64897">
            <text:p>152.64897</text:p>
          </table:table-cell>
          <table:table-cell office:value-type="float" office:value="95.247559">
            <text:p>95.247559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19]" office:value-type="float" office:value="0.0869565217391304">
            <text:p>0.09</text:p>
          </table:table-cell>
          <table:table-cell table:formula="of:=([.$B$1]*(2*PI())/[.A19])*180/PI()" office:value-type="float" office:value="31.304347826087">
            <text:p>31.3043478261</text:p>
          </table:table-cell>
          <table:table-cell table:formula="of:=2*PI()/[.A19]" office:value-type="float" office:value="1.09272787950949">
            <text:p>1.0927278795</text:p>
          </table:table-cell>
          <table:table-cell table:style-name="ce4" table:formula="of:=SQRT([.B19])" office:value-type="float" office:value="0.00635166568704619">
            <text:p>0.00635</text:p>
          </table:table-cell>
          <table:table-cell table:style-name="ce4" table:formula="of:=SQRT([.C19])" office:value-type="float" office:value="0.904967220400827">
            <text:p>0.90497</text:p>
          </table:table-cell>
          <table:table-cell table:style-name="ce4" table:formula="of:=SQRT([.D19])" office:value-type="float" office:value="0.763447018462971">
            <text:p>0.76345</text:p>
          </table:table-cell>
          <table:table-cell table:style-name="ce4" table:formula="of:=SQRT([.E19])/[.V19]" office:value-type="float" office:value="1.55173638291572">
            <text:p>1.55174</text:p>
          </table:table-cell>
          <table:table-cell table:style-name="ce4" table:formula="of:=SQRT([.F19])*180/PI()" office:value-type="float" office:value="2.09866737428652">
            <text:p>2.09867</text:p>
          </table:table-cell>
          <table:table-cell table:style-name="ce4" table:formula="of:=SQRT([.G19])*180/PI()" office:value-type="float" office:value="3.22441739345271">
            <text:p>3.22442</text:p>
          </table:table-cell>
          <table:table-cell table:style-name="ce4" table:formula="of:=SQRT([.H19])" office:value-type="float" office:value="12.3551191819424">
            <text:p>12.35512</text:p>
          </table:table-cell>
          <table:table-cell table:style-name="ce4" table:formula="of:=SQRT([.I19])" office:value-type="float" office:value="9.75948559095201">
            <text:p>9.75949</text:p>
          </table:table-cell>
          <table:table-cell/>
          <table:table-cell table:style-name="ce4" table:formula="of:=SQRT([.K19])" office:value-type="float" office:value="0">
            <text:p>0.00000</text:p>
          </table:table-cell>
          <table:table-cell table:style-name="ce4" table:formula="of:=SQRT([.L19])" office:value-type="float" office:value="0">
            <text:p>0.00000</text:p>
          </table:table-cell>
          <table:table-cell table:style-name="ce4" table:formula="of:=SQRT([.M19])" office:value-type="float" office:value="0">
            <text:p>0.00000</text:p>
          </table:table-cell>
          <table:table-cell table:style-name="ce4" table:formula="of:=SQRT([.N19])*180/PI()" office:value-type="float" office:value="0">
            <text:p>0.00000</text:p>
          </table:table-cell>
          <table:table-cell table:style-name="ce4" table:formula="of:=SQRT([.O19])*[.U19]/3" office:value-type="float" office:value="0">
            <text:p>0.00000</text:p>
          </table:table-cell>
          <table:table-cell table:style-name="ce4" table:formula="of:=SQRT([.P19])*180/PI()" office:value-type="float" office:value="0">
            <text:p>0.00000</text:p>
          </table:table-cell>
          <table:table-cell table:style-name="ce4" table:formula="of:=SQRT([.Q19])" office:value-type="float" office:value="0">
            <text:p>0.00000</text:p>
          </table:table-cell>
          <table:table-cell table:style-name="ce4" table:formula="of:=SQRT([.R19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336056291">
            <text:p>3.36E-005</text:p>
          </table:table-cell>
          <table:table-cell office:value-type="float" office:value="1.111039">
            <text:p>1.111039</text:p>
          </table:table-cell>
          <table:table-cell office:value-type="float" office:value="0.61128694">
            <text:p>0.61128694</text:p>
          </table:table-cell>
          <table:table-cell office:value-type="float" office:value="3.3668139">
            <text:p>3.3668139</text:p>
          </table:table-cell>
          <table:table-cell table:style-name="ce2" office:value-type="float" office:value="0.00118655362">
            <text:p>1.19E-003</text:p>
          </table:table-cell>
          <table:table-cell table:style-name="ce2" office:value-type="float" office:value="0.00312461727">
            <text:p>3.12E-003</text:p>
          </table:table-cell>
          <table:table-cell office:value-type="float" office:value="635.90106">
            <text:p>635.90106</text:p>
          </table:table-cell>
          <table:table-cell office:value-type="float" office:value="498.77438">
            <text:p>498.77438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0]" office:value-type="float" office:value="0.0833333333333333">
            <text:p>0.08</text:p>
          </table:table-cell>
          <table:table-cell table:formula="of:=([.$B$1]*(2*PI())/[.A20])*180/PI()" office:value-type="float" office:value="30">
            <text:p>30</text:p>
          </table:table-cell>
          <table:table-cell table:formula="of:=2*PI()/[.A20]" office:value-type="float" office:value="1.0471975511966">
            <text:p>1.0471975512</text:p>
          </table:table-cell>
          <table:table-cell table:style-name="ce4" table:formula="of:=SQRT([.B20])" office:value-type="float" office:value="0.00579703623414586">
            <text:p>0.00580</text:p>
          </table:table-cell>
          <table:table-cell table:style-name="ce4" table:formula="of:=SQRT([.C20])" office:value-type="float" office:value="1.0540583475311">
            <text:p>1.05406</text:p>
          </table:table-cell>
          <table:table-cell table:style-name="ce4" table:formula="of:=SQRT([.D20])" office:value-type="float" office:value="0.78184841241765">
            <text:p>0.78185</text:p>
          </table:table-cell>
          <table:table-cell table:style-name="ce4" table:formula="of:=SQRT([.E20])/[.V20]" office:value-type="float" office:value="1.752188952443">
            <text:p>1.75219</text:p>
          </table:table-cell>
          <table:table-cell table:style-name="ce4" table:formula="of:=SQRT([.F20])*180/PI()" office:value-type="float" office:value="1.97363263004173">
            <text:p>1.97363</text:p>
          </table:table-cell>
          <table:table-cell table:style-name="ce4" table:formula="of:=SQRT([.G20])*180/PI()" office:value-type="float" office:value="3.20273530209919">
            <text:p>3.20274</text:p>
          </table:table-cell>
          <table:table-cell table:style-name="ce4" table:formula="of:=SQRT([.H20])" office:value-type="float" office:value="25.2170787364437">
            <text:p>25.21708</text:p>
          </table:table-cell>
          <table:table-cell table:style-name="ce4" table:formula="of:=SQRT([.I20])" office:value-type="float" office:value="22.333257263552">
            <text:p>22.33326</text:p>
          </table:table-cell>
          <table:table-cell/>
          <table:table-cell table:style-name="ce4" table:formula="of:=SQRT([.K20])" office:value-type="float" office:value="0">
            <text:p>0.00000</text:p>
          </table:table-cell>
          <table:table-cell table:style-name="ce4" table:formula="of:=SQRT([.L20])" office:value-type="float" office:value="0">
            <text:p>0.00000</text:p>
          </table:table-cell>
          <table:table-cell table:style-name="ce4" table:formula="of:=SQRT([.M20])" office:value-type="float" office:value="0">
            <text:p>0.00000</text:p>
          </table:table-cell>
          <table:table-cell table:style-name="ce4" table:formula="of:=SQRT([.N20])*180/PI()" office:value-type="float" office:value="0">
            <text:p>0.00000</text:p>
          </table:table-cell>
          <table:table-cell table:style-name="ce4" table:formula="of:=SQRT([.O20])*[.U20]/3" office:value-type="float" office:value="0">
            <text:p>0.00000</text:p>
          </table:table-cell>
          <table:table-cell table:style-name="ce4" table:formula="of:=SQRT([.P20])*180/PI()" office:value-type="float" office:value="0">
            <text:p>0.00000</text:p>
          </table:table-cell>
          <table:table-cell table:style-name="ce4" table:formula="of:=SQRT([.Q20])" office:value-type="float" office:value="0">
            <text:p>0.00000</text:p>
          </table:table-cell>
          <table:table-cell table:style-name="ce4" table:formula="of:=SQRT([.R20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25">
            <text:p>6.25</text:p>
          </table:table-cell>
          <table:table-cell table:style-name="ce2" office:value-type="float" office:value="0.0000280433742">
            <text:p>2.80E-005</text:p>
          </table:table-cell>
          <table:table-cell office:value-type="float" office:value="1.4249165">
            <text:p>1.4249165</text:p>
          </table:table-cell>
          <table:table-cell office:value-type="float" office:value="0.64116883">
            <text:p>0.64116883</text:p>
          </table:table-cell>
          <table:table-cell office:value-type="float" office:value="3.7627494">
            <text:p>3.7627494</text:p>
          </table:table-cell>
          <table:table-cell table:style-name="ce2" office:value-type="float" office:value="0.0010489861">
            <text:p>1.05E-003</text:p>
          </table:table-cell>
          <table:table-cell table:style-name="ce2" office:value-type="float" office:value="0.00297815376">
            <text:p>2.98E-003</text:p>
          </table:table-cell>
          <table:table-cell office:value-type="float" office:value="51974.289">
            <text:p>51974.289</text:p>
          </table:table-cell>
          <table:table-cell office:value-type="float" office:value="50557.727">
            <text:p>50557.727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1]" office:value-type="float" office:value="0.08">
            <text:p>0.08</text:p>
          </table:table-cell>
          <table:table-cell table:formula="of:=([.$B$1]*(2*PI())/[.A21])*180/PI()" office:value-type="float" office:value="28.8">
            <text:p>28.8</text:p>
          </table:table-cell>
          <table:table-cell table:formula="of:=2*PI()/[.A21]" office:value-type="float" office:value="1.00530964914873">
            <text:p>1.0053096491</text:p>
          </table:table-cell>
          <table:table-cell table:style-name="ce4" table:formula="of:=SQRT([.B21])" office:value-type="float" office:value="0.00529559951280306">
            <text:p>0.00530</text:p>
          </table:table-cell>
          <table:table-cell table:style-name="ce4" table:formula="of:=SQRT([.C21])" office:value-type="float" office:value="1.19369866381763">
            <text:p>1.19370</text:p>
          </table:table-cell>
          <table:table-cell table:style-name="ce4" table:formula="of:=SQRT([.D21])" office:value-type="float" office:value="0.800730185518193">
            <text:p>0.80073</text:p>
          </table:table-cell>
          <table:table-cell table:style-name="ce4" table:formula="of:=SQRT([.E21])/[.V21]" office:value-type="float" office:value="1.92953560373197">
            <text:p>1.92954</text:p>
          </table:table-cell>
          <table:table-cell table:style-name="ce4" table:formula="of:=SQRT([.F21])*180/PI()" office:value-type="float" office:value="1.85569885222631">
            <text:p>1.85570</text:p>
          </table:table-cell>
          <table:table-cell table:style-name="ce4" table:formula="of:=SQRT([.G21])*180/PI()" office:value-type="float" office:value="3.12677182964145">
            <text:p>3.12677</text:p>
          </table:table-cell>
          <table:table-cell table:style-name="ce4" table:formula="of:=SQRT([.H21])" office:value-type="float" office:value="227.97870295271">
            <text:p>227.97870</text:p>
          </table:table-cell>
          <table:table-cell table:style-name="ce4" table:formula="of:=SQRT([.I21])" office:value-type="float" office:value="224.85045474715">
            <text:p>224.85045</text:p>
          </table:table-cell>
          <table:table-cell/>
          <table:table-cell table:style-name="ce4" table:formula="of:=SQRT([.K21])" office:value-type="float" office:value="0">
            <text:p>0.00000</text:p>
          </table:table-cell>
          <table:table-cell table:style-name="ce4" table:formula="of:=SQRT([.L21])" office:value-type="float" office:value="0">
            <text:p>0.00000</text:p>
          </table:table-cell>
          <table:table-cell table:style-name="ce4" table:formula="of:=SQRT([.M21])" office:value-type="float" office:value="0">
            <text:p>0.00000</text:p>
          </table:table-cell>
          <table:table-cell table:style-name="ce4" table:formula="of:=SQRT([.N21])*180/PI()" office:value-type="float" office:value="0">
            <text:p>0.00000</text:p>
          </table:table-cell>
          <table:table-cell table:style-name="ce4" table:formula="of:=SQRT([.O21])*[.U21]/3" office:value-type="float" office:value="0">
            <text:p>0.00000</text:p>
          </table:table-cell>
          <table:table-cell table:style-name="ce4" table:formula="of:=SQRT([.P21])*180/PI()" office:value-type="float" office:value="0">
            <text:p>0.00000</text:p>
          </table:table-cell>
          <table:table-cell table:style-name="ce4" table:formula="of:=SQRT([.Q21])" office:value-type="float" office:value="0">
            <text:p>0.00000</text:p>
          </table:table-cell>
          <table:table-cell table:style-name="ce4" table:formula="of:=SQRT([.R21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5">
            <text:p>6.5</text:p>
          </table:table-cell>
          <table:table-cell table:style-name="ce2" office:value-type="float" office:value="0.0000234721556">
            <text:p>2.35E-005</text:p>
          </table:table-cell>
          <table:table-cell office:value-type="float" office:value="1.7158328">
            <text:p>1.7158328</text:p>
          </table:table-cell>
          <table:table-cell office:value-type="float" office:value="0.67286593">
            <text:p>0.67286593</text:p>
          </table:table-cell>
          <table:table-cell office:value-type="float" office:value="3.9825852">
            <text:p>3.9825852</text:p>
          </table:table-cell>
          <table:table-cell table:style-name="ce2" office:value-type="float" office:value="0.000926976965">
            <text:p>9.27E-004</text:p>
          </table:table-cell>
          <table:table-cell table:style-name="ce2" office:value-type="float" office:value="0.0027214163">
            <text:p>2.72E-003</text:p>
          </table:table-cell>
          <table:table-cell office:value-type="float" office:value="1293.7588">
            <text:p>1293.7588</text:p>
          </table:table-cell>
          <table:table-cell office:value-type="float" office:value="1542.0693">
            <text:p>1542.0693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2]" office:value-type="float" office:value="0.0769230769230769">
            <text:p>0.08</text:p>
          </table:table-cell>
          <table:table-cell table:formula="of:=([.$B$1]*(2*PI())/[.A22])*180/PI()" office:value-type="float" office:value="27.6923076923077">
            <text:p>27.6923076923</text:p>
          </table:table-cell>
          <table:table-cell table:formula="of:=2*PI()/[.A22]" office:value-type="float" office:value="0.966643893412244">
            <text:p>0.9666438934</text:p>
          </table:table-cell>
          <table:table-cell table:style-name="ce4" table:formula="of:=SQRT([.B22])" office:value-type="float" office:value="0.00484480707562231">
            <text:p>0.00484</text:p>
          </table:table-cell>
          <table:table-cell table:style-name="ce4" table:formula="of:=SQRT([.C22])" office:value-type="float" office:value="1.30989801129706">
            <text:p>1.30990</text:p>
          </table:table-cell>
          <table:table-cell table:style-name="ce4" table:formula="of:=SQRT([.D22])" office:value-type="float" office:value="0.820284054459185">
            <text:p>0.82028</text:p>
          </table:table-cell>
          <table:table-cell table:style-name="ce4" table:formula="of:=SQRT([.E22])/[.V22]" office:value-type="float" office:value="2.06450541360784">
            <text:p>2.06451</text:p>
          </table:table-cell>
          <table:table-cell table:style-name="ce4" table:formula="of:=SQRT([.F22])*180/PI()" office:value-type="float" office:value="1.74444428601679">
            <text:p>1.74444</text:p>
          </table:table-cell>
          <table:table-cell table:style-name="ce4" table:formula="of:=SQRT([.G22])*180/PI()" office:value-type="float" office:value="2.98896013868795">
            <text:p>2.98896</text:p>
          </table:table-cell>
          <table:table-cell table:style-name="ce4" table:formula="of:=SQRT([.H22])" office:value-type="float" office:value="35.9688587530936">
            <text:p>35.96886</text:p>
          </table:table-cell>
          <table:table-cell table:style-name="ce4" table:formula="of:=SQRT([.I22])" office:value-type="float" office:value="39.2691902131939">
            <text:p>39.26919</text:p>
          </table:table-cell>
          <table:table-cell/>
          <table:table-cell table:style-name="ce4" table:formula="of:=SQRT([.K22])" office:value-type="float" office:value="0">
            <text:p>0.00000</text:p>
          </table:table-cell>
          <table:table-cell table:style-name="ce4" table:formula="of:=SQRT([.L22])" office:value-type="float" office:value="0">
            <text:p>0.00000</text:p>
          </table:table-cell>
          <table:table-cell table:style-name="ce4" table:formula="of:=SQRT([.M22])" office:value-type="float" office:value="0">
            <text:p>0.00000</text:p>
          </table:table-cell>
          <table:table-cell table:style-name="ce4" table:formula="of:=SQRT([.N22])*180/PI()" office:value-type="float" office:value="0">
            <text:p>0.00000</text:p>
          </table:table-cell>
          <table:table-cell table:style-name="ce4" table:formula="of:=SQRT([.O22])*[.U22]/3" office:value-type="float" office:value="0">
            <text:p>0.00000</text:p>
          </table:table-cell>
          <table:table-cell table:style-name="ce4" table:formula="of:=SQRT([.P22])*180/PI()" office:value-type="float" office:value="0">
            <text:p>0.00000</text:p>
          </table:table-cell>
          <table:table-cell table:style-name="ce4" table:formula="of:=SQRT([.Q22])" office:value-type="float" office:value="0">
            <text:p>0.00000</text:p>
          </table:table-cell>
          <table:table-cell table:style-name="ce4" table:formula="of:=SQRT([.R22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6.75">
            <text:p>6.75</text:p>
          </table:table-cell>
          <table:table-cell table:style-name="ce2" office:value-type="float" office:value="0.000019828376">
            <text:p>1.98E-005</text:p>
          </table:table-cell>
          <table:table-cell office:value-type="float" office:value="1.9448746">
            <text:p>1.9448746</text:p>
          </table:table-cell>
          <table:table-cell office:value-type="float" office:value="0.70226926">
            <text:p>0.70226926</text:p>
          </table:table-cell>
          <table:table-cell office:value-type="float" office:value="4.0005112">
            <text:p>4.0005112</text:p>
          </table:table-cell>
          <table:table-cell table:style-name="ce2" office:value-type="float" office:value="0.000821228081">
            <text:p>8.21E-004</text:p>
          </table:table-cell>
          <table:table-cell table:style-name="ce2" office:value-type="float" office:value="0.00236174301">
            <text:p>2.36E-003</text:p>
          </table:table-cell>
          <table:table-cell office:value-type="float" office:value="281.41251">
            <text:p>281.41251</text:p>
          </table:table-cell>
          <table:table-cell office:value-type="float" office:value="406.63037">
            <text:p>406.63037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3]" office:value-type="float" office:value="0.0740740740740741">
            <text:p>0.07</text:p>
          </table:table-cell>
          <table:table-cell table:formula="of:=([.$B$1]*(2*PI())/[.A23])*180/PI()" office:value-type="float" office:value="26.6666666666667">
            <text:p>26.6666666667</text:p>
          </table:table-cell>
          <table:table-cell table:formula="of:=2*PI()/[.A23]" office:value-type="float" office:value="0.930842267730309">
            <text:p>0.9308422677</text:p>
          </table:table-cell>
          <table:table-cell table:style-name="ce4" table:formula="of:=SQRT([.B23])" office:value-type="float" office:value="0.00445290646656765">
            <text:p>0.00445</text:p>
          </table:table-cell>
          <table:table-cell table:style-name="ce4" table:formula="of:=SQRT([.C23])" office:value-type="float" office:value="1.39458760929531">
            <text:p>1.39459</text:p>
          </table:table-cell>
          <table:table-cell table:style-name="ce4" table:formula="of:=SQRT([.D23])" office:value-type="float" office:value="0.838015071463515">
            <text:p>0.83802</text:p>
          </table:table-cell>
          <table:table-cell table:style-name="ce4" table:formula="of:=SQRT([.E23])/[.V23]" office:value-type="float" office:value="2.14872902236595">
            <text:p>2.14873</text:p>
          </table:table-cell>
          <table:table-cell table:style-name="ce4" table:formula="of:=SQRT([.F23])*180/PI()" office:value-type="float" office:value="1.64192958409146">
            <text:p>1.64193</text:p>
          </table:table-cell>
          <table:table-cell table:style-name="ce4" table:formula="of:=SQRT([.G23])*180/PI()" office:value-type="float" office:value="2.7844469738754">
            <text:p>2.78445</text:p>
          </table:table-cell>
          <table:table-cell table:style-name="ce4" table:formula="of:=SQRT([.H23])" office:value-type="float" office:value="16.7753542436516">
            <text:p>16.77535</text:p>
          </table:table-cell>
          <table:table-cell table:style-name="ce4" table:formula="of:=SQRT([.I23])" office:value-type="float" office:value="20.1650779815006">
            <text:p>20.16508</text:p>
          </table:table-cell>
          <table:table-cell/>
          <table:table-cell table:style-name="ce4" table:formula="of:=SQRT([.K23])" office:value-type="float" office:value="0">
            <text:p>0.00000</text:p>
          </table:table-cell>
          <table:table-cell table:style-name="ce4" table:formula="of:=SQRT([.L23])" office:value-type="float" office:value="0">
            <text:p>0.00000</text:p>
          </table:table-cell>
          <table:table-cell table:style-name="ce4" table:formula="of:=SQRT([.M23])" office:value-type="float" office:value="0">
            <text:p>0.00000</text:p>
          </table:table-cell>
          <table:table-cell table:style-name="ce4" table:formula="of:=SQRT([.N23])*180/PI()" office:value-type="float" office:value="0">
            <text:p>0.00000</text:p>
          </table:table-cell>
          <table:table-cell table:style-name="ce4" table:formula="of:=SQRT([.O23])*[.U23]/3" office:value-type="float" office:value="0">
            <text:p>0.00000</text:p>
          </table:table-cell>
          <table:table-cell table:style-name="ce4" table:formula="of:=SQRT([.P23])*180/PI()" office:value-type="float" office:value="0">
            <text:p>0.00000</text:p>
          </table:table-cell>
          <table:table-cell table:style-name="ce4" table:formula="of:=SQRT([.Q23])" office:value-type="float" office:value="0">
            <text:p>0.00000</text:p>
          </table:table-cell>
          <table:table-cell table:style-name="ce4" table:formula="of:=SQRT([.R23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0017031889">
            <text:p>1.70E-005</text:p>
          </table:table-cell>
          <table:table-cell office:value-type="float" office:value="2.0977809">
            <text:p>2.0977809</text:p>
          </table:table-cell>
          <table:table-cell office:value-type="float" office:value="0.72414058">
            <text:p>0.72414058</text:p>
          </table:table-cell>
          <table:table-cell office:value-type="float" office:value="3.8530891">
            <text:p>3.8530891</text:p>
          </table:table-cell>
          <table:table-cell table:style-name="ce2" office:value-type="float" office:value="0.000733815075">
            <text:p>7.34E-004</text:p>
          </table:table-cell>
          <table:table-cell table:style-name="ce2" office:value-type="float" office:value="0.00194585486">
            <text:p>1.95E-003</text:p>
          </table:table-cell>
          <table:table-cell office:value-type="float" office:value="115.28687">
            <text:p>115.28687</text:p>
          </table:table-cell>
          <table:table-cell office:value-type="float" office:value="200.04858">
            <text:p>200.04858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4]" office:value-type="float" office:value="0.0714285714285714">
            <text:p>0.07</text:p>
          </table:table-cell>
          <table:table-cell table:formula="of:=([.$B$1]*(2*PI())/[.A24])*180/PI()" office:value-type="float" office:value="25.7142857142857">
            <text:p>25.7142857143</text:p>
          </table:table-cell>
          <table:table-cell table:formula="of:=2*PI()/[.A24]" office:value-type="float" office:value="0.897597901025655">
            <text:p>0.897597901</text:p>
          </table:table-cell>
          <table:table-cell table:style-name="ce4" table:formula="of:=SQRT([.B24])" office:value-type="float" office:value="0.00412697092308633">
            <text:p>0.00413</text:p>
          </table:table-cell>
          <table:table-cell table:style-name="ce4" table:formula="of:=SQRT([.C24])" office:value-type="float" office:value="1.44837180999908">
            <text:p>1.44837</text:p>
          </table:table-cell>
          <table:table-cell table:style-name="ce4" table:formula="of:=SQRT([.D24])" office:value-type="float" office:value="0.850964499847085">
            <text:p>0.85096</text:p>
          </table:table-cell>
          <table:table-cell table:style-name="ce4" table:formula="of:=SQRT([.E24])/[.V24]" office:value-type="float" office:value="2.18686864410497">
            <text:p>2.18687</text:p>
          </table:table-cell>
          <table:table-cell table:style-name="ce4" table:formula="of:=SQRT([.F24])*180/PI()" office:value-type="float" office:value="1.55208659163861">
            <text:p>1.55209</text:p>
          </table:table-cell>
          <table:table-cell table:style-name="ce4" table:formula="of:=SQRT([.G24])*180/PI()" office:value-type="float" office:value="2.52742253899288">
            <text:p>2.52742</text:p>
          </table:table-cell>
          <table:table-cell table:style-name="ce4" table:formula="of:=SQRT([.H24])" office:value-type="float" office:value="10.7371723465724">
            <text:p>10.73717</text:p>
          </table:table-cell>
          <table:table-cell table:style-name="ce4" table:formula="of:=SQRT([.I24])" office:value-type="float" office:value="14.1438530818161">
            <text:p>14.14385</text:p>
          </table:table-cell>
          <table:table-cell/>
          <table:table-cell table:style-name="ce4" table:formula="of:=SQRT([.K24])" office:value-type="float" office:value="0">
            <text:p>0.00000</text:p>
          </table:table-cell>
          <table:table-cell table:style-name="ce4" table:formula="of:=SQRT([.L24])" office:value-type="float" office:value="0">
            <text:p>0.00000</text:p>
          </table:table-cell>
          <table:table-cell table:style-name="ce4" table:formula="of:=SQRT([.M24])" office:value-type="float" office:value="0">
            <text:p>0.00000</text:p>
          </table:table-cell>
          <table:table-cell table:style-name="ce4" table:formula="of:=SQRT([.N24])*180/PI()" office:value-type="float" office:value="0">
            <text:p>0.00000</text:p>
          </table:table-cell>
          <table:table-cell table:style-name="ce4" table:formula="of:=SQRT([.O24])*[.U24]/3" office:value-type="float" office:value="0">
            <text:p>0.00000</text:p>
          </table:table-cell>
          <table:table-cell table:style-name="ce4" table:formula="of:=SQRT([.P24])*180/PI()" office:value-type="float" office:value="0">
            <text:p>0.00000</text:p>
          </table:table-cell>
          <table:table-cell table:style-name="ce4" table:formula="of:=SQRT([.Q24])" office:value-type="float" office:value="0">
            <text:p>0.00000</text:p>
          </table:table-cell>
          <table:table-cell table:style-name="ce4" table:formula="of:=SQRT([.R24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25">
            <text:p>7.25</text:p>
          </table:table-cell>
          <table:table-cell table:style-name="ce2" office:value-type="float" office:value="0.0000147537066">
            <text:p>1.48E-005</text:p>
          </table:table-cell>
          <table:table-cell office:value-type="float" office:value="2.1694987">
            <text:p>2.1694987</text:p>
          </table:table-cell>
          <table:table-cell office:value-type="float" office:value="0.74749327">
            <text:p>0.74749327</text:p>
          </table:table-cell>
          <table:table-cell office:value-type="float" office:value="3.5787189">
            <text:p>3.5787189</text:p>
          </table:table-cell>
          <table:table-cell table:style-name="ce2" office:value-type="float" office:value="0.000656170479">
            <text:p>6.56E-004</text:p>
          </table:table-cell>
          <table:table-cell table:style-name="ce2" office:value-type="float" office:value="0.00156589795">
            <text:p>1.57E-003</text:p>
          </table:table-cell>
          <table:table-cell office:value-type="float" office:value="59.053791">
            <text:p>59.053791</text:p>
          </table:table-cell>
          <table:table-cell office:value-type="float" office:value="121.99585">
            <text:p>121.99585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5]" office:value-type="float" office:value="0.0689655172413793">
            <text:p>0.07</text:p>
          </table:table-cell>
          <table:table-cell table:formula="of:=([.$B$1]*(2*PI())/[.A25])*180/PI()" office:value-type="float" office:value="24.8275862068966">
            <text:p>24.8275862069</text:p>
          </table:table-cell>
          <table:table-cell table:formula="of:=2*PI()/[.A25]" office:value-type="float" office:value="0.86664624926615">
            <text:p>0.8666462493</text:p>
          </table:table-cell>
          <table:table-cell table:style-name="ce4" table:formula="of:=SQRT([.B25])" office:value-type="float" office:value="0.00384105540183945">
            <text:p>0.00384</text:p>
          </table:table-cell>
          <table:table-cell table:style-name="ce4" table:formula="of:=SQRT([.C25])" office:value-type="float" office:value="1.47292182413053">
            <text:p>1.47292</text:p>
          </table:table-cell>
          <table:table-cell table:style-name="ce4" table:formula="of:=SQRT([.D25])" office:value-type="float" office:value="0.864576931221277">
            <text:p>0.86458</text:p>
          </table:table-cell>
          <table:table-cell table:style-name="ce4" table:formula="of:=SQRT([.E25])/[.V25]" office:value-type="float" office:value="2.18284014147382">
            <text:p>2.18284</text:p>
          </table:table-cell>
          <table:table-cell table:style-name="ce4" table:formula="of:=SQRT([.F25])*180/PI()" office:value-type="float" office:value="1.46767864846207">
            <text:p>1.46768</text:p>
          </table:table-cell>
          <table:table-cell table:style-name="ce4" table:formula="of:=SQRT([.G25])*180/PI()" office:value-type="float" office:value="2.2672758397977">
            <text:p>2.26728</text:p>
          </table:table-cell>
          <table:table-cell table:style-name="ce4" table:formula="of:=SQRT([.H25])" office:value-type="float" office:value="7.68464644599867">
            <text:p>7.68465</text:p>
          </table:table-cell>
          <table:table-cell table:style-name="ce4" table:formula="of:=SQRT([.I25])" office:value-type="float" office:value="11.0451731539166">
            <text:p>11.04517</text:p>
          </table:table-cell>
          <table:table-cell/>
          <table:table-cell table:style-name="ce4" table:formula="of:=SQRT([.K25])" office:value-type="float" office:value="0">
            <text:p>0.00000</text:p>
          </table:table-cell>
          <table:table-cell table:style-name="ce4" table:formula="of:=SQRT([.L25])" office:value-type="float" office:value="0">
            <text:p>0.00000</text:p>
          </table:table-cell>
          <table:table-cell table:style-name="ce4" table:formula="of:=SQRT([.M25])" office:value-type="float" office:value="0">
            <text:p>0.00000</text:p>
          </table:table-cell>
          <table:table-cell table:style-name="ce4" table:formula="of:=SQRT([.N25])*180/PI()" office:value-type="float" office:value="0">
            <text:p>0.00000</text:p>
          </table:table-cell>
          <table:table-cell table:style-name="ce4" table:formula="of:=SQRT([.O25])*[.U25]/3" office:value-type="float" office:value="0">
            <text:p>0.00000</text:p>
          </table:table-cell>
          <table:table-cell table:style-name="ce4" table:formula="of:=SQRT([.P25])*180/PI()" office:value-type="float" office:value="0">
            <text:p>0.00000</text:p>
          </table:table-cell>
          <table:table-cell table:style-name="ce4" table:formula="of:=SQRT([.Q25])" office:value-type="float" office:value="0">
            <text:p>0.00000</text:p>
          </table:table-cell>
          <table:table-cell table:style-name="ce4" table:formula="of:=SQRT([.R25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5">
            <text:p>7.5</text:p>
          </table:table-cell>
          <table:table-cell table:style-name="ce2" office:value-type="float" office:value="0.0000129456748">
            <text:p>1.29E-005</text:p>
          </table:table-cell>
          <table:table-cell office:value-type="float" office:value="2.1764252">
            <text:p>2.1764252</text:p>
          </table:table-cell>
          <table:table-cell office:value-type="float" office:value="0.77152449">
            <text:p>0.77152449</text:p>
          </table:table-cell>
          <table:table-cell office:value-type="float" office:value="3.2410986">
            <text:p>3.2410986</text:p>
          </table:table-cell>
          <table:table-cell table:style-name="ce2" office:value-type="float" office:value="0.000586618728">
            <text:p>5.87E-004</text:p>
          </table:table-cell>
          <table:table-cell table:style-name="ce2" office:value-type="float" office:value="0.00124451809">
            <text:p>1.24E-003</text:p>
          </table:table-cell>
          <table:table-cell office:value-type="float" office:value="33.884769">
            <text:p>33.884769</text:p>
          </table:table-cell>
          <table:table-cell office:value-type="float" office:value="82.682571">
            <text:p>82.682571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6]" office:value-type="float" office:value="0.0666666666666667">
            <text:p>0.07</text:p>
          </table:table-cell>
          <table:table-cell table:formula="of:=([.$B$1]*(2*PI())/[.A26])*180/PI()" office:value-type="float" office:value="24">
            <text:p>24</text:p>
          </table:table-cell>
          <table:table-cell table:formula="of:=2*PI()/[.A26]" office:value-type="float" office:value="0.837758040957278">
            <text:p>0.837758041</text:p>
          </table:table-cell>
          <table:table-cell table:style-name="ce4" table:formula="of:=SQRT([.B26])" office:value-type="float" office:value="0.00359800983878588">
            <text:p>0.00360</text:p>
          </table:table-cell>
          <table:table-cell table:style-name="ce4" table:formula="of:=SQRT([.C26])" office:value-type="float" office:value="1.47527122929989">
            <text:p>1.47527</text:p>
          </table:table-cell>
          <table:table-cell table:style-name="ce4" table:formula="of:=SQRT([.D26])" office:value-type="float" office:value="0.878364668005265">
            <text:p>0.87836</text:p>
          </table:table-cell>
          <table:table-cell table:style-name="ce4" table:formula="of:=SQRT([.E26])/[.V26]" office:value-type="float" office:value="2.14895596674354">
            <text:p>2.14896</text:p>
          </table:table-cell>
          <table:table-cell table:style-name="ce4" table:formula="of:=SQRT([.F26])*180/PI()" office:value-type="float" office:value="1.38771599591351">
            <text:p>1.38772</text:p>
          </table:table-cell>
          <table:table-cell table:style-name="ce4" table:formula="of:=SQRT([.G26])*180/PI()" office:value-type="float" office:value="2.02126492290261">
            <text:p>2.02126</text:p>
          </table:table-cell>
          <table:table-cell table:style-name="ce4" table:formula="of:=SQRT([.H26])" office:value-type="float" office:value="5.82106253187509">
            <text:p>5.82106</text:p>
          </table:table-cell>
          <table:table-cell table:style-name="ce4" table:formula="of:=SQRT([.I26])" office:value-type="float" office:value="9.09299571098546">
            <text:p>9.09300</text:p>
          </table:table-cell>
          <table:table-cell/>
          <table:table-cell table:style-name="ce4" table:formula="of:=SQRT([.K26])" office:value-type="float" office:value="0">
            <text:p>0.00000</text:p>
          </table:table-cell>
          <table:table-cell table:style-name="ce4" table:formula="of:=SQRT([.L26])" office:value-type="float" office:value="0">
            <text:p>0.00000</text:p>
          </table:table-cell>
          <table:table-cell table:style-name="ce4" table:formula="of:=SQRT([.M26])" office:value-type="float" office:value="0">
            <text:p>0.00000</text:p>
          </table:table-cell>
          <table:table-cell table:style-name="ce4" table:formula="of:=SQRT([.N26])*180/PI()" office:value-type="float" office:value="0">
            <text:p>0.00000</text:p>
          </table:table-cell>
          <table:table-cell table:style-name="ce4" table:formula="of:=SQRT([.O26])*[.U26]/3" office:value-type="float" office:value="0">
            <text:p>0.00000</text:p>
          </table:table-cell>
          <table:table-cell table:style-name="ce4" table:formula="of:=SQRT([.P26])*180/PI()" office:value-type="float" office:value="0">
            <text:p>0.00000</text:p>
          </table:table-cell>
          <table:table-cell table:style-name="ce4" table:formula="of:=SQRT([.Q26])" office:value-type="float" office:value="0">
            <text:p>0.00000</text:p>
          </table:table-cell>
          <table:table-cell table:style-name="ce4" table:formula="of:=SQRT([.R26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7.75">
            <text:p>7.75</text:p>
          </table:table-cell>
          <table:table-cell table:style-name="ce2" office:value-type="float" office:value="0.0000115741932">
            <text:p>1.16E-005</text:p>
          </table:table-cell>
          <table:table-cell office:value-type="float" office:value="2.1401772">
            <text:p>2.1401772</text:p>
          </table:table-cell>
          <table:table-cell office:value-type="float" office:value="0.79553705">
            <text:p>0.79553705</text:p>
          </table:table-cell>
          <table:table-cell office:value-type="float" office:value="2.8909001">
            <text:p>2.8909001</text:p>
          </table:table-cell>
          <table:table-cell table:style-name="ce2" office:value-type="float" office:value="0.000524032337">
            <text:p>5.24E-004</text:p>
          </table:table-cell>
          <table:table-cell table:style-name="ce2" office:value-type="float" office:value="0.000988004962">
            <text:p>9.88E-004</text:p>
          </table:table-cell>
          <table:table-cell office:value-type="float" office:value="20.879751">
            <text:p>20.879751</text:p>
          </table:table-cell>
          <table:table-cell office:value-type="float" office:value="59.744698">
            <text:p>59.744698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7]" office:value-type="float" office:value="0.0645161290322581">
            <text:p>0.06</text:p>
          </table:table-cell>
          <table:table-cell table:formula="of:=([.$B$1]*(2*PI())/[.A27])*180/PI()" office:value-type="float" office:value="23.2258064516129">
            <text:p>23.2258064516</text:p>
          </table:table-cell>
          <table:table-cell table:formula="of:=2*PI()/[.A27]" office:value-type="float" office:value="0.810733588023172">
            <text:p>0.810733588</text:p>
          </table:table-cell>
          <table:table-cell table:style-name="ce4" table:formula="of:=SQRT([.B27])" office:value-type="float" office:value="0.00340208659501783">
            <text:p>0.00340</text:p>
          </table:table-cell>
          <table:table-cell table:style-name="ce4" table:formula="of:=SQRT([.C27])" office:value-type="float" office:value="1.4629344482922">
            <text:p>1.46293</text:p>
          </table:table-cell>
          <table:table-cell table:style-name="ce4" table:formula="of:=SQRT([.D27])" office:value-type="float" office:value="0.891928836847425">
            <text:p>0.89193</text:p>
          </table:table-cell>
          <table:table-cell table:style-name="ce4" table:formula="of:=SQRT([.E27])/[.V27]" office:value-type="float" office:value="2.09719288777704">
            <text:p>2.09719</text:p>
          </table:table-cell>
          <table:table-cell table:style-name="ce4" table:formula="of:=SQRT([.F27])*180/PI()" office:value-type="float" office:value="1.31160080951298">
            <text:p>1.31160</text:p>
          </table:table-cell>
          <table:table-cell table:style-name="ce4" table:formula="of:=SQRT([.G27])*180/PI()" office:value-type="float" office:value="1.80095223787215">
            <text:p>1.80095</text:p>
          </table:table-cell>
          <table:table-cell table:style-name="ce4" table:formula="of:=SQRT([.H27])" office:value-type="float" office:value="4.5694366173523">
            <text:p>4.56944</text:p>
          </table:table-cell>
          <table:table-cell table:style-name="ce4" table:formula="of:=SQRT([.I27])" office:value-type="float" office:value="7.72946945139186">
            <text:p>7.72947</text:p>
          </table:table-cell>
          <table:table-cell/>
          <table:table-cell table:style-name="ce4" table:formula="of:=SQRT([.K27])" office:value-type="float" office:value="0">
            <text:p>0.00000</text:p>
          </table:table-cell>
          <table:table-cell table:style-name="ce4" table:formula="of:=SQRT([.L27])" office:value-type="float" office:value="0">
            <text:p>0.00000</text:p>
          </table:table-cell>
          <table:table-cell table:style-name="ce4" table:formula="of:=SQRT([.M27])" office:value-type="float" office:value="0">
            <text:p>0.00000</text:p>
          </table:table-cell>
          <table:table-cell table:style-name="ce4" table:formula="of:=SQRT([.N27])*180/PI()" office:value-type="float" office:value="0">
            <text:p>0.00000</text:p>
          </table:table-cell>
          <table:table-cell table:style-name="ce4" table:formula="of:=SQRT([.O27])*[.U27]/3" office:value-type="float" office:value="0">
            <text:p>0.00000</text:p>
          </table:table-cell>
          <table:table-cell table:style-name="ce4" table:formula="of:=SQRT([.P27])*180/PI()" office:value-type="float" office:value="0">
            <text:p>0.00000</text:p>
          </table:table-cell>
          <table:table-cell table:style-name="ce4" table:formula="of:=SQRT([.Q27])" office:value-type="float" office:value="0">
            <text:p>0.00000</text:p>
          </table:table-cell>
          <table:table-cell table:style-name="ce4" table:formula="of:=SQRT([.R27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00106072594">
            <text:p>1.06E-005</text:p>
          </table:table-cell>
          <table:table-cell office:value-type="float" office:value="2.0795934">
            <text:p>2.0795934</text:p>
          </table:table-cell>
          <table:table-cell office:value-type="float" office:value="0.81901515">
            <text:p>0.81901515</text:p>
          </table:table-cell>
          <table:table-cell office:value-type="float" office:value="2.5590582">
            <text:p>2.5590582</text:p>
          </table:table-cell>
          <table:table-cell table:style-name="ce2" office:value-type="float" office:value="0.000467659876">
            <text:p>4.68E-004</text:p>
          </table:table-cell>
          <table:table-cell table:style-name="ce2" office:value-type="float" office:value="0.000791662664">
            <text:p>7.92E-004</text:p>
          </table:table-cell>
          <table:table-cell office:value-type="float" office:value="13.547805">
            <text:p>13.547805</text:p>
          </table:table-cell>
          <table:table-cell office:value-type="float" office:value="45.15535">
            <text:p>45.15535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8]" office:value-type="float" office:value="0.0625">
            <text:p>0.06</text:p>
          </table:table-cell>
          <table:table-cell table:formula="of:=([.$B$1]*(2*PI())/[.A28])*180/PI()" office:value-type="float" office:value="22.5">
            <text:p>22.5</text:p>
          </table:table-cell>
          <table:table-cell table:formula="of:=2*PI()/[.A28]" office:value-type="float" office:value="0.785398163397448">
            <text:p>0.7853981634</text:p>
          </table:table-cell>
          <table:table-cell table:style-name="ce4" table:formula="of:=SQRT([.B28])" office:value-type="float" office:value="0.00325687878190147">
            <text:p>0.00326</text:p>
          </table:table-cell>
          <table:table-cell table:style-name="ce4" table:formula="of:=SQRT([.C28])" office:value-type="float" office:value="1.44207954010866">
            <text:p>1.44208</text:p>
          </table:table-cell>
          <table:table-cell table:style-name="ce4" table:formula="of:=SQRT([.D28])" office:value-type="float" office:value="0.904994557994688">
            <text:p>0.90499</text:p>
          </table:table-cell>
          <table:table-cell table:style-name="ce4" table:formula="of:=SQRT([.E28])/[.V28]" office:value-type="float" office:value="2.03680850679147">
            <text:p>2.03681</text:p>
          </table:table-cell>
          <table:table-cell table:style-name="ce4" table:formula="of:=SQRT([.F28])*180/PI()" office:value-type="float" office:value="1.23904673462243">
            <text:p>1.23905</text:p>
          </table:table-cell>
          <table:table-cell table:style-name="ce4" table:formula="of:=SQRT([.G28])*180/PI()" office:value-type="float" office:value="1.61210273259691">
            <text:p>1.61210</text:p>
          </table:table-cell>
          <table:table-cell table:style-name="ce4" table:formula="of:=SQRT([.H28])" office:value-type="float" office:value="3.68073430173926">
            <text:p>3.68073</text:p>
          </table:table-cell>
          <table:table-cell table:style-name="ce4" table:formula="of:=SQRT([.I28])" office:value-type="float" office:value="6.71977306164427">
            <text:p>6.71977</text:p>
          </table:table-cell>
          <table:table-cell/>
          <table:table-cell table:style-name="ce4" table:formula="of:=SQRT([.K28])" office:value-type="float" office:value="0">
            <text:p>0.00000</text:p>
          </table:table-cell>
          <table:table-cell table:style-name="ce4" table:formula="of:=SQRT([.L28])" office:value-type="float" office:value="0">
            <text:p>0.00000</text:p>
          </table:table-cell>
          <table:table-cell table:style-name="ce4" table:formula="of:=SQRT([.M28])" office:value-type="float" office:value="0">
            <text:p>0.00000</text:p>
          </table:table-cell>
          <table:table-cell table:style-name="ce4" table:formula="of:=SQRT([.N28])*180/PI()" office:value-type="float" office:value="0">
            <text:p>0.00000</text:p>
          </table:table-cell>
          <table:table-cell table:style-name="ce4" table:formula="of:=SQRT([.O28])*[.U28]/3" office:value-type="float" office:value="0">
            <text:p>0.00000</text:p>
          </table:table-cell>
          <table:table-cell table:style-name="ce4" table:formula="of:=SQRT([.P28])*180/PI()" office:value-type="float" office:value="0">
            <text:p>0.00000</text:p>
          </table:table-cell>
          <table:table-cell table:style-name="ce4" table:formula="of:=SQRT([.Q28])" office:value-type="float" office:value="0">
            <text:p>0.00000</text:p>
          </table:table-cell>
          <table:table-cell table:style-name="ce4" table:formula="of:=SQRT([.R28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25">
            <text:p>8.25</text:p>
          </table:table-cell>
          <table:table-cell table:style-name="ce2" office:value-type="float" office:value="0.00000982923575">
            <text:p>9.83E-006</text:p>
          </table:table-cell>
          <table:table-cell office:value-type="float" office:value="2.0134671">
            <text:p>2.0134671</text:p>
          </table:table-cell>
          <table:table-cell office:value-type="float" office:value="0.83376288">
            <text:p>0.83376288</text:p>
          </table:table-cell>
          <table:table-cell office:value-type="float" office:value="2.2695487">
            <text:p>2.2695487</text:p>
          </table:table-cell>
          <table:table-cell table:style-name="ce2" office:value-type="float" office:value="0.000423170073">
            <text:p>4.23E-004</text:p>
          </table:table-cell>
          <table:table-cell table:style-name="ce2" office:value-type="float" office:value="0.000610608142">
            <text:p>6.11E-004</text:p>
          </table:table-cell>
          <table:table-cell office:value-type="float" office:value="9.1741743">
            <text:p>9.1741743</text:p>
          </table:table-cell>
          <table:table-cell office:value-type="float" office:value="35.426098">
            <text:p>35.426098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29]" office:value-type="float" office:value="0.0606060606060606">
            <text:p>0.06</text:p>
          </table:table-cell>
          <table:table-cell table:formula="of:=([.$B$1]*(2*PI())/[.A29])*180/PI()" office:value-type="float" office:value="21.8181818181818">
            <text:p>21.8181818182</text:p>
          </table:table-cell>
          <table:table-cell table:formula="of:=2*PI()/[.A29]" office:value-type="float" office:value="0.761598219052071">
            <text:p>0.7615982191</text:p>
          </table:table-cell>
          <table:table-cell table:style-name="ce4" table:formula="of:=SQRT([.B29])" office:value-type="float" office:value="0.00313516120000232">
            <text:p>0.00314</text:p>
          </table:table-cell>
          <table:table-cell table:style-name="ce4" table:formula="of:=SQRT([.C29])" office:value-type="float" office:value="1.41896691293349">
            <text:p>1.41897</text:p>
          </table:table-cell>
          <table:table-cell table:style-name="ce4" table:formula="of:=SQRT([.D29])" office:value-type="float" office:value="0.91310617126378">
            <text:p>0.91311</text:p>
          </table:table-cell>
          <table:table-cell table:style-name="ce4" table:formula="of:=SQRT([.E29])/[.V29]" office:value-type="float" office:value="1.97807991541405">
            <text:p>1.97808</text:p>
          </table:table-cell>
          <table:table-cell table:style-name="ce4" table:formula="of:=SQRT([.F29])*180/PI()" office:value-type="float" office:value="1.17863709545361">
            <text:p>1.17864</text:p>
          </table:table-cell>
          <table:table-cell table:style-name="ce4" table:formula="of:=SQRT([.G29])*180/PI()" office:value-type="float" office:value="1.41580658492835">
            <text:p>1.41581</text:p>
          </table:table-cell>
          <table:table-cell table:style-name="ce4" table:formula="of:=SQRT([.H29])" office:value-type="float" office:value="3.02888994517794">
            <text:p>3.02889</text:p>
          </table:table-cell>
          <table:table-cell table:style-name="ce4" table:formula="of:=SQRT([.I29])" office:value-type="float" office:value="5.95198269486732">
            <text:p>5.95198</text:p>
          </table:table-cell>
          <table:table-cell/>
          <table:table-cell table:style-name="ce4" table:formula="of:=SQRT([.K29])" office:value-type="float" office:value="0">
            <text:p>0.00000</text:p>
          </table:table-cell>
          <table:table-cell table:style-name="ce4" table:formula="of:=SQRT([.L29])" office:value-type="float" office:value="0">
            <text:p>0.00000</text:p>
          </table:table-cell>
          <table:table-cell table:style-name="ce4" table:formula="of:=SQRT([.M29])" office:value-type="float" office:value="0">
            <text:p>0.00000</text:p>
          </table:table-cell>
          <table:table-cell table:style-name="ce4" table:formula="of:=SQRT([.N29])*180/PI()" office:value-type="float" office:value="0">
            <text:p>0.00000</text:p>
          </table:table-cell>
          <table:table-cell table:style-name="ce4" table:formula="of:=SQRT([.O29])*[.U29]/3" office:value-type="float" office:value="0">
            <text:p>0.00000</text:p>
          </table:table-cell>
          <table:table-cell table:style-name="ce4" table:formula="of:=SQRT([.P29])*180/PI()" office:value-type="float" office:value="0">
            <text:p>0.00000</text:p>
          </table:table-cell>
          <table:table-cell table:style-name="ce4" table:formula="of:=SQRT([.Q29])" office:value-type="float" office:value="0">
            <text:p>0.00000</text:p>
          </table:table-cell>
          <table:table-cell table:style-name="ce4" table:formula="of:=SQRT([.R29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5">
            <text:p>8.5</text:p>
          </table:table-cell>
          <table:table-cell table:style-name="ce2" office:value-type="float" office:value="0.00000928380996">
            <text:p>9.28E-006</text:p>
          </table:table-cell>
          <table:table-cell office:value-type="float" office:value="1.9430196">
            <text:p>1.9430196</text:p>
          </table:table-cell>
          <table:table-cell office:value-type="float" office:value="0.84680259">
            <text:p>0.84680259</text:p>
          </table:table-cell>
          <table:table-cell office:value-type="float" office:value="2.0135891">
            <text:p>2.0135891</text:p>
          </table:table-cell>
          <table:table-cell table:style-name="ce2" office:value-type="float" office:value="0.000384063809">
            <text:p>3.84E-004</text:p>
          </table:table-cell>
          <table:table-cell table:style-name="ce2" office:value-type="float" office:value="0.000471371546">
            <text:p>4.71E-004</text:p>
          </table:table-cell>
          <table:table-cell office:value-type="float" office:value="6.4205656">
            <text:p>6.4205656</text:p>
          </table:table-cell>
          <table:table-cell office:value-type="float" office:value="28.566339">
            <text:p>28.566339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0]" office:value-type="float" office:value="0.0588235294117647">
            <text:p>0.06</text:p>
          </table:table-cell>
          <table:table-cell table:formula="of:=([.$B$1]*(2*PI())/[.A30])*180/PI()" office:value-type="float" office:value="21.1764705882353">
            <text:p>21.1764705882</text:p>
          </table:table-cell>
          <table:table-cell table:formula="of:=2*PI()/[.A30]" office:value-type="float" office:value="0.739198271432892">
            <text:p>0.7391982714</text:p>
          </table:table-cell>
          <table:table-cell table:style-name="ce4" table:formula="of:=SQRT([.B30])" office:value-type="float" office:value="0.0030469345184956">
            <text:p>0.00305</text:p>
          </table:table-cell>
          <table:table-cell table:style-name="ce4" table:formula="of:=SQRT([.C30])" office:value-type="float" office:value="1.39392237947455">
            <text:p>1.39392</text:p>
          </table:table-cell>
          <table:table-cell table:style-name="ce4" table:formula="of:=SQRT([.D30])" office:value-type="float" office:value="0.920218772901314">
            <text:p>0.92022</text:p>
          </table:table-cell>
          <table:table-cell table:style-name="ce4" table:formula="of:=SQRT([.E30])/[.V30]" office:value-type="float" office:value="1.91966074075601">
            <text:p>1.91966</text:p>
          </table:table-cell>
          <table:table-cell table:style-name="ce4" table:formula="of:=SQRT([.F30])*180/PI()" office:value-type="float" office:value="1.1228566742888">
            <text:p>1.12286</text:p>
          </table:table-cell>
          <table:table-cell table:style-name="ce4" table:formula="of:=SQRT([.G30])*180/PI()" office:value-type="float" office:value="1.24395398002645">
            <text:p>1.24395</text:p>
          </table:table-cell>
          <table:table-cell table:style-name="ce4" table:formula="of:=SQRT([.H30])" office:value-type="float" office:value="2.53388350166301">
            <text:p>2.53388</text:p>
          </table:table-cell>
          <table:table-cell table:style-name="ce4" table:formula="of:=SQRT([.I30])" office:value-type="float" office:value="5.34474873123143">
            <text:p>5.34475</text:p>
          </table:table-cell>
          <table:table-cell/>
          <table:table-cell table:style-name="ce4" table:formula="of:=SQRT([.K30])" office:value-type="float" office:value="0">
            <text:p>0.00000</text:p>
          </table:table-cell>
          <table:table-cell table:style-name="ce4" table:formula="of:=SQRT([.L30])" office:value-type="float" office:value="0">
            <text:p>0.00000</text:p>
          </table:table-cell>
          <table:table-cell table:style-name="ce4" table:formula="of:=SQRT([.M30])" office:value-type="float" office:value="0">
            <text:p>0.00000</text:p>
          </table:table-cell>
          <table:table-cell table:style-name="ce4" table:formula="of:=SQRT([.N30])*180/PI()" office:value-type="float" office:value="0">
            <text:p>0.00000</text:p>
          </table:table-cell>
          <table:table-cell table:style-name="ce4" table:formula="of:=SQRT([.O30])*[.U30]/3" office:value-type="float" office:value="0">
            <text:p>0.00000</text:p>
          </table:table-cell>
          <table:table-cell table:style-name="ce4" table:formula="of:=SQRT([.P30])*180/PI()" office:value-type="float" office:value="0">
            <text:p>0.00000</text:p>
          </table:table-cell>
          <table:table-cell table:style-name="ce4" table:formula="of:=SQRT([.Q30])" office:value-type="float" office:value="0">
            <text:p>0.00000</text:p>
          </table:table-cell>
          <table:table-cell table:style-name="ce4" table:formula="of:=SQRT([.R30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8.75">
            <text:p>8.75</text:p>
          </table:table-cell>
          <table:table-cell table:style-name="ce2" office:value-type="float" office:value="0.00000897767131">
            <text:p>8.98E-006</text:p>
          </table:table-cell>
          <table:table-cell office:value-type="float" office:value="1.8726416">
            <text:p>1.8726416</text:p>
          </table:table-cell>
          <table:table-cell office:value-type="float" office:value="0.85962117">
            <text:p>0.85962117</text:p>
          </table:table-cell>
          <table:table-cell office:value-type="float" office:value="1.78992">
            <text:p>1.78992</text:p>
          </table:table-cell>
          <table:table-cell table:style-name="ce2" office:value-type="float" office:value="0.000348545174">
            <text:p>3.49E-004</text:p>
          </table:table-cell>
          <table:table-cell table:style-name="ce2" office:value-type="float" office:value="0.000368550536">
            <text:p>3.69E-004</text:p>
          </table:table-cell>
          <table:table-cell office:value-type="float" office:value="4.6201944">
            <text:p>4.6201944</text:p>
          </table:table-cell>
          <table:table-cell office:value-type="float" office:value="23.561119">
            <text:p>23.561119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1]" office:value-type="float" office:value="0.0571428571428571">
            <text:p>0.06</text:p>
          </table:table-cell>
          <table:table-cell table:formula="of:=([.$B$1]*(2*PI())/[.A31])*180/PI()" office:value-type="float" office:value="20.5714285714286">
            <text:p>20.5714285714</text:p>
          </table:table-cell>
          <table:table-cell table:formula="of:=2*PI()/[.A31]" office:value-type="float" office:value="0.718078320820524">
            <text:p>0.7180783208</text:p>
          </table:table-cell>
          <table:table-cell table:style-name="ce4" table:formula="of:=SQRT([.B31])" office:value-type="float" office:value="0.00299627624060266">
            <text:p>0.00300</text:p>
          </table:table-cell>
          <table:table-cell table:style-name="ce4" table:formula="of:=SQRT([.C31])" office:value-type="float" office:value="1.36844495687623">
            <text:p>1.36844</text:p>
          </table:table-cell>
          <table:table-cell table:style-name="ce4" table:formula="of:=SQRT([.D31])" office:value-type="float" office:value="0.927157575604061">
            <text:p>0.92716</text:p>
          </table:table-cell>
          <table:table-cell table:style-name="ce4" table:formula="of:=SQRT([.E31])/[.V31]" office:value-type="float" office:value="1.86313787716004">
            <text:p>1.86314</text:p>
          </table:table-cell>
          <table:table-cell table:style-name="ce4" table:formula="of:=SQRT([.F31])*180/PI()" office:value-type="float" office:value="1.06967579689977">
            <text:p>1.06968</text:p>
          </table:table-cell>
          <table:table-cell table:style-name="ce4" table:formula="of:=SQRT([.G31])*180/PI()" office:value-type="float" office:value="1.09994547132166">
            <text:p>1.09995</text:p>
          </table:table-cell>
          <table:table-cell table:style-name="ce4" table:formula="of:=SQRT([.H31])" office:value-type="float" office:value="2.1494637470774">
            <text:p>2.14946</text:p>
          </table:table-cell>
          <table:table-cell table:style-name="ce4" table:formula="of:=SQRT([.I31])" office:value-type="float" office:value="4.85397970741535">
            <text:p>4.85398</text:p>
          </table:table-cell>
          <table:table-cell/>
          <table:table-cell table:style-name="ce4" table:formula="of:=SQRT([.K31])" office:value-type="float" office:value="0">
            <text:p>0.00000</text:p>
          </table:table-cell>
          <table:table-cell table:style-name="ce4" table:formula="of:=SQRT([.L31])" office:value-type="float" office:value="0">
            <text:p>0.00000</text:p>
          </table:table-cell>
          <table:table-cell table:style-name="ce4" table:formula="of:=SQRT([.M31])" office:value-type="float" office:value="0">
            <text:p>0.00000</text:p>
          </table:table-cell>
          <table:table-cell table:style-name="ce4" table:formula="of:=SQRT([.N31])*180/PI()" office:value-type="float" office:value="0">
            <text:p>0.00000</text:p>
          </table:table-cell>
          <table:table-cell table:style-name="ce4" table:formula="of:=SQRT([.O31])*[.U31]/3" office:value-type="float" office:value="0">
            <text:p>0.00000</text:p>
          </table:table-cell>
          <table:table-cell table:style-name="ce4" table:formula="of:=SQRT([.P31])*180/PI()" office:value-type="float" office:value="0">
            <text:p>0.00000</text:p>
          </table:table-cell>
          <table:table-cell table:style-name="ce4" table:formula="of:=SQRT([.Q31])" office:value-type="float" office:value="0">
            <text:p>0.00000</text:p>
          </table:table-cell>
          <table:table-cell table:style-name="ce4" table:formula="of:=SQRT([.R31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000888501017">
            <text:p>8.89E-006</text:p>
          </table:table-cell>
          <table:table-cell office:value-type="float" office:value="1.8055507">
            <text:p>1.8055507</text:p>
          </table:table-cell>
          <table:table-cell office:value-type="float" office:value="0.87204766">
            <text:p>0.87204766</text:p>
          </table:table-cell>
          <table:table-cell office:value-type="float" office:value="1.5964699">
            <text:p>1.5964699</text:p>
          </table:table-cell>
          <table:table-cell table:style-name="ce2" office:value-type="float" office:value="0.00031630072">
            <text:p>3.16E-004</text:p>
          </table:table-cell>
          <table:table-cell table:style-name="ce2" office:value-type="float" office:value="0.000292338576">
            <text:p>2.92E-004</text:p>
          </table:table-cell>
          <table:table-cell office:value-type="float" office:value="3.4064746">
            <text:p>3.4064746</text:p>
          </table:table-cell>
          <table:table-cell office:value-type="float" office:value="19.814045">
            <text:p>19.814045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2]" office:value-type="float" office:value="0.0555555555555556">
            <text:p>0.06</text:p>
          </table:table-cell>
          <table:table-cell table:formula="of:=([.$B$1]*(2*PI())/[.A32])*180/PI()" office:value-type="float" office:value="20">
            <text:p>20</text:p>
          </table:table-cell>
          <table:table-cell table:formula="of:=2*PI()/[.A32]" office:value-type="float" office:value="0.698131700797732">
            <text:p>0.6981317008</text:p>
          </table:table-cell>
          <table:table-cell table:style-name="ce4" table:formula="of:=SQRT([.B32])" office:value-type="float" office:value="0.00298077341809135">
            <text:p>0.00298</text:p>
          </table:table-cell>
          <table:table-cell table:style-name="ce4" table:formula="of:=SQRT([.C32])" office:value-type="float" office:value="1.34370781794258">
            <text:p>1.34371</text:p>
          </table:table-cell>
          <table:table-cell table:style-name="ce4" table:formula="of:=SQRT([.D32])" office:value-type="float" office:value="0.933834921171831">
            <text:p>0.93383</text:p>
          </table:table-cell>
          <table:table-cell table:style-name="ce4" table:formula="of:=SQRT([.E32])/[.V32]" office:value-type="float" office:value="1.80985177661781">
            <text:p>1.80985</text:p>
          </table:table-cell>
          <table:table-cell table:style-name="ce4" table:formula="of:=SQRT([.F32])*180/PI()" office:value-type="float" office:value="1.01899657120585">
            <text:p>1.01900</text:p>
          </table:table-cell>
          <table:table-cell table:style-name="ce4" table:formula="of:=SQRT([.G32])*180/PI()" office:value-type="float" office:value="0.979638164653762">
            <text:p>0.97964</text:p>
          </table:table-cell>
          <table:table-cell table:style-name="ce4" table:formula="of:=SQRT([.H32])" office:value-type="float" office:value="1.84566372885204">
            <text:p>1.84566</text:p>
          </table:table-cell>
          <table:table-cell table:style-name="ce4" table:formula="of:=SQRT([.I32])" office:value-type="float" office:value="4.45129700199841">
            <text:p>4.45130</text:p>
          </table:table-cell>
          <table:table-cell/>
          <table:table-cell table:style-name="ce4" table:formula="of:=SQRT([.K32])" office:value-type="float" office:value="0">
            <text:p>0.00000</text:p>
          </table:table-cell>
          <table:table-cell table:style-name="ce4" table:formula="of:=SQRT([.L32])" office:value-type="float" office:value="0">
            <text:p>0.00000</text:p>
          </table:table-cell>
          <table:table-cell table:style-name="ce4" table:formula="of:=SQRT([.M32])" office:value-type="float" office:value="0">
            <text:p>0.00000</text:p>
          </table:table-cell>
          <table:table-cell table:style-name="ce4" table:formula="of:=SQRT([.N32])*180/PI()" office:value-type="float" office:value="0">
            <text:p>0.00000</text:p>
          </table:table-cell>
          <table:table-cell table:style-name="ce4" table:formula="of:=SQRT([.O32])*[.U32]/3" office:value-type="float" office:value="0">
            <text:p>0.00000</text:p>
          </table:table-cell>
          <table:table-cell table:style-name="ce4" table:formula="of:=SQRT([.P32])*180/PI()" office:value-type="float" office:value="0">
            <text:p>0.00000</text:p>
          </table:table-cell>
          <table:table-cell table:style-name="ce4" table:formula="of:=SQRT([.Q32])" office:value-type="float" office:value="0">
            <text:p>0.00000</text:p>
          </table:table-cell>
          <table:table-cell table:style-name="ce4" table:formula="of:=SQRT([.R32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25">
            <text:p>9.25</text:p>
          </table:table-cell>
          <table:table-cell table:style-name="ce2" office:value-type="float" office:value="0.00000898066537">
            <text:p>8.98E-006</text:p>
          </table:table-cell>
          <table:table-cell office:value-type="float" office:value="1.7432765">
            <text:p>1.7432765</text:p>
          </table:table-cell>
          <table:table-cell office:value-type="float" office:value="0.88397819">
            <text:p>0.88397819</text:p>
          </table:table-cell>
          <table:table-cell office:value-type="float" office:value="1.4298091">
            <text:p>1.4298091</text:p>
          </table:table-cell>
          <table:table-cell table:style-name="ce2" office:value-type="float" office:value="0.000287060568">
            <text:p>2.87E-004</text:p>
          </table:table-cell>
          <table:table-cell table:style-name="ce2" office:value-type="float" office:value="0.000235903659">
            <text:p>2.36E-004</text:p>
          </table:table-cell>
          <table:table-cell office:value-type="float" office:value="2.5660193">
            <text:p>2.5660193</text:p>
          </table:table-cell>
          <table:table-cell office:value-type="float" office:value="16.946011">
            <text:p>16.946011</text:p>
          </table:table-cell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3]" office:value-type="float" office:value="0.0540540540540541">
            <text:p>0.05</text:p>
          </table:table-cell>
          <table:table-cell table:formula="of:=([.$B$1]*(2*PI())/[.A33])*180/PI()" office:value-type="float" office:value="19.4594594594595">
            <text:p>19.4594594595</text:p>
          </table:table-cell>
          <table:table-cell table:formula="of:=2*PI()/[.A33]" office:value-type="float" office:value="0.679263276451847">
            <text:p>0.6792632765</text:p>
          </table:table-cell>
          <table:table-cell table:style-name="ce4" table:formula="of:=SQRT([.B33])" office:value-type="float" office:value="0.00299677582912036">
            <text:p>0.00300</text:p>
          </table:table-cell>
          <table:table-cell table:style-name="ce4" table:formula="of:=SQRT([.C33])" office:value-type="float" office:value="1.32033196583284">
            <text:p>1.32033</text:p>
          </table:table-cell>
          <table:table-cell table:style-name="ce4" table:formula="of:=SQRT([.D33])" office:value-type="float" office:value="0.940201143373055">
            <text:p>0.94020</text:p>
          </table:table-cell>
          <table:table-cell table:style-name="ce4" table:formula="of:=SQRT([.E33])/[.V33]" office:value-type="float" office:value="1.7603575723867">
            <text:p>1.76036</text:p>
          </table:table-cell>
          <table:table-cell table:style-name="ce4" table:formula="of:=SQRT([.F33])*180/PI()" office:value-type="float" office:value="0.970754477439264">
            <text:p>0.97075</text:p>
          </table:table-cell>
          <table:table-cell table:style-name="ce4" table:formula="of:=SQRT([.G33])*180/PI()" office:value-type="float" office:value="0.880014789509929">
            <text:p>0.88001</text:p>
          </table:table-cell>
          <table:table-cell table:style-name="ce4" table:formula="of:=SQRT([.H33])" office:value-type="float" office:value="1.60187992683597">
            <text:p>1.60188</text:p>
          </table:table-cell>
          <table:table-cell table:style-name="ce4" table:formula="of:=SQRT([.I33])" office:value-type="float" office:value="4.11655329128629">
            <text:p>4.11655</text:p>
          </table:table-cell>
          <table:table-cell/>
          <table:table-cell table:style-name="ce4" table:formula="of:=SQRT([.K33])" office:value-type="float" office:value="0">
            <text:p>0.00000</text:p>
          </table:table-cell>
          <table:table-cell table:style-name="ce4" table:formula="of:=SQRT([.L33])" office:value-type="float" office:value="0">
            <text:p>0.00000</text:p>
          </table:table-cell>
          <table:table-cell table:style-name="ce4" table:formula="of:=SQRT([.M33])" office:value-type="float" office:value="0">
            <text:p>0.00000</text:p>
          </table:table-cell>
          <table:table-cell table:style-name="ce4" table:formula="of:=SQRT([.N33])*180/PI()" office:value-type="float" office:value="0">
            <text:p>0.00000</text:p>
          </table:table-cell>
          <table:table-cell table:style-name="ce4" table:formula="of:=SQRT([.O33])*[.U33]/3" office:value-type="float" office:value="0">
            <text:p>0.00000</text:p>
          </table:table-cell>
          <table:table-cell table:style-name="ce4" table:formula="of:=SQRT([.P33])*180/PI()" office:value-type="float" office:value="0">
            <text:p>0.00000</text:p>
          </table:table-cell>
          <table:table-cell table:style-name="ce4" table:formula="of:=SQRT([.Q33])" office:value-type="float" office:value="0">
            <text:p>0.00000</text:p>
          </table:table-cell>
          <table:table-cell table:style-name="ce4" table:formula="of:=SQRT([.R33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5">
            <text:p>9.5</text:p>
          </table:table-cell>
          <table:table-cell table:style-name="ce2" office:value-type="float" office:value="0.0000092402106">
            <text:p>9.24E-006</text:p>
          </table:table-cell>
          <table:table-cell office:value-type="float" office:value="1.6863666">
            <text:p>1.6863666</text:p>
          </table:table-cell>
          <table:table-cell office:value-type="float" office:value="0.89534956">
            <text:p>0.89534956</text:p>
          </table:table-cell>
          <table:table-cell office:value-type="float" office:value="1.2862585">
            <text:p>1.2862585</text:p>
          </table:table-cell>
          <table:table-cell table:style-name="ce2" office:value-type="float" office:value="0.000260581466">
            <text:p>2.61E-004</text:p>
          </table:table-cell>
          <table:table-cell table:style-name="ce2" office:value-type="float" office:value="0.000194432054">
            <text:p>1.94E-004</text:p>
          </table:table-cell>
          <table:table-cell office:value-type="float" office:value="1.9700413">
            <text:p>1.9700413</text:p>
          </table:table-cell>
          <table:table-cell office:value-type="float" office:value="14.707733">
            <text:p>14.707733</text:p>
          </table:table-cell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4]" office:value-type="float" office:value="0.0526315789473684">
            <text:p>0.05</text:p>
          </table:table-cell>
          <table:table-cell table:formula="of:=([.$B$1]*(2*PI())/[.A34])*180/PI()" office:value-type="float" office:value="18.9473684210526">
            <text:p>18.9473684211</text:p>
          </table:table-cell>
          <table:table-cell table:formula="of:=2*PI()/[.A34]" office:value-type="float" office:value="0.661387927071535">
            <text:p>0.6613879271</text:p>
          </table:table-cell>
          <table:table-cell table:style-name="ce4" table:formula="of:=SQRT([.B34])" office:value-type="float" office:value="0.00303977147167349">
            <text:p>0.00304</text:p>
          </table:table-cell>
          <table:table-cell table:style-name="ce4" table:formula="of:=SQRT([.C34])" office:value-type="float" office:value="1.29860178653812">
            <text:p>1.29860</text:p>
          </table:table-cell>
          <table:table-cell table:style-name="ce4" table:formula="of:=SQRT([.D34])" office:value-type="float" office:value="0.946229126586156">
            <text:p>0.94623</text:p>
          </table:table-cell>
          <table:table-cell table:style-name="ce4" table:formula="of:=SQRT([.E34])/[.V34]" office:value-type="float" office:value="1.71477785299759">
            <text:p>1.71478</text:p>
          </table:table-cell>
          <table:table-cell table:style-name="ce4" table:formula="of:=SQRT([.F34])*180/PI()" office:value-type="float" office:value="0.924899178981239">
            <text:p>0.92490</text:p>
          </table:table-cell>
          <table:table-cell table:style-name="ce4" table:formula="of:=SQRT([.G34])*180/PI()" office:value-type="float" office:value="0.798926017549201">
            <text:p>0.79893</text:p>
          </table:table-cell>
          <table:table-cell table:style-name="ce4" table:formula="of:=SQRT([.H34])" office:value-type="float" office:value="1.40358159720053">
            <text:p>1.40358</text:p>
          </table:table-cell>
          <table:table-cell table:style-name="ce4" table:formula="of:=SQRT([.I34])" office:value-type="float" office:value="3.83506623150109">
            <text:p>3.83507</text:p>
          </table:table-cell>
          <table:table-cell/>
          <table:table-cell table:style-name="ce4" table:formula="of:=SQRT([.K34])" office:value-type="float" office:value="0">
            <text:p>0.00000</text:p>
          </table:table-cell>
          <table:table-cell table:style-name="ce4" table:formula="of:=SQRT([.L34])" office:value-type="float" office:value="0">
            <text:p>0.00000</text:p>
          </table:table-cell>
          <table:table-cell table:style-name="ce4" table:formula="of:=SQRT([.M34])" office:value-type="float" office:value="0">
            <text:p>0.00000</text:p>
          </table:table-cell>
          <table:table-cell table:style-name="ce4" table:formula="of:=SQRT([.N34])*180/PI()" office:value-type="float" office:value="0">
            <text:p>0.00000</text:p>
          </table:table-cell>
          <table:table-cell table:style-name="ce4" table:formula="of:=SQRT([.O34])*[.U34]/3" office:value-type="float" office:value="0">
            <text:p>0.00000</text:p>
          </table:table-cell>
          <table:table-cell table:style-name="ce4" table:formula="of:=SQRT([.P34])*180/PI()" office:value-type="float" office:value="0">
            <text:p>0.00000</text:p>
          </table:table-cell>
          <table:table-cell table:style-name="ce4" table:formula="of:=SQRT([.Q34])" office:value-type="float" office:value="0">
            <text:p>0.00000</text:p>
          </table:table-cell>
          <table:table-cell table:style-name="ce4" table:formula="of:=SQRT([.R34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9.75">
            <text:p>9.75</text:p>
          </table:table-cell>
          <table:table-cell table:style-name="ce2" office:value-type="float" office:value="0.0000096404201">
            <text:p>9.64E-006</text:p>
          </table:table-cell>
          <table:table-cell office:value-type="float" office:value="1.6348096">
            <text:p>1.6348096</text:p>
          </table:table-cell>
          <table:table-cell office:value-type="float" office:value="0.90613198">
            <text:p>0.90613198</text:p>
          </table:table-cell>
          <table:table-cell office:value-type="float" office:value="1.162358">
            <text:p>1.162358</text:p>
          </table:table-cell>
          <table:table-cell table:style-name="ce2" office:value-type="float" office:value="0.000236641921">
            <text:p>2.37E-004</text:p>
          </table:table-cell>
          <table:table-cell table:style-name="ce2" office:value-type="float" office:value="0.000164455167">
            <text:p>1.64E-004</text:p>
          </table:table-cell>
          <table:table-cell office:value-type="float" office:value="1.538325">
            <text:p>1.538325</text:p>
          </table:table-cell>
          <table:table-cell office:value-type="float" office:value="12.93046">
            <text:p>12.93046</text:p>
          </table:table-cell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5]" office:value-type="float" office:value="0.0512820512820513">
            <text:p>0.05</text:p>
          </table:table-cell>
          <table:table-cell table:formula="of:=([.$B$1]*(2*PI())/[.A35])*180/PI()" office:value-type="float" office:value="18.4615384615385">
            <text:p>18.4615384615</text:p>
          </table:table-cell>
          <table:table-cell table:formula="of:=2*PI()/[.A35]" office:value-type="float" office:value="0.644429262274829">
            <text:p>0.6444292623</text:p>
          </table:table-cell>
          <table:table-cell table:style-name="ce4" table:formula="of:=SQRT([.B35])" office:value-type="float" office:value="0.00310490259106465">
            <text:p>0.00310</text:p>
          </table:table-cell>
          <table:table-cell table:style-name="ce4" table:formula="of:=SQRT([.C35])" office:value-type="float" office:value="1.27859673079513">
            <text:p>1.27860</text:p>
          </table:table-cell>
          <table:table-cell table:style-name="ce4" table:formula="of:=SQRT([.D35])" office:value-type="float" office:value="0.951909649073902">
            <text:p>0.95191</text:p>
          </table:table-cell>
          <table:table-cell table:style-name="ce4" table:formula="of:=SQRT([.E35])/[.V35]" office:value-type="float" office:value="1.67299522666361">
            <text:p>1.67300</text:p>
          </table:table-cell>
          <table:table-cell table:style-name="ce4" table:formula="of:=SQRT([.F35])*180/PI()" office:value-type="float" office:value="0.881390719793315">
            <text:p>0.88139</text:p>
          </table:table-cell>
          <table:table-cell table:style-name="ce4" table:formula="of:=SQRT([.G35])*180/PI()" office:value-type="float" office:value="0.734761503155848">
            <text:p>0.73476</text:p>
          </table:table-cell>
          <table:table-cell table:style-name="ce4" table:formula="of:=SQRT([.H35])" office:value-type="float" office:value="1.24029230425735">
            <text:p>1.24029</text:p>
          </table:table-cell>
          <table:table-cell table:style-name="ce4" table:formula="of:=SQRT([.I35])" office:value-type="float" office:value="3.59589488166715">
            <text:p>3.59589</text:p>
          </table:table-cell>
          <table:table-cell/>
          <table:table-cell table:style-name="ce4" table:formula="of:=SQRT([.K35])" office:value-type="float" office:value="0">
            <text:p>0.00000</text:p>
          </table:table-cell>
          <table:table-cell table:style-name="ce4" table:formula="of:=SQRT([.L35])" office:value-type="float" office:value="0">
            <text:p>0.00000</text:p>
          </table:table-cell>
          <table:table-cell table:style-name="ce4" table:formula="of:=SQRT([.M35])" office:value-type="float" office:value="0">
            <text:p>0.00000</text:p>
          </table:table-cell>
          <table:table-cell table:style-name="ce4" table:formula="of:=SQRT([.N35])*180/PI()" office:value-type="float" office:value="0">
            <text:p>0.00000</text:p>
          </table:table-cell>
          <table:table-cell table:style-name="ce4" table:formula="of:=SQRT([.O35])*[.U35]/3" office:value-type="float" office:value="0">
            <text:p>0.00000</text:p>
          </table:table-cell>
          <table:table-cell table:style-name="ce4" table:formula="of:=SQRT([.P35])*180/PI()" office:value-type="float" office:value="0">
            <text:p>0.00000</text:p>
          </table:table-cell>
          <table:table-cell table:style-name="ce4" table:formula="of:=SQRT([.Q35])" office:value-type="float" office:value="0">
            <text:p>0.00000</text:p>
          </table:table-cell>
          <table:table-cell table:style-name="ce4" table:formula="of:=SQRT([.R35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101599244">
            <text:p>1.02E-005</text:p>
          </table:table-cell>
          <table:table-cell office:value-type="float" office:value="1.5883163">
            <text:p>1.5883163</text:p>
          </table:table-cell>
          <table:table-cell office:value-type="float" office:value="0.91631126">
            <text:p>0.91631126</text:p>
          </table:table-cell>
          <table:table-cell office:value-type="float" office:value="1.0550693">
            <text:p>1.0550693</text:p>
          </table:table-cell>
          <table:table-cell table:style-name="ce2" office:value-type="float" office:value="0.000215033506">
            <text:p>2.15E-004</text:p>
          </table:table-cell>
          <table:table-cell table:style-name="ce2" office:value-type="float" office:value="0.000143396945">
            <text:p>1.43E-004</text:p>
          </table:table-cell>
          <table:table-cell office:value-type="float" office:value="1.2195306">
            <text:p>1.2195306</text:p>
          </table:table-cell>
          <table:table-cell office:value-type="float" office:value="11.497249">
            <text:p>11.497249</text:p>
          </table:table-cell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6]" office:value-type="float" office:value="0.05">
            <text:p>0.05</text:p>
          </table:table-cell>
          <table:table-cell table:formula="of:=([.$B$1]*(2*PI())/[.A36])*180/PI()" office:value-type="float" office:value="18">
            <text:p>18</text:p>
          </table:table-cell>
          <table:table-cell table:formula="of:=2*PI()/[.A36]" office:value-type="float" office:value="0.628318530717959">
            <text:p>0.6283185307</text:p>
          </table:table-cell>
          <table:table-cell table:style-name="ce4" table:formula="of:=SQRT([.B36])" office:value-type="float" office:value="0.00318746363116507">
            <text:p>0.00319</text:p>
          </table:table-cell>
          <table:table-cell table:style-name="ce4" table:formula="of:=SQRT([.C36])" office:value-type="float" office:value="1.26028421397715">
            <text:p>1.26028</text:p>
          </table:table-cell>
          <table:table-cell table:style-name="ce4" table:formula="of:=SQRT([.D36])" office:value-type="float" office:value="0.957241484683985">
            <text:p>0.95724</text:p>
          </table:table-cell>
          <table:table-cell table:style-name="ce4" table:formula="of:=SQRT([.E36])/[.V36]" office:value-type="float" office:value="1.63478492699111">
            <text:p>1.63478</text:p>
          </table:table-cell>
          <table:table-cell table:style-name="ce4" table:formula="of:=SQRT([.F36])*180/PI()" office:value-type="float" office:value="0.840186502487447">
            <text:p>0.84019</text:p>
          </table:table-cell>
          <table:table-cell table:style-name="ce4" table:formula="of:=SQRT([.G36])*180/PI()" office:value-type="float" office:value="0.686108155918791">
            <text:p>0.68611</text:p>
          </table:table-cell>
          <table:table-cell table:style-name="ce4" table:formula="of:=SQRT([.H36])" office:value-type="float" office:value="1.10432359387998">
            <text:p>1.10432</text:p>
          </table:table-cell>
          <table:table-cell table:style-name="ce4" table:formula="of:=SQRT([.I36])" office:value-type="float" office:value="3.39075935448094">
            <text:p>3.39076</text:p>
          </table:table-cell>
          <table:table-cell/>
          <table:table-cell table:style-name="ce4" table:formula="of:=SQRT([.K36])" office:value-type="float" office:value="0">
            <text:p>0.00000</text:p>
          </table:table-cell>
          <table:table-cell table:style-name="ce4" table:formula="of:=SQRT([.L36])" office:value-type="float" office:value="0">
            <text:p>0.00000</text:p>
          </table:table-cell>
          <table:table-cell table:style-name="ce4" table:formula="of:=SQRT([.M36])" office:value-type="float" office:value="0">
            <text:p>0.00000</text:p>
          </table:table-cell>
          <table:table-cell table:style-name="ce4" table:formula="of:=SQRT([.N36])*180/PI()" office:value-type="float" office:value="0">
            <text:p>0.00000</text:p>
          </table:table-cell>
          <table:table-cell table:style-name="ce4" table:formula="of:=SQRT([.O36])*[.U36]/3" office:value-type="float" office:value="0">
            <text:p>0.00000</text:p>
          </table:table-cell>
          <table:table-cell table:style-name="ce4" table:formula="of:=SQRT([.P36])*180/PI()" office:value-type="float" office:value="0">
            <text:p>0.00000</text:p>
          </table:table-cell>
          <table:table-cell table:style-name="ce4" table:formula="of:=SQRT([.Q36])" office:value-type="float" office:value="0">
            <text:p>0.00000</text:p>
          </table:table-cell>
          <table:table-cell table:style-name="ce4" table:formula="of:=SQRT([.R36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0.5">
            <text:p>10.5</text:p>
          </table:table-cell>
          <table:table-cell table:style-name="ce2" office:value-type="float" office:value="0.0000106660718">
            <text:p>1.07E-005</text:p>
          </table:table-cell>
          <table:table-cell office:value-type="float" office:value="1.4718348">
            <text:p>1.4718348</text:p>
          </table:table-cell>
          <table:table-cell office:value-type="float" office:value="0.93038827">
            <text:p>0.93038827</text:p>
          </table:table-cell>
          <table:table-cell office:value-type="float" office:value="0.85379952">
            <text:p>0.85379952</text:p>
          </table:table-cell>
          <table:table-cell table:style-name="ce2" office:value-type="float" office:value="0.000182604053">
            <text:p>1.83E-004</text:p>
          </table:table-cell>
          <table:table-cell table:style-name="ce2" office:value-type="float" office:value="0.000104043327">
            <text:p>1.04E-004</text:p>
          </table:table-cell>
          <table:table-cell office:value-type="float" office:value="0.78395933">
            <text:p>0.78395933</text:p>
          </table:table-cell>
          <table:table-cell office:value-type="float" office:value="9.1257296">
            <text:p>9.1257296</text:p>
          </table:table-cell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7]" office:value-type="float" office:value="0.0476190476190476">
            <text:p>0.05</text:p>
          </table:table-cell>
          <table:table-cell table:formula="of:=([.$B$1]*(2*PI())/[.A37])*180/PI()" office:value-type="float" office:value="17.1428571428571">
            <text:p>17.1428571429</text:p>
          </table:table-cell>
          <table:table-cell table:formula="of:=2*PI()/[.A37]" office:value-type="float" office:value="0.59839860068377">
            <text:p>0.5983986007</text:p>
          </table:table-cell>
          <table:table-cell table:style-name="ce4" table:formula="of:=SQRT([.B37])" office:value-type="float" office:value="0.00326589525245376">
            <text:p>0.00327</text:p>
          </table:table-cell>
          <table:table-cell table:style-name="ce4" table:formula="of:=SQRT([.C37])" office:value-type="float" office:value="1.21319198810411">
            <text:p>1.21319</text:p>
          </table:table-cell>
          <table:table-cell table:style-name="ce4" table:formula="of:=SQRT([.D37])" office:value-type="float" office:value="0.964566363709621">
            <text:p>0.96457</text:p>
          </table:table-cell>
          <table:table-cell table:style-name="ce4" table:formula="of:=SQRT([.E37])/[.V37]" office:value-type="float" office:value="1.54414252661894">
            <text:p>1.54414</text:p>
          </table:table-cell>
          <table:table-cell table:style-name="ce4" table:formula="of:=SQRT([.F37])*180/PI()" office:value-type="float" office:value="0.774243982686518">
            <text:p>0.77424</text:p>
          </table:table-cell>
          <table:table-cell table:style-name="ce4" table:formula="of:=SQRT([.G37])*180/PI()" office:value-type="float" office:value="0.584426295226309">
            <text:p>0.58443</text:p>
          </table:table-cell>
          <table:table-cell table:style-name="ce4" table:formula="of:=SQRT([.H37])" office:value-type="float" office:value="0.885414778507791">
            <text:p>0.88541</text:p>
          </table:table-cell>
          <table:table-cell table:style-name="ce4" table:formula="of:=SQRT([.I37])" office:value-type="float" office:value="3.02088225523604">
            <text:p>3.02088</text:p>
          </table:table-cell>
          <table:table-cell/>
          <table:table-cell table:style-name="ce4" table:formula="of:=SQRT([.K37])" office:value-type="float" office:value="0">
            <text:p>0.00000</text:p>
          </table:table-cell>
          <table:table-cell table:style-name="ce4" table:formula="of:=SQRT([.L37])" office:value-type="float" office:value="0">
            <text:p>0.00000</text:p>
          </table:table-cell>
          <table:table-cell table:style-name="ce4" table:formula="of:=SQRT([.M37])" office:value-type="float" office:value="0">
            <text:p>0.00000</text:p>
          </table:table-cell>
          <table:table-cell table:style-name="ce4" table:formula="of:=SQRT([.N37])*180/PI()" office:value-type="float" office:value="0">
            <text:p>0.00000</text:p>
          </table:table-cell>
          <table:table-cell table:style-name="ce4" table:formula="of:=SQRT([.O37])*[.U37]/3" office:value-type="float" office:value="0">
            <text:p>0.00000</text:p>
          </table:table-cell>
          <table:table-cell table:style-name="ce4" table:formula="of:=SQRT([.P37])*180/PI()" office:value-type="float" office:value="0">
            <text:p>0.00000</text:p>
          </table:table-cell>
          <table:table-cell table:style-name="ce4" table:formula="of:=SQRT([.Q37])" office:value-type="float" office:value="0">
            <text:p>0.00000</text:p>
          </table:table-cell>
          <table:table-cell table:style-name="ce4" table:formula="of:=SQRT([.R37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00113208962">
            <text:p>1.13E-005</text:p>
          </table:table-cell>
          <table:table-cell office:value-type="float" office:value="1.3964454">
            <text:p>1.3964454</text:p>
          </table:table-cell>
          <table:table-cell office:value-type="float" office:value="0.94079626">
            <text:p>0.94079626</text:p>
          </table:table-cell>
          <table:table-cell office:value-type="float" office:value="0.71351856">
            <text:p>0.71351856</text:p>
          </table:table-cell>
          <table:table-cell table:style-name="ce2" office:value-type="float" office:value="0.000156635797">
            <text:p>1.57E-004</text:p>
          </table:table-cell>
          <table:table-cell table:style-name="ce2" office:value-type="float" office:value="0.0000705372149">
            <text:p>7.05E-005</text:p>
          </table:table-cell>
          <table:table-cell office:value-type="float" office:value="0.53559959">
            <text:p>0.53559959</text:p>
          </table:table-cell>
          <table:table-cell office:value-type="float" office:value="7.5947037">
            <text:p>7.5947037</text:p>
          </table:table-cell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8]" office:value-type="float" office:value="0.0454545454545455">
            <text:p>0.05</text:p>
          </table:table-cell>
          <table:table-cell table:formula="of:=([.$B$1]*(2*PI())/[.A38])*180/PI()" office:value-type="float" office:value="16.3636363636364">
            <text:p>16.3636363636</text:p>
          </table:table-cell>
          <table:table-cell table:formula="of:=2*PI()/[.A38]" office:value-type="float" office:value="0.571198664289053">
            <text:p>0.5711986643</text:p>
          </table:table-cell>
          <table:table-cell table:style-name="ce4" table:formula="of:=SQRT([.B38])" office:value-type="float" office:value="0.00336465394951695">
            <text:p>0.00336</text:p>
          </table:table-cell>
          <table:table-cell table:style-name="ce4" table:formula="of:=SQRT([.C38])" office:value-type="float" office:value="1.18171290929735">
            <text:p>1.18171</text:p>
          </table:table-cell>
          <table:table-cell table:style-name="ce4" table:formula="of:=SQRT([.D38])" office:value-type="float" office:value="0.969946524299149">
            <text:p>0.96995</text:p>
          </table:table-cell>
          <table:table-cell table:style-name="ce4" table:formula="of:=SQRT([.E38])/[.V38]" office:value-type="float" office:value="1.47882047178208">
            <text:p>1.47882</text:p>
          </table:table-cell>
          <table:table-cell table:style-name="ce4" table:formula="of:=SQRT([.F38])*180/PI()" office:value-type="float" office:value="0.71708088039687">
            <text:p>0.71708</text:p>
          </table:table-cell>
          <table:table-cell table:style-name="ce4" table:formula="of:=SQRT([.G38])*180/PI()" office:value-type="float" office:value="0.481206833893559">
            <text:p>0.48121</text:p>
          </table:table-cell>
          <table:table-cell table:style-name="ce4" table:formula="of:=SQRT([.H38])" office:value-type="float" office:value="0.731846698428025">
            <text:p>0.73185</text:p>
          </table:table-cell>
          <table:table-cell table:style-name="ce4" table:formula="of:=SQRT([.I38])" office:value-type="float" office:value="2.75584899804035">
            <text:p>2.75585</text:p>
          </table:table-cell>
          <table:table-cell/>
          <table:table-cell table:style-name="ce4" table:formula="of:=SQRT([.K38])" office:value-type="float" office:value="0">
            <text:p>0.00000</text:p>
          </table:table-cell>
          <table:table-cell table:style-name="ce4" table:formula="of:=SQRT([.L38])" office:value-type="float" office:value="0">
            <text:p>0.00000</text:p>
          </table:table-cell>
          <table:table-cell table:style-name="ce4" table:formula="of:=SQRT([.M38])" office:value-type="float" office:value="0">
            <text:p>0.00000</text:p>
          </table:table-cell>
          <table:table-cell table:style-name="ce4" table:formula="of:=SQRT([.N38])*180/PI()" office:value-type="float" office:value="0">
            <text:p>0.00000</text:p>
          </table:table-cell>
          <table:table-cell table:style-name="ce4" table:formula="of:=SQRT([.O38])*[.U38]/3" office:value-type="float" office:value="0">
            <text:p>0.00000</text:p>
          </table:table-cell>
          <table:table-cell table:style-name="ce4" table:formula="of:=SQRT([.P38])*180/PI()" office:value-type="float" office:value="0">
            <text:p>0.00000</text:p>
          </table:table-cell>
          <table:table-cell table:style-name="ce4" table:formula="of:=SQRT([.Q38])" office:value-type="float" office:value="0">
            <text:p>0.00000</text:p>
          </table:table-cell>
          <table:table-cell table:style-name="ce4" table:formula="of:=SQRT([.R38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1.5">
            <text:p>11.5</text:p>
          </table:table-cell>
          <table:table-cell table:style-name="ce2" office:value-type="float" office:value="0.0000122565016">
            <text:p>1.23E-005</text:p>
          </table:table-cell>
          <table:table-cell office:value-type="float" office:value="1.3525454">
            <text:p>1.3525454</text:p>
          </table:table-cell>
          <table:table-cell office:value-type="float" office:value="0.94996858">
            <text:p>0.94996858</text:p>
          </table:table-cell>
          <table:table-cell office:value-type="float" office:value="0.6156823">
            <text:p>0.6156823</text:p>
          </table:table-cell>
          <table:table-cell table:style-name="ce2" office:value-type="float" office:value="0.000134599686">
            <text:p>1.35E-004</text:p>
          </table:table-cell>
          <table:table-cell table:style-name="ce2" office:value-type="float" office:value="0.0000492510262">
            <text:p>4.93E-005</text:p>
          </table:table-cell>
          <table:table-cell office:value-type="float" office:value="0.3824237">
            <text:p>0.3824237</text:p>
          </table:table-cell>
          <table:table-cell office:value-type="float" office:value="6.572578">
            <text:p>6.572578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39]" office:value-type="float" office:value="0.0434782608695652">
            <text:p>0.04</text:p>
          </table:table-cell>
          <table:table-cell table:formula="of:=([.$B$1]*(2*PI())/[.A39])*180/PI()" office:value-type="float" office:value="15.6521739130435">
            <text:p>15.652173913</text:p>
          </table:table-cell>
          <table:table-cell table:formula="of:=2*PI()/[.A39]" office:value-type="float" office:value="0.546363939754747">
            <text:p>0.5463639398</text:p>
          </table:table-cell>
          <table:table-cell table:style-name="ce4" table:formula="of:=SQRT([.B39])" office:value-type="float" office:value="0.0035009286767942">
            <text:p>0.00350</text:p>
          </table:table-cell>
          <table:table-cell table:style-name="ce4" table:formula="of:=SQRT([.C39])" office:value-type="float" office:value="1.16298985378205">
            <text:p>1.16299</text:p>
          </table:table-cell>
          <table:table-cell table:style-name="ce4" table:formula="of:=SQRT([.D39])" office:value-type="float" office:value="0.974663316227712">
            <text:p>0.97466</text:p>
          </table:table-cell>
          <table:table-cell table:style-name="ce4" table:formula="of:=SQRT([.E39])/[.V39]" office:value-type="float" office:value="1.43613843809415">
            <text:p>1.43614</text:p>
          </table:table-cell>
          <table:table-cell table:style-name="ce4" table:formula="of:=SQRT([.F39])*180/PI()" office:value-type="float" office:value="0.664729045484239">
            <text:p>0.66473</text:p>
          </table:table-cell>
          <table:table-cell table:style-name="ce4" table:formula="of:=SQRT([.G39])*180/PI()" office:value-type="float" office:value="0.402096482891799">
            <text:p>0.40210</text:p>
          </table:table-cell>
          <table:table-cell table:style-name="ce4" table:formula="of:=SQRT([.H39])" office:value-type="float" office:value="0.618404155872193">
            <text:p>0.61840</text:p>
          </table:table-cell>
          <table:table-cell table:style-name="ce4" table:formula="of:=SQRT([.I39])" office:value-type="float" office:value="2.56370396106883">
            <text:p>2.56370</text:p>
          </table:table-cell>
          <table:table-cell/>
          <table:table-cell table:style-name="ce4" table:formula="of:=SQRT([.K39])" office:value-type="float" office:value="0">
            <text:p>0.00000</text:p>
          </table:table-cell>
          <table:table-cell table:style-name="ce4" table:formula="of:=SQRT([.L39])" office:value-type="float" office:value="0">
            <text:p>0.00000</text:p>
          </table:table-cell>
          <table:table-cell table:style-name="ce4" table:formula="of:=SQRT([.M39])" office:value-type="float" office:value="0">
            <text:p>0.00000</text:p>
          </table:table-cell>
          <table:table-cell table:style-name="ce4" table:formula="of:=SQRT([.N39])*180/PI()" office:value-type="float" office:value="0">
            <text:p>0.00000</text:p>
          </table:table-cell>
          <table:table-cell table:style-name="ce4" table:formula="of:=SQRT([.O39])*[.U39]/3" office:value-type="float" office:value="0">
            <text:p>0.00000</text:p>
          </table:table-cell>
          <table:table-cell table:style-name="ce4" table:formula="of:=SQRT([.P39])*180/PI()" office:value-type="float" office:value="0">
            <text:p>0.00000</text:p>
          </table:table-cell>
          <table:table-cell table:style-name="ce4" table:formula="of:=SQRT([.Q39])" office:value-type="float" office:value="0">
            <text:p>0.00000</text:p>
          </table:table-cell>
          <table:table-cell table:style-name="ce4" table:formula="of:=SQRT([.R39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00133918747">
            <text:p>1.34E-005</text:p>
          </table:table-cell>
          <table:table-cell office:value-type="float" office:value="1.3236688">
            <text:p>1.3236688</text:p>
          </table:table-cell>
          <table:table-cell office:value-type="float" office:value="0.95815724">
            <text:p>0.95815724</text:p>
          </table:table-cell>
          <table:table-cell office:value-type="float" office:value="0.54248023">
            <text:p>0.54248023</text:p>
          </table:table-cell>
          <table:table-cell table:style-name="ce2" office:value-type="float" office:value="0.000115874915">
            <text:p>1.16E-004</text:p>
          </table:table-cell>
          <table:table-cell table:style-name="ce2" office:value-type="float" office:value="0.0000357096251">
            <text:p>3.57E-005</text:p>
          </table:table-cell>
          <table:table-cell office:value-type="float" office:value="0.28055945">
            <text:p>0.28055945</text:p>
          </table:table-cell>
          <table:table-cell office:value-type="float" office:value="5.8322058">
            <text:p>5.8322058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0]" office:value-type="float" office:value="0.0416666666666667">
            <text:p>0.04</text:p>
          </table:table-cell>
          <table:table-cell table:formula="of:=([.$B$1]*(2*PI())/[.A40])*180/PI()" office:value-type="float" office:value="15">
            <text:p>15</text:p>
          </table:table-cell>
          <table:table-cell table:formula="of:=2*PI()/[.A40]" office:value-type="float" office:value="0.523598775598299">
            <text:p>0.5235987756</text:p>
          </table:table-cell>
          <table:table-cell table:style-name="ce4" table:formula="of:=SQRT([.B40])" office:value-type="float" office:value="0.00365949104384749">
            <text:p>0.00366</text:p>
          </table:table-cell>
          <table:table-cell table:style-name="ce4" table:formula="of:=SQRT([.C40])" office:value-type="float" office:value="1.15050806168405">
            <text:p>1.15051</text:p>
          </table:table-cell>
          <table:table-cell table:style-name="ce4" table:formula="of:=SQRT([.D40])" office:value-type="float" office:value="0.978855065880542">
            <text:p>0.97886</text:p>
          </table:table-cell>
          <table:table-cell table:style-name="ce4" table:formula="of:=SQRT([.E40])/[.V40]" office:value-type="float" office:value="1.4066735954805">
            <text:p>1.40667</text:p>
          </table:table-cell>
          <table:table-cell table:style-name="ce4" table:formula="of:=SQRT([.F40])*180/PI()" office:value-type="float" office:value="0.61676162880733">
            <text:p>0.61676</text:p>
          </table:table-cell>
          <table:table-cell table:style-name="ce4" table:formula="of:=SQRT([.G40])*180/PI()" office:value-type="float" office:value="0.342385431983925">
            <text:p>0.34239</text:p>
          </table:table-cell>
          <table:table-cell table:style-name="ce4" table:formula="of:=SQRT([.H40])" office:value-type="float" office:value="0.529678628981763">
            <text:p>0.52968</text:p>
          </table:table-cell>
          <table:table-cell table:style-name="ce4" table:formula="of:=SQRT([.I40])" office:value-type="float" office:value="2.41499602484145">
            <text:p>2.41500</text:p>
          </table:table-cell>
          <table:table-cell/>
          <table:table-cell table:style-name="ce4" table:formula="of:=SQRT([.K40])" office:value-type="float" office:value="0">
            <text:p>0.00000</text:p>
          </table:table-cell>
          <table:table-cell table:style-name="ce4" table:formula="of:=SQRT([.L40])" office:value-type="float" office:value="0">
            <text:p>0.00000</text:p>
          </table:table-cell>
          <table:table-cell table:style-name="ce4" table:formula="of:=SQRT([.M40])" office:value-type="float" office:value="0">
            <text:p>0.00000</text:p>
          </table:table-cell>
          <table:table-cell table:style-name="ce4" table:formula="of:=SQRT([.N40])*180/PI()" office:value-type="float" office:value="0">
            <text:p>0.00000</text:p>
          </table:table-cell>
          <table:table-cell table:style-name="ce4" table:formula="of:=SQRT([.O40])*[.U40]/3" office:value-type="float" office:value="0">
            <text:p>0.00000</text:p>
          </table:table-cell>
          <table:table-cell table:style-name="ce4" table:formula="of:=SQRT([.P40])*180/PI()" office:value-type="float" office:value="0">
            <text:p>0.00000</text:p>
          </table:table-cell>
          <table:table-cell table:style-name="ce4" table:formula="of:=SQRT([.Q40])" office:value-type="float" office:value="0">
            <text:p>0.00000</text:p>
          </table:table-cell>
          <table:table-cell table:style-name="ce4" table:formula="of:=SQRT([.R40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2.5">
            <text:p>12.5</text:p>
          </table:table-cell>
          <table:table-cell table:style-name="ce2" office:value-type="float" office:value="0.0000146610091">
            <text:p>1.47E-005</text:p>
          </table:table-cell>
          <table:table-cell office:value-type="float" office:value="1.3014548">
            <text:p>1.3014548</text:p>
          </table:table-cell>
          <table:table-cell office:value-type="float" office:value="0.96546453">
            <text:p>0.96546453</text:p>
          </table:table-cell>
          <table:table-cell office:value-type="float" office:value="0.48448095">
            <text:p>0.48448095</text:p>
          </table:table-cell>
          <table:table-cell table:style-name="ce2" office:value-type="float" office:value="0.000100000318">
            <text:p>1.00E-004</text:p>
          </table:table-cell>
          <table:table-cell table:style-name="ce2" office:value-type="float" office:value="0.0000283650843">
            <text:p>2.84E-005</text:p>
          </table:table-cell>
          <table:table-cell office:value-type="float" office:value="0.20967536">
            <text:p>0.20967536</text:p>
          </table:table-cell>
          <table:table-cell office:value-type="float" office:value="5.2615376">
            <text:p>5.2615376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1]" office:value-type="float" office:value="0.04">
            <text:p>0.04</text:p>
          </table:table-cell>
          <table:table-cell table:formula="of:=([.$B$1]*(2*PI())/[.A41])*180/PI()" office:value-type="float" office:value="14.4">
            <text:p>14.4</text:p>
          </table:table-cell>
          <table:table-cell table:formula="of:=2*PI()/[.A41]" office:value-type="float" office:value="0.502654824574367">
            <text:p>0.5026548246</text:p>
          </table:table-cell>
          <table:table-cell table:style-name="ce4" table:formula="of:=SQRT([.B41])" office:value-type="float" office:value="0.00382896971782228">
            <text:p>0.00383</text:p>
          </table:table-cell>
          <table:table-cell table:style-name="ce4" table:formula="of:=SQRT([.C41])" office:value-type="float" office:value="1.14081321871724">
            <text:p>1.14081</text:p>
          </table:table-cell>
          <table:table-cell table:style-name="ce4" table:formula="of:=SQRT([.D41])" office:value-type="float" office:value="0.982580546316687">
            <text:p>0.98258</text:p>
          </table:table-cell>
          <table:table-cell table:style-name="ce4" table:formula="of:=SQRT([.E41])/[.V41]" office:value-type="float" office:value="1.38474082787973">
            <text:p>1.38474</text:p>
          </table:table-cell>
          <table:table-cell table:style-name="ce4" table:formula="of:=SQRT([.F41])*180/PI()" office:value-type="float" office:value="0.572958706132993">
            <text:p>0.57296</text:p>
          </table:table-cell>
          <table:table-cell table:style-name="ce4" table:formula="of:=SQRT([.G41])*180/PI()" office:value-type="float" office:value="0.305150911613677">
            <text:p>0.30515</text:p>
          </table:table-cell>
          <table:table-cell table:style-name="ce4" table:formula="of:=SQRT([.H41])" office:value-type="float" office:value="0.457903221216012">
            <text:p>0.45790</text:p>
          </table:table-cell>
          <table:table-cell table:style-name="ce4" table:formula="of:=SQRT([.I41])" office:value-type="float" office:value="2.29380417647191">
            <text:p>2.29380</text:p>
          </table:table-cell>
          <table:table-cell/>
          <table:table-cell table:style-name="ce4" table:formula="of:=SQRT([.K41])" office:value-type="float" office:value="0">
            <text:p>0.00000</text:p>
          </table:table-cell>
          <table:table-cell table:style-name="ce4" table:formula="of:=SQRT([.L41])" office:value-type="float" office:value="0">
            <text:p>0.00000</text:p>
          </table:table-cell>
          <table:table-cell table:style-name="ce4" table:formula="of:=SQRT([.M41])" office:value-type="float" office:value="0">
            <text:p>0.00000</text:p>
          </table:table-cell>
          <table:table-cell table:style-name="ce4" table:formula="of:=SQRT([.N41])*180/PI()" office:value-type="float" office:value="0">
            <text:p>0.00000</text:p>
          </table:table-cell>
          <table:table-cell table:style-name="ce4" table:formula="of:=SQRT([.O41])*[.U41]/3" office:value-type="float" office:value="0">
            <text:p>0.00000</text:p>
          </table:table-cell>
          <table:table-cell table:style-name="ce4" table:formula="of:=SQRT([.P41])*180/PI()" office:value-type="float" office:value="0">
            <text:p>0.00000</text:p>
          </table:table-cell>
          <table:table-cell table:style-name="ce4" table:formula="of:=SQRT([.Q41])" office:value-type="float" office:value="0">
            <text:p>0.00000</text:p>
          </table:table-cell>
          <table:table-cell table:style-name="ce4" table:formula="of:=SQRT([.R41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00160130803">
            <text:p>1.60E-005</text:p>
          </table:table-cell>
          <table:table-cell office:value-type="float" office:value="1.2822443">
            <text:p>1.2822443</text:p>
          </table:table-cell>
          <table:table-cell office:value-type="float" office:value="0.97192925">
            <text:p>0.97192925</text:p>
          </table:table-cell>
          <table:table-cell office:value-type="float" office:value="0.43651843">
            <text:p>0.43651843</text:p>
          </table:table-cell>
          <table:table-cell table:style-name="ce2" office:value-type="float" office:value="0.0000866051196">
            <text:p>8.66E-005</text:p>
          </table:table-cell>
          <table:table-cell table:style-name="ce2" office:value-type="float" office:value="0.0000291806518">
            <text:p>2.92E-005</text:p>
          </table:table-cell>
          <table:table-cell office:value-type="float" office:value="0.15914106">
            <text:p>0.15914106</text:p>
          </table:table-cell>
          <table:table-cell office:value-type="float" office:value="4.8031931">
            <text:p>4.8031931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2]" office:value-type="float" office:value="0.0384615384615385">
            <text:p>0.04</text:p>
          </table:table-cell>
          <table:table-cell table:formula="of:=([.$B$1]*(2*PI())/[.A42])*180/PI()" office:value-type="float" office:value="13.8461538461538">
            <text:p>13.8461538462</text:p>
          </table:table-cell>
          <table:table-cell table:formula="of:=2*PI()/[.A42]" office:value-type="float" office:value="0.483321946706122">
            <text:p>0.4833219467</text:p>
          </table:table-cell>
          <table:table-cell table:style-name="ce4" table:formula="of:=SQRT([.B42])" office:value-type="float" office:value="0.00400163470346807">
            <text:p>0.00400</text:p>
          </table:table-cell>
          <table:table-cell table:style-name="ce4" table:formula="of:=SQRT([.C42])" office:value-type="float" office:value="1.13236226535504">
            <text:p>1.13236</text:p>
          </table:table-cell>
          <table:table-cell table:style-name="ce4" table:formula="of:=SQRT([.D42])" office:value-type="float" office:value="0.985864721957328">
            <text:p>0.98586</text:p>
          </table:table-cell>
          <table:table-cell table:style-name="ce4" table:formula="of:=SQRT([.E42])/[.V42]" office:value-type="float" office:value="1.36698823308495">
            <text:p>1.36699</text:p>
          </table:table-cell>
          <table:table-cell table:style-name="ce4" table:formula="of:=SQRT([.F42])*180/PI()" office:value-type="float" office:value="0.533205248067202">
            <text:p>0.53321</text:p>
          </table:table-cell>
          <table:table-cell table:style-name="ce4" table:formula="of:=SQRT([.G42])*180/PI()" office:value-type="float" office:value="0.309506751180845">
            <text:p>0.30951</text:p>
          </table:table-cell>
          <table:table-cell table:style-name="ce4" table:formula="of:=SQRT([.H42])" office:value-type="float" office:value="0.398924880146626">
            <text:p>0.39892</text:p>
          </table:table-cell>
          <table:table-cell table:style-name="ce4" table:formula="of:=SQRT([.I42])" office:value-type="float" office:value="2.19161883091016">
            <text:p>2.19162</text:p>
          </table:table-cell>
          <table:table-cell/>
          <table:table-cell table:style-name="ce4" table:formula="of:=SQRT([.K42])" office:value-type="float" office:value="0">
            <text:p>0.00000</text:p>
          </table:table-cell>
          <table:table-cell table:style-name="ce4" table:formula="of:=SQRT([.L42])" office:value-type="float" office:value="0">
            <text:p>0.00000</text:p>
          </table:table-cell>
          <table:table-cell table:style-name="ce4" table:formula="of:=SQRT([.M42])" office:value-type="float" office:value="0">
            <text:p>0.00000</text:p>
          </table:table-cell>
          <table:table-cell table:style-name="ce4" table:formula="of:=SQRT([.N42])*180/PI()" office:value-type="float" office:value="0">
            <text:p>0.00000</text:p>
          </table:table-cell>
          <table:table-cell table:style-name="ce4" table:formula="of:=SQRT([.O42])*[.U42]/3" office:value-type="float" office:value="0">
            <text:p>0.00000</text:p>
          </table:table-cell>
          <table:table-cell table:style-name="ce4" table:formula="of:=SQRT([.P42])*180/PI()" office:value-type="float" office:value="0">
            <text:p>0.00000</text:p>
          </table:table-cell>
          <table:table-cell table:style-name="ce4" table:formula="of:=SQRT([.Q42])" office:value-type="float" office:value="0">
            <text:p>0.00000</text:p>
          </table:table-cell>
          <table:table-cell table:style-name="ce4" table:formula="of:=SQRT([.R42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3.5">
            <text:p>13.5</text:p>
          </table:table-cell>
          <table:table-cell table:style-name="ce2" office:value-type="float" office:value="0.0000169814975">
            <text:p>1.70E-005</text:p>
          </table:table-cell>
          <table:table-cell office:value-type="float" office:value="1.2349524">
            <text:p>1.2349524</text:p>
          </table:table-cell>
          <table:table-cell office:value-type="float" office:value="0.97613603">
            <text:p>0.97613603</text:p>
          </table:table-cell>
          <table:table-cell office:value-type="float" office:value="0.38286215">
            <text:p>0.38286215</text:p>
          </table:table-cell>
          <table:table-cell table:style-name="ce2" office:value-type="float" office:value="0.0000760641415">
            <text:p>7.61E-005</text:p>
          </table:table-cell>
          <table:table-cell table:style-name="ce2" office:value-type="float" office:value="0.0000292482437">
            <text:p>2.92E-005</text:p>
          </table:table-cell>
          <table:table-cell office:value-type="float" office:value="0.12185588">
            <text:p>0.12185588</text:p>
          </table:table-cell>
          <table:table-cell office:value-type="float" office:value="4.3214154">
            <text:p>4.3214154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3]" office:value-type="float" office:value="0.037037037037037">
            <text:p>0.04</text:p>
          </table:table-cell>
          <table:table-cell table:formula="of:=([.$B$1]*(2*PI())/[.A43])*180/PI()" office:value-type="float" office:value="13.3333333333333">
            <text:p>13.3333333333</text:p>
          </table:table-cell>
          <table:table-cell table:formula="of:=2*PI()/[.A43]" office:value-type="float" office:value="0.465421133865155">
            <text:p>0.4654211339</text:p>
          </table:table-cell>
          <table:table-cell table:style-name="ce4" table:formula="of:=SQRT([.B43])" office:value-type="float" office:value="0.00412086125706751">
            <text:p>0.00412</text:p>
          </table:table-cell>
          <table:table-cell table:style-name="ce4" table:formula="of:=SQRT([.C43])" office:value-type="float" office:value="1.1112841220858">
            <text:p>1.11128</text:p>
          </table:table-cell>
          <table:table-cell table:style-name="ce4" table:formula="of:=SQRT([.D43])" office:value-type="float" office:value="0.987995966590957">
            <text:p>0.98800</text:p>
          </table:table-cell>
          <table:table-cell table:style-name="ce4" table:formula="of:=SQRT([.E43])/[.V43]" office:value-type="float" office:value="1.32945951628333">
            <text:p>1.32946</text:p>
          </table:table-cell>
          <table:table-cell table:style-name="ce4" table:formula="of:=SQRT([.F43])*180/PI()" office:value-type="float" office:value="0.499703758965641">
            <text:p>0.49970</text:p>
          </table:table-cell>
          <table:table-cell table:style-name="ce4" table:formula="of:=SQRT([.G43])*180/PI()" office:value-type="float" office:value="0.309865003098206">
            <text:p>0.30987</text:p>
          </table:table-cell>
          <table:table-cell table:style-name="ce4" table:formula="of:=SQRT([.H43])" office:value-type="float" office:value="0.349078615787332">
            <text:p>0.34908</text:p>
          </table:table-cell>
          <table:table-cell table:style-name="ce4" table:formula="of:=SQRT([.I43])" office:value-type="float" office:value="2.07880143351884">
            <text:p>2.07880</text:p>
          </table:table-cell>
          <table:table-cell/>
          <table:table-cell table:style-name="ce4" table:formula="of:=SQRT([.K43])" office:value-type="float" office:value="0">
            <text:p>0.00000</text:p>
          </table:table-cell>
          <table:table-cell table:style-name="ce4" table:formula="of:=SQRT([.L43])" office:value-type="float" office:value="0">
            <text:p>0.00000</text:p>
          </table:table-cell>
          <table:table-cell table:style-name="ce4" table:formula="of:=SQRT([.M43])" office:value-type="float" office:value="0">
            <text:p>0.00000</text:p>
          </table:table-cell>
          <table:table-cell table:style-name="ce4" table:formula="of:=SQRT([.N43])*180/PI()" office:value-type="float" office:value="0">
            <text:p>0.00000</text:p>
          </table:table-cell>
          <table:table-cell table:style-name="ce4" table:formula="of:=SQRT([.O43])*[.U43]/3" office:value-type="float" office:value="0">
            <text:p>0.00000</text:p>
          </table:table-cell>
          <table:table-cell table:style-name="ce4" table:formula="of:=SQRT([.P43])*180/PI()" office:value-type="float" office:value="0">
            <text:p>0.00000</text:p>
          </table:table-cell>
          <table:table-cell table:style-name="ce4" table:formula="of:=SQRT([.Q43])" office:value-type="float" office:value="0">
            <text:p>0.00000</text:p>
          </table:table-cell>
          <table:table-cell table:style-name="ce4" table:formula="of:=SQRT([.R43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00178919545">
            <text:p>1.79E-005</text:p>
          </table:table-cell>
          <table:table-cell office:value-type="float" office:value="1.1973022">
            <text:p>1.1973022</text:p>
          </table:table-cell>
          <table:table-cell office:value-type="float" office:value="0.97966808">
            <text:p>0.97966808</text:p>
          </table:table-cell>
          <table:table-cell office:value-type="float" office:value="0.33931279">
            <text:p>0.33931279</text:p>
          </table:table-cell>
          <table:table-cell table:style-name="ce2" office:value-type="float" office:value="0.0000672350216">
            <text:p>6.72E-005</text:p>
          </table:table-cell>
          <table:table-cell table:style-name="ce2" office:value-type="float" office:value="0.0000299168132">
            <text:p>2.99E-005</text:p>
          </table:table-cell>
          <table:table-cell table:style-name="ce2" office:value-type="float" office:value="0.0953376219">
            <text:p>9.53E-002</text:p>
          </table:table-cell>
          <table:table-cell office:value-type="float" office:value="3.940789">
            <text:p>3.940789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4]" office:value-type="float" office:value="0.0357142857142857">
            <text:p>0.04</text:p>
          </table:table-cell>
          <table:table-cell table:formula="of:=([.$B$1]*(2*PI())/[.A44])*180/PI()" office:value-type="float" office:value="12.8571428571429">
            <text:p>12.8571428571</text:p>
          </table:table-cell>
          <table:table-cell table:formula="of:=2*PI()/[.A44]" office:value-type="float" office:value="0.448798950512828">
            <text:p>0.4487989505</text:p>
          </table:table-cell>
          <table:table-cell table:style-name="ce4" table:formula="of:=SQRT([.B44])" office:value-type="float" office:value="0.00422988823729422">
            <text:p>0.00423</text:p>
          </table:table-cell>
          <table:table-cell table:style-name="ce4" table:formula="of:=SQRT([.C44])" office:value-type="float" office:value="1.09421305055277">
            <text:p>1.09421</text:p>
          </table:table-cell>
          <table:table-cell table:style-name="ce4" table:formula="of:=SQRT([.D44])" office:value-type="float" office:value="0.989781834547392">
            <text:p>0.98978</text:p>
          </table:table-cell>
          <table:table-cell table:style-name="ce4" table:formula="of:=SQRT([.E44])/[.V44]" office:value-type="float" office:value="1.29792106920314">
            <text:p>1.29792</text:p>
          </table:table-cell>
          <table:table-cell table:style-name="ce4" table:formula="of:=SQRT([.F44])*180/PI()" office:value-type="float" office:value="0.469807998922599">
            <text:p>0.46981</text:p>
          </table:table-cell>
          <table:table-cell table:style-name="ce4" table:formula="of:=SQRT([.G44])*180/PI()" office:value-type="float" office:value="0.313386509513532">
            <text:p>0.31339</text:p>
          </table:table-cell>
          <table:table-cell table:style-name="ce4" table:formula="of:=SQRT([.H44])" office:value-type="float" office:value="0.308767909440084">
            <text:p>0.30877</text:p>
          </table:table-cell>
          <table:table-cell table:style-name="ce4" table:formula="of:=SQRT([.I44])" office:value-type="float" office:value="1.98514206040777">
            <text:p>1.98514</text:p>
          </table:table-cell>
          <table:table-cell/>
          <table:table-cell table:style-name="ce4" table:formula="of:=SQRT([.K44])" office:value-type="float" office:value="0">
            <text:p>0.00000</text:p>
          </table:table-cell>
          <table:table-cell table:style-name="ce4" table:formula="of:=SQRT([.L44])" office:value-type="float" office:value="0">
            <text:p>0.00000</text:p>
          </table:table-cell>
          <table:table-cell table:style-name="ce4" table:formula="of:=SQRT([.M44])" office:value-type="float" office:value="0">
            <text:p>0.00000</text:p>
          </table:table-cell>
          <table:table-cell table:style-name="ce4" table:formula="of:=SQRT([.N44])*180/PI()" office:value-type="float" office:value="0">
            <text:p>0.00000</text:p>
          </table:table-cell>
          <table:table-cell table:style-name="ce4" table:formula="of:=SQRT([.O44])*[.U44]/3" office:value-type="float" office:value="0">
            <text:p>0.00000</text:p>
          </table:table-cell>
          <table:table-cell table:style-name="ce4" table:formula="of:=SQRT([.P44])*180/PI()" office:value-type="float" office:value="0">
            <text:p>0.00000</text:p>
          </table:table-cell>
          <table:table-cell table:style-name="ce4" table:formula="of:=SQRT([.Q44])" office:value-type="float" office:value="0">
            <text:p>0.00000</text:p>
          </table:table-cell>
          <table:table-cell table:style-name="ce4" table:formula="of:=SQRT([.R44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00196991441">
            <text:p>1.97E-005</text:p>
          </table:table-cell>
          <table:table-cell office:value-type="float" office:value="1.158004">
            <text:p>1.158004</text:p>
          </table:table-cell>
          <table:table-cell office:value-type="float" office:value="0.98543686">
            <text:p>0.98543686</text:p>
          </table:table-cell>
          <table:table-cell office:value-type="float" office:value="0.27820948">
            <text:p>0.27820948</text:p>
          </table:table-cell>
          <table:table-cell table:style-name="ce2" office:value-type="float" office:value="0.0000532701961">
            <text:p>5.33E-005</text:p>
          </table:table-cell>
          <table:table-cell table:style-name="ce2" office:value-type="float" office:value="0.0000271359422">
            <text:p>2.71E-005</text:p>
          </table:table-cell>
          <table:table-cell table:style-name="ce2" office:value-type="float" office:value="0.0617738217">
            <text:p>6.18E-002</text:p>
          </table:table-cell>
          <table:table-cell office:value-type="float" office:value="3.4290705">
            <text:p>3.4290705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5]" office:value-type="float" office:value="0.0333333333333333">
            <text:p>0.03</text:p>
          </table:table-cell>
          <table:table-cell table:formula="of:=([.$B$1]*(2*PI())/[.A45])*180/PI()" office:value-type="float" office:value="12">
            <text:p>12</text:p>
          </table:table-cell>
          <table:table-cell table:formula="of:=2*PI()/[.A45]" office:value-type="float" office:value="0.418879020478639">
            <text:p>0.4188790205</text:p>
          </table:table-cell>
          <table:table-cell table:style-name="ce4" table:formula="of:=SQRT([.B45])" office:value-type="float" office:value="0.00443837178478775">
            <text:p>0.00444</text:p>
          </table:table-cell>
          <table:table-cell table:style-name="ce4" table:formula="of:=SQRT([.C45])" office:value-type="float" office:value="1.07610594273984">
            <text:p>1.07611</text:p>
          </table:table-cell>
          <table:table-cell table:style-name="ce4" table:formula="of:=SQRT([.D45])" office:value-type="float" office:value="0.99269172455501">
            <text:p>0.99269</text:p>
          </table:table-cell>
          <table:table-cell table:style-name="ce4" table:formula="of:=SQRT([.E45])/[.V45]" office:value-type="float" office:value="1.25920764850131">
            <text:p>1.25921</text:p>
          </table:table-cell>
          <table:table-cell table:style-name="ce4" table:formula="of:=SQRT([.F45])*180/PI()" office:value-type="float" office:value="0.418181465423147">
            <text:p>0.41818</text:p>
          </table:table-cell>
          <table:table-cell table:style-name="ce4" table:formula="of:=SQRT([.G45])*180/PI()" office:value-type="float" office:value="0.29846615112557">
            <text:p>0.29847</text:p>
          </table:table-cell>
          <table:table-cell table:style-name="ce4" table:formula="of:=SQRT([.H45])" office:value-type="float" office:value="0.248543400033073">
            <text:p>0.24854</text:p>
          </table:table-cell>
          <table:table-cell table:style-name="ce4" table:formula="of:=SQRT([.I45])" office:value-type="float" office:value="1.85177495932956">
            <text:p>1.85177</text:p>
          </table:table-cell>
          <table:table-cell/>
          <table:table-cell table:style-name="ce4" table:formula="of:=SQRT([.K45])" office:value-type="float" office:value="0">
            <text:p>0.00000</text:p>
          </table:table-cell>
          <table:table-cell table:style-name="ce4" table:formula="of:=SQRT([.L45])" office:value-type="float" office:value="0">
            <text:p>0.00000</text:p>
          </table:table-cell>
          <table:table-cell table:style-name="ce4" table:formula="of:=SQRT([.M45])" office:value-type="float" office:value="0">
            <text:p>0.00000</text:p>
          </table:table-cell>
          <table:table-cell table:style-name="ce4" table:formula="of:=SQRT([.N45])*180/PI()" office:value-type="float" office:value="0">
            <text:p>0.00000</text:p>
          </table:table-cell>
          <table:table-cell table:style-name="ce4" table:formula="of:=SQRT([.O45])*[.U45]/3" office:value-type="float" office:value="0">
            <text:p>0.00000</text:p>
          </table:table-cell>
          <table:table-cell table:style-name="ce4" table:formula="of:=SQRT([.P45])*180/PI()" office:value-type="float" office:value="0">
            <text:p>0.00000</text:p>
          </table:table-cell>
          <table:table-cell table:style-name="ce4" table:formula="of:=SQRT([.Q45])" office:value-type="float" office:value="0">
            <text:p>0.00000</text:p>
          </table:table-cell>
          <table:table-cell table:style-name="ce4" table:formula="of:=SQRT([.R45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0214447646">
            <text:p>2.14E-005</text:p>
          </table:table-cell>
          <table:table-cell office:value-type="float" office:value="1.152558">
            <text:p>1.152558</text:p>
          </table:table-cell>
          <table:table-cell office:value-type="float" office:value="0.98953754">
            <text:p>0.98953754</text:p>
          </table:table-cell>
          <table:table-cell office:value-type="float" office:value="0.23843519">
            <text:p>0.23843519</text:p>
          </table:table-cell>
          <table:table-cell table:style-name="ce2" office:value-type="float" office:value="0.0000429581632">
            <text:p>4.30E-005</text:p>
          </table:table-cell>
          <table:table-cell table:style-name="ce2" office:value-type="float" office:value="0.0000182440053">
            <text:p>1.82E-005</text:p>
          </table:table-cell>
          <table:table-cell table:style-name="ce2" office:value-type="float" office:value="0.0424827673">
            <text:p>4.25E-002</text:p>
          </table:table-cell>
          <table:table-cell office:value-type="float" office:value="3.1250322">
            <text:p>3.1250322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6]" office:value-type="float" office:value="0.03125">
            <text:p>0.03</text:p>
          </table:table-cell>
          <table:table-cell table:formula="of:=([.$B$1]*(2*PI())/[.A46])*180/PI()" office:value-type="float" office:value="11.25">
            <text:p>11.25</text:p>
          </table:table-cell>
          <table:table-cell table:formula="of:=2*PI()/[.A46]" office:value-type="float" office:value="0.392699081698724">
            <text:p>0.3926990817</text:p>
          </table:table-cell>
          <table:table-cell table:style-name="ce4" table:formula="of:=SQRT([.B46])" office:value-type="float" office:value="0.00463084923097265">
            <text:p>0.00463</text:p>
          </table:table-cell>
          <table:table-cell table:style-name="ce4" table:formula="of:=SQRT([.C46])" office:value-type="float" office:value="1.07357254063244">
            <text:p>1.07357</text:p>
          </table:table-cell>
          <table:table-cell table:style-name="ce4" table:formula="of:=SQRT([.D46])" office:value-type="float" office:value="0.994755015066524">
            <text:p>0.99476</text:p>
          </table:table-cell>
          <table:table-cell table:style-name="ce4" table:formula="of:=SQRT([.E46])/[.V46]" office:value-type="float" office:value="1.24344130663988">
            <text:p>1.24344</text:p>
          </table:table-cell>
          <table:table-cell table:style-name="ce4" table:formula="of:=SQRT([.F46])*180/PI()" office:value-type="float" office:value="0.375530732347968">
            <text:p>0.37553</text:p>
          </table:table-cell>
          <table:table-cell table:style-name="ce4" table:formula="of:=SQRT([.G46])*180/PI()" office:value-type="float" office:value="0.244727473832604">
            <text:p>0.24473</text:p>
          </table:table-cell>
          <table:table-cell table:style-name="ce4" table:formula="of:=SQRT([.H46])" office:value-type="float" office:value="0.206113481606614">
            <text:p>0.20611</text:p>
          </table:table-cell>
          <table:table-cell table:style-name="ce4" table:formula="of:=SQRT([.I46])" office:value-type="float" office:value="1.76777606047825">
            <text:p>1.76778</text:p>
          </table:table-cell>
          <table:table-cell/>
          <table:table-cell table:style-name="ce4" table:formula="of:=SQRT([.K46])" office:value-type="float" office:value="0">
            <text:p>0.00000</text:p>
          </table:table-cell>
          <table:table-cell table:style-name="ce4" table:formula="of:=SQRT([.L46])" office:value-type="float" office:value="0">
            <text:p>0.00000</text:p>
          </table:table-cell>
          <table:table-cell table:style-name="ce4" table:formula="of:=SQRT([.M46])" office:value-type="float" office:value="0">
            <text:p>0.00000</text:p>
          </table:table-cell>
          <table:table-cell table:style-name="ce4" table:formula="of:=SQRT([.N46])*180/PI()" office:value-type="float" office:value="0">
            <text:p>0.00000</text:p>
          </table:table-cell>
          <table:table-cell table:style-name="ce4" table:formula="of:=SQRT([.O46])*[.U46]/3" office:value-type="float" office:value="0">
            <text:p>0.00000</text:p>
          </table:table-cell>
          <table:table-cell table:style-name="ce4" table:formula="of:=SQRT([.P46])*180/PI()" office:value-type="float" office:value="0">
            <text:p>0.00000</text:p>
          </table:table-cell>
          <table:table-cell table:style-name="ce4" table:formula="of:=SQRT([.Q46])" office:value-type="float" office:value="0">
            <text:p>0.00000</text:p>
          </table:table-cell>
          <table:table-cell table:style-name="ce4" table:formula="of:=SQRT([.R46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00229536381">
            <text:p>2.30E-005</text:p>
          </table:table-cell>
          <table:table-cell office:value-type="float" office:value="1.1384615">
            <text:p>1.1384615</text:p>
          </table:table-cell>
          <table:table-cell office:value-type="float" office:value="0.99266607">
            <text:p>0.99266607</text:p>
          </table:table-cell>
          <table:table-cell office:value-type="float" office:value="0.20474511">
            <text:p>0.20474511</text:p>
          </table:table-cell>
          <table:table-cell table:style-name="ce2" office:value-type="float" office:value="0.0000351037343">
            <text:p>3.51E-005</text:p>
          </table:table-cell>
          <table:table-cell table:style-name="ce2" office:value-type="float" office:value="0.0000130636363">
            <text:p>1.31E-005</text:p>
          </table:table-cell>
          <table:table-cell table:style-name="ce2" office:value-type="float" office:value="0.0299963392">
            <text:p>3.00E-002</text:p>
          </table:table-cell>
          <table:table-cell office:value-type="float" office:value="2.8647344">
            <text:p>2.8647344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7]" office:value-type="float" office:value="0.0294117647058823">
            <text:p>0.03</text:p>
          </table:table-cell>
          <table:table-cell table:formula="of:=([.$B$1]*(2*PI())/[.A47])*180/PI()" office:value-type="float" office:value="10.5882352941176">
            <text:p>10.5882352941</text:p>
          </table:table-cell>
          <table:table-cell table:formula="of:=2*PI()/[.A47]" office:value-type="float" office:value="0.369599135716446">
            <text:p>0.3695991357</text:p>
          </table:table-cell>
          <table:table-cell table:style-name="ce4" table:formula="of:=SQRT([.B47])" office:value-type="float" office:value="0.00479099552285326">
            <text:p>0.00479</text:p>
          </table:table-cell>
          <table:table-cell table:style-name="ce4" table:formula="of:=SQRT([.C47])" office:value-type="float" office:value="1.06698711332424">
            <text:p>1.06699</text:p>
          </table:table-cell>
          <table:table-cell table:style-name="ce4" table:formula="of:=SQRT([.D47])" office:value-type="float" office:value="0.996326286916089">
            <text:p>0.99633</text:p>
          </table:table-cell>
          <table:table-cell table:style-name="ce4" table:formula="of:=SQRT([.E47])/[.V47]" office:value-type="float" office:value="1.22426609457076">
            <text:p>1.22427</text:p>
          </table:table-cell>
          <table:table-cell table:style-name="ce4" table:formula="of:=SQRT([.F47])*180/PI()" office:value-type="float" office:value="0.339468351793161">
            <text:p>0.33947</text:p>
          </table:table-cell>
          <table:table-cell table:style-name="ce4" table:formula="of:=SQRT([.G47])*180/PI()" office:value-type="float" office:value="0.207087875550173">
            <text:p>0.20709</text:p>
          </table:table-cell>
          <table:table-cell table:style-name="ce4" table:formula="of:=SQRT([.H47])" office:value-type="float" office:value="0.173194512615152">
            <text:p>0.17319</text:p>
          </table:table-cell>
          <table:table-cell table:style-name="ce4" table:formula="of:=SQRT([.I47])" office:value-type="float" office:value="1.69255262842843">
            <text:p>1.69255</text:p>
          </table:table-cell>
          <table:table-cell/>
          <table:table-cell table:style-name="ce4" table:formula="of:=SQRT([.K47])" office:value-type="float" office:value="0">
            <text:p>0.00000</text:p>
          </table:table-cell>
          <table:table-cell table:style-name="ce4" table:formula="of:=SQRT([.L47])" office:value-type="float" office:value="0">
            <text:p>0.00000</text:p>
          </table:table-cell>
          <table:table-cell table:style-name="ce4" table:formula="of:=SQRT([.M47])" office:value-type="float" office:value="0">
            <text:p>0.00000</text:p>
          </table:table-cell>
          <table:table-cell table:style-name="ce4" table:formula="of:=SQRT([.N47])*180/PI()" office:value-type="float" office:value="0">
            <text:p>0.00000</text:p>
          </table:table-cell>
          <table:table-cell table:style-name="ce4" table:formula="of:=SQRT([.O47])*[.U47]/3" office:value-type="float" office:value="0">
            <text:p>0.00000</text:p>
          </table:table-cell>
          <table:table-cell table:style-name="ce4" table:formula="of:=SQRT([.P47])*180/PI()" office:value-type="float" office:value="0">
            <text:p>0.00000</text:p>
          </table:table-cell>
          <table:table-cell table:style-name="ce4" table:formula="of:=SQRT([.Q47])" office:value-type="float" office:value="0">
            <text:p>0.00000</text:p>
          </table:table-cell>
          <table:table-cell table:style-name="ce4" table:formula="of:=SQRT([.R47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0024268722">
            <text:p>2.43E-005</text:p>
          </table:table-cell>
          <table:table-cell office:value-type="float" office:value="1.1101688">
            <text:p>1.1101688</text:p>
          </table:table-cell>
          <table:table-cell office:value-type="float" office:value="0.99540877">
            <text:p>0.99540877</text:p>
          </table:table-cell>
          <table:table-cell office:value-type="float" office:value="0.17488593">
            <text:p>0.17488593</text:p>
          </table:table-cell>
          <table:table-cell table:style-name="ce2" office:value-type="float" office:value="0.0000289764721">
            <text:p>2.90E-005</text:p>
          </table:table-cell>
          <table:table-cell table:style-name="ce2" office:value-type="float" office:value="0.0000127878375">
            <text:p>1.28E-005</text:p>
          </table:table-cell>
          <table:table-cell table:style-name="ce2" office:value-type="float" office:value="0.0215857942">
            <text:p>2.16E-002</text:p>
          </table:table-cell>
          <table:table-cell office:value-type="float" office:value="2.6200795">
            <text:p>2.6200795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8]" office:value-type="float" office:value="0.0277777777777778">
            <text:p>0.03</text:p>
          </table:table-cell>
          <table:table-cell table:formula="of:=([.$B$1]*(2*PI())/[.A48])*180/PI()" office:value-type="float" office:value="10">
            <text:p>10</text:p>
          </table:table-cell>
          <table:table-cell table:formula="of:=2*PI()/[.A48]" office:value-type="float" office:value="0.349065850398866">
            <text:p>0.3490658504</text:p>
          </table:table-cell>
          <table:table-cell table:style-name="ce4" table:formula="of:=SQRT([.B48])" office:value-type="float" office:value="0.00492632946523068">
            <text:p>0.00493</text:p>
          </table:table-cell>
          <table:table-cell table:style-name="ce4" table:formula="of:=SQRT([.C48])" office:value-type="float" office:value="1.05364548117476">
            <text:p>1.05365</text:p>
          </table:table-cell>
          <table:table-cell table:style-name="ce4" table:formula="of:=SQRT([.D48])" office:value-type="float" office:value="0.997701744009702">
            <text:p>0.99770</text:p>
          </table:table-cell>
          <table:table-cell table:style-name="ce4" table:formula="of:=SQRT([.E48])/[.V48]" office:value-type="float" office:value="1.19803656197517">
            <text:p>1.19804</text:p>
          </table:table-cell>
          <table:table-cell table:style-name="ce4" table:formula="of:=SQRT([.F48])*180/PI()" office:value-type="float" office:value="0.30842202679254">
            <text:p>0.30842</text:p>
          </table:table-cell>
          <table:table-cell table:style-name="ce4" table:formula="of:=SQRT([.G48])*180/PI()" office:value-type="float" office:value="0.204890200224214">
            <text:p>0.20489</text:p>
          </table:table-cell>
          <table:table-cell table:style-name="ce4" table:formula="of:=SQRT([.H48])" office:value-type="float" office:value="0.146921047505114">
            <text:p>0.14692</text:p>
          </table:table-cell>
          <table:table-cell table:style-name="ce4" table:formula="of:=SQRT([.I48])" office:value-type="float" office:value="1.61866596306959">
            <text:p>1.61867</text:p>
          </table:table-cell>
          <table:table-cell/>
          <table:table-cell table:style-name="ce4" table:formula="of:=SQRT([.K48])" office:value-type="float" office:value="0">
            <text:p>0.00000</text:p>
          </table:table-cell>
          <table:table-cell table:style-name="ce4" table:formula="of:=SQRT([.L48])" office:value-type="float" office:value="0">
            <text:p>0.00000</text:p>
          </table:table-cell>
          <table:table-cell table:style-name="ce4" table:formula="of:=SQRT([.M48])" office:value-type="float" office:value="0">
            <text:p>0.00000</text:p>
          </table:table-cell>
          <table:table-cell table:style-name="ce4" table:formula="of:=SQRT([.N48])*180/PI()" office:value-type="float" office:value="0">
            <text:p>0.00000</text:p>
          </table:table-cell>
          <table:table-cell table:style-name="ce4" table:formula="of:=SQRT([.O48])*[.U48]/3" office:value-type="float" office:value="0">
            <text:p>0.00000</text:p>
          </table:table-cell>
          <table:table-cell table:style-name="ce4" table:formula="of:=SQRT([.P48])*180/PI()" office:value-type="float" office:value="0">
            <text:p>0.00000</text:p>
          </table:table-cell>
          <table:table-cell table:style-name="ce4" table:formula="of:=SQRT([.Q48])" office:value-type="float" office:value="0">
            <text:p>0.00000</text:p>
          </table:table-cell>
          <table:table-cell table:style-name="ce4" table:formula="of:=SQRT([.R48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00255310115">
            <text:p>2.55E-005</text:p>
          </table:table-cell>
          <table:table-cell office:value-type="float" office:value="1.0958518">
            <text:p>1.0958518</text:p>
          </table:table-cell>
          <table:table-cell office:value-type="float" office:value="0.99730736">
            <text:p>0.99730736</text:p>
          </table:table-cell>
          <table:table-cell office:value-type="float" office:value="0.1525408">
            <text:p>0.1525408</text:p>
          </table:table-cell>
          <table:table-cell table:style-name="ce2" office:value-type="float" office:value="0.0000242315546">
            <text:p>2.42E-005</text:p>
          </table:table-cell>
          <table:table-cell table:style-name="ce2" office:value-type="float" office:value="0.0000116261799">
            <text:p>1.16E-005</text:p>
          </table:table-cell>
          <table:table-cell table:style-name="ce2" office:value-type="float" office:value="0.0160623547">
            <text:p>1.61E-002</text:p>
          </table:table-cell>
          <table:table-cell office:value-type="float" office:value="2.4462571">
            <text:p>2.4462571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49]" office:value-type="float" office:value="0.0263157894736842">
            <text:p>0.03</text:p>
          </table:table-cell>
          <table:table-cell table:formula="of:=([.$B$1]*(2*PI())/[.A49])*180/PI()" office:value-type="float" office:value="9.47368421052632">
            <text:p>9.4736842105</text:p>
          </table:table-cell>
          <table:table-cell table:formula="of:=2*PI()/[.A49]" office:value-type="float" office:value="0.330693963535768">
            <text:p>0.3306939635</text:p>
          </table:table-cell>
          <table:table-cell table:style-name="ce4" table:formula="of:=SQRT([.B49])" office:value-type="float" office:value="0.00505282213223462">
            <text:p>0.00505</text:p>
          </table:table-cell>
          <table:table-cell table:style-name="ce4" table:formula="of:=SQRT([.C49])" office:value-type="float" office:value="1.04682940348464">
            <text:p>1.04683</text:p>
          </table:table-cell>
          <table:table-cell table:style-name="ce4" table:formula="of:=SQRT([.D49])" office:value-type="float" office:value="0.998652772489017">
            <text:p>0.99865</text:p>
          </table:table-cell>
          <table:table-cell table:style-name="ce4" table:formula="of:=SQRT([.E49])/[.V49]" office:value-type="float" office:value="1.18104580795152">
            <text:p>1.18105</text:p>
          </table:table-cell>
          <table:table-cell table:style-name="ce4" table:formula="of:=SQRT([.F49])*180/PI()" office:value-type="float" office:value="0.282041665913986">
            <text:p>0.28204</text:p>
          </table:table-cell>
          <table:table-cell table:style-name="ce4" table:formula="of:=SQRT([.G49])*180/PI()" office:value-type="float" office:value="0.195362476443402">
            <text:p>0.19536</text:p>
          </table:table-cell>
          <table:table-cell table:style-name="ce4" table:formula="of:=SQRT([.H49])" office:value-type="float" office:value="0.126737345324888">
            <text:p>0.12674</text:p>
          </table:table-cell>
          <table:table-cell table:style-name="ce4" table:formula="of:=SQRT([.I49])" office:value-type="float" office:value="1.56405150170958">
            <text:p>1.56405</text:p>
          </table:table-cell>
          <table:table-cell/>
          <table:table-cell table:style-name="ce4" table:formula="of:=SQRT([.K49])" office:value-type="float" office:value="0">
            <text:p>0.00000</text:p>
          </table:table-cell>
          <table:table-cell table:style-name="ce4" table:formula="of:=SQRT([.L49])" office:value-type="float" office:value="0">
            <text:p>0.00000</text:p>
          </table:table-cell>
          <table:table-cell table:style-name="ce4" table:formula="of:=SQRT([.M49])" office:value-type="float" office:value="0">
            <text:p>0.00000</text:p>
          </table:table-cell>
          <table:table-cell table:style-name="ce4" table:formula="of:=SQRT([.N49])*180/PI()" office:value-type="float" office:value="0">
            <text:p>0.00000</text:p>
          </table:table-cell>
          <table:table-cell table:style-name="ce4" table:formula="of:=SQRT([.O49])*[.U49]/3" office:value-type="float" office:value="0">
            <text:p>0.00000</text:p>
          </table:table-cell>
          <table:table-cell table:style-name="ce4" table:formula="of:=SQRT([.P49])*180/PI()" office:value-type="float" office:value="0">
            <text:p>0.00000</text:p>
          </table:table-cell>
          <table:table-cell table:style-name="ce4" table:formula="of:=SQRT([.Q49])" office:value-type="float" office:value="0">
            <text:p>0.00000</text:p>
          </table:table-cell>
          <table:table-cell table:style-name="ce4" table:formula="of:=SQRT([.R49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00267161195">
            <text:p>2.67E-005</text:p>
          </table:table-cell>
          <table:table-cell office:value-type="float" office:value="1.0921721">
            <text:p>1.0921721</text:p>
          </table:table-cell>
          <table:table-cell office:value-type="float" office:value="0.99836916">
            <text:p>0.99836916</text:p>
          </table:table-cell>
          <table:table-cell office:value-type="float" office:value="0.13537501">
            <text:p>0.13537501</text:p>
          </table:table-cell>
          <table:table-cell table:style-name="ce2" office:value-type="float" office:value="0.000020531761">
            <text:p>2.05E-005</text:p>
          </table:table-cell>
          <table:table-cell table:style-name="ce2" office:value-type="float" office:value="0.00000965348499">
            <text:p>9.65E-006</text:p>
          </table:table-cell>
          <table:table-cell table:style-name="ce2" office:value-type="float" office:value="0.0122870337">
            <text:p>1.23E-002</text:p>
          </table:table-cell>
          <table:table-cell office:value-type="float" office:value="2.3219035">
            <text:p>2.3219035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0]" office:value-type="float" office:value="0.025">
            <text:p>0.03</text:p>
          </table:table-cell>
          <table:table-cell table:formula="of:=([.$B$1]*(2*PI())/[.A50])*180/PI()" office:value-type="float" office:value="9">
            <text:p>9</text:p>
          </table:table-cell>
          <table:table-cell table:formula="of:=2*PI()/[.A50]" office:value-type="float" office:value="0.314159265358979">
            <text:p>0.3141592654</text:p>
          </table:table-cell>
          <table:table-cell table:style-name="ce4" table:formula="of:=SQRT([.B50])" office:value-type="float" office:value="0.00516876382706736">
            <text:p>0.00517</text:p>
          </table:table-cell>
          <table:table-cell table:style-name="ce4" table:formula="of:=SQRT([.C50])" office:value-type="float" office:value="1.04507038040507">
            <text:p>1.04507</text:p>
          </table:table-cell>
          <table:table-cell table:style-name="ce4" table:formula="of:=SQRT([.D50])" office:value-type="float" office:value="0.999184247273745">
            <text:p>0.99918</text:p>
          </table:table-cell>
          <table:table-cell table:style-name="ce4" table:formula="of:=SQRT([.E50])/[.V50]" office:value-type="float" office:value="1.1711684869733">
            <text:p>1.17117</text:p>
          </table:table-cell>
          <table:table-cell table:style-name="ce4" table:formula="of:=SQRT([.F50])*180/PI()" office:value-type="float" office:value="0.259618557479475">
            <text:p>0.25962</text:p>
          </table:table-cell>
          <table:table-cell table:style-name="ce4" table:formula="of:=SQRT([.G50])*180/PI()" office:value-type="float" office:value="0.178018318790272">
            <text:p>0.17802</text:p>
          </table:table-cell>
          <table:table-cell table:style-name="ce4" table:formula="of:=SQRT([.H50])" office:value-type="float" office:value="0.110846893055241">
            <text:p>0.11085</text:p>
          </table:table-cell>
          <table:table-cell table:style-name="ce4" table:formula="of:=SQRT([.I50])" office:value-type="float" office:value="1.52377934754347">
            <text:p>1.52378</text:p>
          </table:table-cell>
          <table:table-cell/>
          <table:table-cell table:style-name="ce4" table:formula="of:=SQRT([.K50])" office:value-type="float" office:value="0">
            <text:p>0.00000</text:p>
          </table:table-cell>
          <table:table-cell table:style-name="ce4" table:formula="of:=SQRT([.L50])" office:value-type="float" office:value="0">
            <text:p>0.00000</text:p>
          </table:table-cell>
          <table:table-cell table:style-name="ce4" table:formula="of:=SQRT([.M50])" office:value-type="float" office:value="0">
            <text:p>0.00000</text:p>
          </table:table-cell>
          <table:table-cell table:style-name="ce4" table:formula="of:=SQRT([.N50])*180/PI()" office:value-type="float" office:value="0">
            <text:p>0.00000</text:p>
          </table:table-cell>
          <table:table-cell table:style-name="ce4" table:formula="of:=SQRT([.O50])*[.U50]/3" office:value-type="float" office:value="0">
            <text:p>0.00000</text:p>
          </table:table-cell>
          <table:table-cell table:style-name="ce4" table:formula="of:=SQRT([.P50])*180/PI()" office:value-type="float" office:value="0">
            <text:p>0.00000</text:p>
          </table:table-cell>
          <table:table-cell table:style-name="ce4" table:formula="of:=SQRT([.Q50])" office:value-type="float" office:value="0">
            <text:p>0.00000</text:p>
          </table:table-cell>
          <table:table-cell table:style-name="ce4" table:formula="of:=SQRT([.R50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00287296552">
            <text:p>2.87E-005</text:p>
          </table:table-cell>
          <table:table-cell office:value-type="float" office:value="1.0755486">
            <text:p>1.0755486</text:p>
          </table:table-cell>
          <table:table-cell office:value-type="float" office:value="1.0005503">
            <text:p>1.0005503</text:p>
          </table:table-cell>
          <table:table-cell office:value-type="float" office:value="0.10766535">
            <text:p>0.10766535</text:p>
          </table:table-cell>
          <table:table-cell table:style-name="ce2" office:value-type="float" office:value="0.000014998539">
            <text:p>1.50E-005</text:p>
          </table:table-cell>
          <table:table-cell table:style-name="ce2" office:value-type="float" office:value="0.00000719242507">
            <text:p>7.19E-006</text:p>
          </table:table-cell>
          <table:table-cell table:style-name="ce2" office:value-type="float" office:value="0.00748774409">
            <text:p>7.49E-003</text:p>
          </table:table-cell>
          <table:table-cell office:value-type="float" office:value="2.1073959">
            <text:p>2.1073959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1]" office:value-type="float" office:value="0.0227272727272727">
            <text:p>0.02</text:p>
          </table:table-cell>
          <table:table-cell table:formula="of:=([.$B$1]*(2*PI())/[.A51])*180/PI()" office:value-type="float" office:value="8.18181818181818">
            <text:p>8.1818181818</text:p>
          </table:table-cell>
          <table:table-cell table:formula="of:=2*PI()/[.A51]" office:value-type="float" office:value="0.285599332144527">
            <text:p>0.2855993321</text:p>
          </table:table-cell>
          <table:table-cell table:style-name="ce4" table:formula="of:=SQRT([.B51])" office:value-type="float" office:value="0.00536000514925126">
            <text:p>0.00536</text:p>
          </table:table-cell>
          <table:table-cell table:style-name="ce4" table:formula="of:=SQRT([.C51])" office:value-type="float" office:value="1.03708659233451">
            <text:p>1.03709</text:p>
          </table:table-cell>
          <table:table-cell table:style-name="ce4" table:formula="of:=SQRT([.D51])" office:value-type="float" office:value="1.00027511215665">
            <text:p>1.00028</text:p>
          </table:table-cell>
          <table:table-cell table:style-name="ce4" table:formula="of:=SQRT([.E51])/[.V51]" office:value-type="float" office:value="1.14889619401026">
            <text:p>1.14890</text:p>
          </table:table-cell>
          <table:table-cell table:style-name="ce4" table:formula="of:=SQRT([.F51])*180/PI()" office:value-type="float" office:value="0.221894792796268">
            <text:p>0.22189</text:p>
          </table:table-cell>
          <table:table-cell table:style-name="ce4" table:formula="of:=SQRT([.G51])*180/PI()" office:value-type="float" office:value="0.15365981482411">
            <text:p>0.15366</text:p>
          </table:table-cell>
          <table:table-cell table:style-name="ce4" table:formula="of:=SQRT([.H51])" office:value-type="float" office:value="0.0865317519180098">
            <text:p>0.08653</text:p>
          </table:table-cell>
          <table:table-cell table:style-name="ce4" table:formula="of:=SQRT([.I51])" office:value-type="float" office:value="1.45168725970851">
            <text:p>1.45169</text:p>
          </table:table-cell>
          <table:table-cell/>
          <table:table-cell table:style-name="ce4" table:formula="of:=SQRT([.K51])" office:value-type="float" office:value="0">
            <text:p>0.00000</text:p>
          </table:table-cell>
          <table:table-cell table:style-name="ce4" table:formula="of:=SQRT([.L51])" office:value-type="float" office:value="0">
            <text:p>0.00000</text:p>
          </table:table-cell>
          <table:table-cell table:style-name="ce4" table:formula="of:=SQRT([.M51])" office:value-type="float" office:value="0">
            <text:p>0.00000</text:p>
          </table:table-cell>
          <table:table-cell table:style-name="ce4" table:formula="of:=SQRT([.N51])*180/PI()" office:value-type="float" office:value="0">
            <text:p>0.00000</text:p>
          </table:table-cell>
          <table:table-cell table:style-name="ce4" table:formula="of:=SQRT([.O51])*[.U51]/3" office:value-type="float" office:value="0">
            <text:p>0.00000</text:p>
          </table:table-cell>
          <table:table-cell table:style-name="ce4" table:formula="of:=SQRT([.P51])*180/PI()" office:value-type="float" office:value="0">
            <text:p>0.00000</text:p>
          </table:table-cell>
          <table:table-cell table:style-name="ce4" table:formula="of:=SQRT([.Q51])" office:value-type="float" office:value="0">
            <text:p>0.00000</text:p>
          </table:table-cell>
          <table:table-cell table:style-name="ce4" table:formula="of:=SQRT([.R51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00304233454">
            <text:p>3.04E-005</text:p>
          </table:table-cell>
          <table:table-cell office:value-type="float" office:value="1.0590842">
            <text:p>1.0590842</text:p>
          </table:table-cell>
          <table:table-cell office:value-type="float" office:value="1.0021908">
            <text:p>1.0021908</text:p>
          </table:table-cell>
          <table:table-cell table:style-name="ce2" office:value-type="float" office:value="0.0873816907">
            <text:p>8.74E-002</text:p>
          </table:table-cell>
          <table:table-cell table:style-name="ce2" office:value-type="float" office:value="0.0000112439784">
            <text:p>1.12E-005</text:p>
          </table:table-cell>
          <table:table-cell table:style-name="ce2" office:value-type="float" office:value="0.00000623458754">
            <text:p>6.23E-006</text:p>
          </table:table-cell>
          <table:table-cell table:style-name="ce2" office:value-type="float" office:value="0.00481786672">
            <text:p>4.82E-003</text:p>
          </table:table-cell>
          <table:table-cell office:value-type="float" office:value="1.943486">
            <text:p>1.943486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2]" office:value-type="float" office:value="0.0208333333333333">
            <text:p>0.02</text:p>
          </table:table-cell>
          <table:table-cell table:formula="of:=([.$B$1]*(2*PI())/[.A52])*180/PI()" office:value-type="float" office:value="7.5">
            <text:p>7.5</text:p>
          </table:table-cell>
          <table:table-cell table:formula="of:=2*PI()/[.A52]" office:value-type="float" office:value="0.261799387799149">
            <text:p>0.2617993878</text:p>
          </table:table-cell>
          <table:table-cell table:style-name="ce4" table:formula="of:=SQRT([.B52])" office:value-type="float" office:value="0.00551573616120278">
            <text:p>0.00552</text:p>
          </table:table-cell>
          <table:table-cell table:style-name="ce4" table:formula="of:=SQRT([.C52])" office:value-type="float" office:value="1.02911816619861">
            <text:p>1.02912</text:p>
          </table:table-cell>
          <table:table-cell table:style-name="ce4" table:formula="of:=SQRT([.D52])" office:value-type="float" office:value="1.00109480070571">
            <text:p>1.00109</text:p>
          </table:table-cell>
          <table:table-cell table:style-name="ce4" table:formula="of:=SQRT([.E52])/[.V52]" office:value-type="float" office:value="1.12912388672658">
            <text:p>1.12912</text:p>
          </table:table-cell>
          <table:table-cell table:style-name="ce4" table:formula="of:=SQRT([.F52])*180/PI()" office:value-type="float" office:value="0.192124448446612">
            <text:p>0.19212</text:p>
          </table:table-cell>
          <table:table-cell table:style-name="ce4" table:formula="of:=SQRT([.G52])*180/PI()" office:value-type="float" office:value="0.14306272598415">
            <text:p>0.14306</text:p>
          </table:table-cell>
          <table:table-cell table:style-name="ce4" table:formula="of:=SQRT([.H52])" office:value-type="float" office:value="0.0694108544825663">
            <text:p>0.06941</text:p>
          </table:table-cell>
          <table:table-cell table:style-name="ce4" table:formula="of:=SQRT([.I52])" office:value-type="float" office:value="1.39408966713049">
            <text:p>1.39409</text:p>
          </table:table-cell>
          <table:table-cell/>
          <table:table-cell table:style-name="ce4" table:formula="of:=SQRT([.K52])" office:value-type="float" office:value="0">
            <text:p>0.00000</text:p>
          </table:table-cell>
          <table:table-cell table:style-name="ce4" table:formula="of:=SQRT([.L52])" office:value-type="float" office:value="0">
            <text:p>0.00000</text:p>
          </table:table-cell>
          <table:table-cell table:style-name="ce4" table:formula="of:=SQRT([.M52])" office:value-type="float" office:value="0">
            <text:p>0.00000</text:p>
          </table:table-cell>
          <table:table-cell table:style-name="ce4" table:formula="of:=SQRT([.N52])*180/PI()" office:value-type="float" office:value="0">
            <text:p>0.00000</text:p>
          </table:table-cell>
          <table:table-cell table:style-name="ce4" table:formula="of:=SQRT([.O52])*[.U52]/3" office:value-type="float" office:value="0">
            <text:p>0.00000</text:p>
          </table:table-cell>
          <table:table-cell table:style-name="ce4" table:formula="of:=SQRT([.P52])*180/PI()" office:value-type="float" office:value="0">
            <text:p>0.00000</text:p>
          </table:table-cell>
          <table:table-cell table:style-name="ce4" table:formula="of:=SQRT([.Q52])" office:value-type="float" office:value="0">
            <text:p>0.00000</text:p>
          </table:table-cell>
          <table:table-cell table:style-name="ce4" table:formula="of:=SQRT([.R52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00318620478">
            <text:p>3.19E-005</text:p>
          </table:table-cell>
          <table:table-cell office:value-type="float" office:value="1.0623217">
            <text:p>1.0623217</text:p>
          </table:table-cell>
          <table:table-cell office:value-type="float" office:value="1.0017602">
            <text:p>1.0017602</text:p>
          </table:table-cell>
          <table:table-cell table:style-name="ce2" office:value-type="float" office:value="0.0735176578">
            <text:p>7.35E-002</text:p>
          </table:table-cell>
          <table:table-cell table:style-name="ce2" office:value-type="float" office:value="0.00000880210428">
            <text:p>8.80E-006</text:p>
          </table:table-cell>
          <table:table-cell table:style-name="ce2" office:value-type="float" office:value="0.00000481628967">
            <text:p>4.82E-006</text:p>
          </table:table-cell>
          <table:table-cell table:style-name="ce2" office:value-type="float" office:value="0.00328870537">
            <text:p>3.29E-003</text:p>
          </table:table-cell>
          <table:table-cell office:value-type="float" office:value="1.8472643">
            <text:p>1.8472643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3]" office:value-type="float" office:value="0.0192307692307692">
            <text:p>0.02</text:p>
          </table:table-cell>
          <table:table-cell table:formula="of:=([.$B$1]*(2*PI())/[.A53])*180/PI()" office:value-type="float" office:value="6.92307692307692">
            <text:p>6.9230769231</text:p>
          </table:table-cell>
          <table:table-cell table:formula="of:=2*PI()/[.A53]" office:value-type="float" office:value="0.241660973353061">
            <text:p>0.2416609734</text:p>
          </table:table-cell>
          <table:table-cell table:style-name="ce4" table:formula="of:=SQRT([.B53])" office:value-type="float" office:value="0.00564464771265665">
            <text:p>0.00564</text:p>
          </table:table-cell>
          <table:table-cell table:style-name="ce4" table:formula="of:=SQRT([.C53])" office:value-type="float" office:value="1.03068991457179">
            <text:p>1.03069</text:p>
          </table:table-cell>
          <table:table-cell table:style-name="ce4" table:formula="of:=SQRT([.D53])" office:value-type="float" office:value="1.00087971305247">
            <text:p>1.00088</text:p>
          </table:table-cell>
          <table:table-cell table:style-name="ce4" table:formula="of:=SQRT([.E53])/[.V53]" office:value-type="float" office:value="1.12199083867361">
            <text:p>1.12199</text:p>
          </table:table-cell>
          <table:table-cell table:style-name="ce4" table:formula="of:=SQRT([.F53])*180/PI()" office:value-type="float" office:value="0.169987069578393">
            <text:p>0.16999</text:p>
          </table:table-cell>
          <table:table-cell table:style-name="ce4" table:formula="of:=SQRT([.G53])*180/PI()" office:value-type="float" office:value="0.125741585452753">
            <text:p>0.12574</text:p>
          </table:table-cell>
          <table:table-cell table:style-name="ce4" table:formula="of:=SQRT([.H53])" office:value-type="float" office:value="0.0573472350684843">
            <text:p>0.05735</text:p>
          </table:table-cell>
          <table:table-cell table:style-name="ce4" table:formula="of:=SQRT([.I53])" office:value-type="float" office:value="1.35914101549471">
            <text:p>1.35914</text:p>
          </table:table-cell>
          <table:table-cell/>
          <table:table-cell table:style-name="ce4" table:formula="of:=SQRT([.K53])" office:value-type="float" office:value="0">
            <text:p>0.00000</text:p>
          </table:table-cell>
          <table:table-cell table:style-name="ce4" table:formula="of:=SQRT([.L53])" office:value-type="float" office:value="0">
            <text:p>0.00000</text:p>
          </table:table-cell>
          <table:table-cell table:style-name="ce4" table:formula="of:=SQRT([.M53])" office:value-type="float" office:value="0">
            <text:p>0.00000</text:p>
          </table:table-cell>
          <table:table-cell table:style-name="ce4" table:formula="of:=SQRT([.N53])*180/PI()" office:value-type="float" office:value="0">
            <text:p>0.00000</text:p>
          </table:table-cell>
          <table:table-cell table:style-name="ce4" table:formula="of:=SQRT([.O53])*[.U53]/3" office:value-type="float" office:value="0">
            <text:p>0.00000</text:p>
          </table:table-cell>
          <table:table-cell table:style-name="ce4" table:formula="of:=SQRT([.P53])*180/PI()" office:value-type="float" office:value="0">
            <text:p>0.00000</text:p>
          </table:table-cell>
          <table:table-cell table:style-name="ce4" table:formula="of:=SQRT([.Q53])" office:value-type="float" office:value="0">
            <text:p>0.00000</text:p>
          </table:table-cell>
          <table:table-cell table:style-name="ce4" table:formula="of:=SQRT([.R53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00331333067">
            <text:p>3.31E-005</text:p>
          </table:table-cell>
          <table:table-cell office:value-type="float" office:value="1.0468566">
            <text:p>1.0468566</text:p>
          </table:table-cell>
          <table:table-cell office:value-type="float" office:value="1.003231">
            <text:p>1.003231</text:p>
          </table:table-cell>
          <table:table-cell table:style-name="ce2" office:value-type="float" office:value="0.0616216771">
            <text:p>6.16E-002</text:p>
          </table:table-cell>
          <table:table-cell table:style-name="ce2" office:value-type="float" office:value="0.00000681874144">
            <text:p>6.82E-006</text:p>
          </table:table-cell>
          <table:table-cell table:style-name="ce2" office:value-type="float" office:value="0.00000429231523">
            <text:p>4.29E-006</text:p>
          </table:table-cell>
          <table:table-cell table:style-name="ce2" office:value-type="float" office:value="0.00228646118">
            <text:p>2.29E-003</text:p>
          </table:table-cell>
          <table:table-cell office:value-type="float" office:value="1.7402465">
            <text:p>1.7402465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4]" office:value-type="float" office:value="0.0178571428571429">
            <text:p>0.02</text:p>
          </table:table-cell>
          <table:table-cell table:formula="of:=([.$B$1]*(2*PI())/[.A54])*180/PI()" office:value-type="float" office:value="6.42857142857143">
            <text:p>6.4285714286</text:p>
          </table:table-cell>
          <table:table-cell table:formula="of:=2*PI()/[.A54]" office:value-type="float" office:value="0.224399475256414">
            <text:p>0.2243994753</text:p>
          </table:table-cell>
          <table:table-cell table:style-name="ce4" table:formula="of:=SQRT([.B54])" office:value-type="float" office:value="0.00575615381135702">
            <text:p>0.00576</text:p>
          </table:table-cell>
          <table:table-cell table:style-name="ce4" table:formula="of:=SQRT([.C54])" office:value-type="float" office:value="1.02316010477344">
            <text:p>1.02316</text:p>
          </table:table-cell>
          <table:table-cell table:style-name="ce4" table:formula="of:=SQRT([.D54])" office:value-type="float" office:value="1.00161419718373">
            <text:p>1.00161</text:p>
          </table:table-cell>
          <table:table-cell table:style-name="ce4" table:formula="of:=SQRT([.E54])/[.V54]" office:value-type="float" office:value="1.10622869575527">
            <text:p>1.10623</text:p>
          </table:table-cell>
          <table:table-cell table:style-name="ce4" table:formula="of:=SQRT([.F54])*180/PI()" office:value-type="float" office:value="0.149614864563386">
            <text:p>0.14961</text:p>
          </table:table-cell>
          <table:table-cell table:style-name="ce4" table:formula="of:=SQRT([.G54])*180/PI()" office:value-type="float" office:value="0.118704842754186">
            <text:p>0.11870</text:p>
          </table:table-cell>
          <table:table-cell table:style-name="ce4" table:formula="of:=SQRT([.H54])" office:value-type="float" office:value="0.0478169549427815">
            <text:p>0.04782</text:p>
          </table:table-cell>
          <table:table-cell table:style-name="ce4" table:formula="of:=SQRT([.I54])" office:value-type="float" office:value="1.31918402810222">
            <text:p>1.31918</text:p>
          </table:table-cell>
          <table:table-cell/>
          <table:table-cell table:style-name="ce4" table:formula="of:=SQRT([.K54])" office:value-type="float" office:value="0">
            <text:p>0.00000</text:p>
          </table:table-cell>
          <table:table-cell table:style-name="ce4" table:formula="of:=SQRT([.L54])" office:value-type="float" office:value="0">
            <text:p>0.00000</text:p>
          </table:table-cell>
          <table:table-cell table:style-name="ce4" table:formula="of:=SQRT([.M54])" office:value-type="float" office:value="0">
            <text:p>0.00000</text:p>
          </table:table-cell>
          <table:table-cell table:style-name="ce4" table:formula="of:=SQRT([.N54])*180/PI()" office:value-type="float" office:value="0">
            <text:p>0.00000</text:p>
          </table:table-cell>
          <table:table-cell table:style-name="ce4" table:formula="of:=SQRT([.O54])*[.U54]/3" office:value-type="float" office:value="0">
            <text:p>0.00000</text:p>
          </table:table-cell>
          <table:table-cell table:style-name="ce4" table:formula="of:=SQRT([.P54])*180/PI()" office:value-type="float" office:value="0">
            <text:p>0.00000</text:p>
          </table:table-cell>
          <table:table-cell table:style-name="ce4" table:formula="of:=SQRT([.Q54])" office:value-type="float" office:value="0">
            <text:p>0.00000</text:p>
          </table:table-cell>
          <table:table-cell table:style-name="ce4" table:formula="of:=SQRT([.R54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0.0000342184794">
            <text:p>3.42E-005</text:p>
          </table:table-cell>
          <table:table-cell office:value-type="float" office:value="1.0428151">
            <text:p>1.0428151</text:p>
          </table:table-cell>
          <table:table-cell office:value-type="float" office:value="1.0033649">
            <text:p>1.0033649</text:p>
          </table:table-cell>
          <table:table-cell table:style-name="ce2" office:value-type="float" office:value="0.052856043">
            <text:p>5.29E-002</text:p>
          </table:table-cell>
          <table:table-cell table:style-name="ce2" office:value-type="float" office:value="0.00000545803323">
            <text:p>5.46E-006</text:p>
          </table:table-cell>
          <table:table-cell table:style-name="ce2" office:value-type="float" office:value="0.00000370724388">
            <text:p>3.71E-006</text:p>
          </table:table-cell>
          <table:table-cell table:style-name="ce2" office:value-type="float" office:value="0.00165311061">
            <text:p>1.65E-003</text:p>
          </table:table-cell>
          <table:table-cell office:value-type="float" office:value="1.6685412">
            <text:p>1.6685412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5]" office:value-type="float" office:value="0.0166666666666667">
            <text:p>0.02</text:p>
          </table:table-cell>
          <table:table-cell table:formula="of:=([.$B$1]*(2*PI())/[.A55])*180/PI()" office:value-type="float" office:value="6">
            <text:p>6</text:p>
          </table:table-cell>
          <table:table-cell table:formula="of:=2*PI()/[.A55]" office:value-type="float" office:value="0.20943951023932">
            <text:p>0.2094395102</text:p>
          </table:table-cell>
          <table:table-cell table:style-name="ce4" table:formula="of:=SQRT([.B55])" office:value-type="float" office:value="0.00584965634888068">
            <text:p>0.00585</text:p>
          </table:table-cell>
          <table:table-cell table:style-name="ce4" table:formula="of:=SQRT([.C55])" office:value-type="float" office:value="1.0211831863089">
            <text:p>1.02118</text:p>
          </table:table-cell>
          <table:table-cell table:style-name="ce4" table:formula="of:=SQRT([.D55])" office:value-type="float" office:value="1.00168103705721">
            <text:p>1.00168</text:p>
          </table:table-cell>
          <table:table-cell table:style-name="ce4" table:formula="of:=SQRT([.E55])/[.V55]" office:value-type="float" office:value="1.09771275335004">
            <text:p>1.09771</text:p>
          </table:table-cell>
          <table:table-cell table:style-name="ce4" table:formula="of:=SQRT([.F55])*180/PI()" office:value-type="float" office:value="0.133856886808334">
            <text:p>0.13386</text:p>
          </table:table-cell>
          <table:table-cell table:style-name="ce4" table:formula="of:=SQRT([.G55])*180/PI()" office:value-type="float" office:value="0.110318465137556">
            <text:p>0.11032</text:p>
          </table:table-cell>
          <table:table-cell table:style-name="ce4" table:formula="of:=SQRT([.H55])" office:value-type="float" office:value="0.0406584629566834">
            <text:p>0.04066</text:p>
          </table:table-cell>
          <table:table-cell table:style-name="ce4" table:formula="of:=SQRT([.I55])" office:value-type="float" office:value="1.29172024835101">
            <text:p>1.29172</text:p>
          </table:table-cell>
          <table:table-cell/>
          <table:table-cell table:style-name="ce4" table:formula="of:=SQRT([.K55])" office:value-type="float" office:value="0">
            <text:p>0.00000</text:p>
          </table:table-cell>
          <table:table-cell table:style-name="ce4" table:formula="of:=SQRT([.L55])" office:value-type="float" office:value="0">
            <text:p>0.00000</text:p>
          </table:table-cell>
          <table:table-cell table:style-name="ce4" table:formula="of:=SQRT([.M55])" office:value-type="float" office:value="0">
            <text:p>0.00000</text:p>
          </table:table-cell>
          <table:table-cell table:style-name="ce4" table:formula="of:=SQRT([.N55])*180/PI()" office:value-type="float" office:value="0">
            <text:p>0.00000</text:p>
          </table:table-cell>
          <table:table-cell table:style-name="ce4" table:formula="of:=SQRT([.O55])*[.U55]/3" office:value-type="float" office:value="0">
            <text:p>0.00000</text:p>
          </table:table-cell>
          <table:table-cell table:style-name="ce4" table:formula="of:=SQRT([.P55])*180/PI()" office:value-type="float" office:value="0">
            <text:p>0.00000</text:p>
          </table:table-cell>
          <table:table-cell table:style-name="ce4" table:formula="of:=SQRT([.Q55])" office:value-type="float" office:value="0">
            <text:p>0.00000</text:p>
          </table:table-cell>
          <table:table-cell table:style-name="ce4" table:formula="of:=SQRT([.R55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0.0000351717681">
            <text:p>3.52E-005</text:p>
          </table:table-cell>
          <table:table-cell office:value-type="float" office:value="1.0401064">
            <text:p>1.0401064</text:p>
          </table:table-cell>
          <table:table-cell office:value-type="float" office:value="1.0033717">
            <text:p>1.0033717</text:p>
          </table:table-cell>
          <table:table-cell table:style-name="ce2" office:value-type="float" office:value="0.0458729528">
            <text:p>4.59E-002</text:p>
          </table:table-cell>
          <table:table-cell table:style-name="ce2" office:value-type="float" office:value="0.00000443053432">
            <text:p>4.43E-006</text:p>
          </table:table-cell>
          <table:table-cell table:style-name="ce2" office:value-type="float" office:value="0.00000318571369">
            <text:p>3.19E-006</text:p>
          </table:table-cell>
          <table:table-cell table:style-name="ce2" office:value-type="float" office:value="0.00122611295">
            <text:p>1.23E-003</text:p>
          </table:table-cell>
          <table:table-cell office:value-type="float" office:value="1.6104354">
            <text:p>1.6104354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6]" office:value-type="float" office:value="0.015625">
            <text:p>0.02</text:p>
          </table:table-cell>
          <table:table-cell table:formula="of:=([.$B$1]*(2*PI())/[.A56])*180/PI()" office:value-type="float" office:value="5.625">
            <text:p>5.625</text:p>
          </table:table-cell>
          <table:table-cell table:formula="of:=2*PI()/[.A56]" office:value-type="float" office:value="0.196349540849362">
            <text:p>0.1963495408</text:p>
          </table:table-cell>
          <table:table-cell table:style-name="ce4" table:formula="of:=SQRT([.B56])" office:value-type="float" office:value="0.00593057906953444">
            <text:p>0.00593</text:p>
          </table:table-cell>
          <table:table-cell table:style-name="ce4" table:formula="of:=SQRT([.C56])" office:value-type="float" office:value="1.0198560682763">
            <text:p>1.01986</text:p>
          </table:table-cell>
          <table:table-cell table:style-name="ce4" table:formula="of:=SQRT([.D56])" office:value-type="float" office:value="1.00168443134552">
            <text:p>1.00168</text:p>
          </table:table-cell>
          <table:table-cell table:style-name="ce4" table:formula="of:=SQRT([.E56])/[.V56]" office:value-type="float" office:value="1.09080836078821">
            <text:p>1.09081</text:p>
          </table:table-cell>
          <table:table-cell table:style-name="ce4" table:formula="of:=SQRT([.F56])*180/PI()" office:value-type="float" office:value="0.12060093780581">
            <text:p>0.12060</text:p>
          </table:table-cell>
          <table:table-cell table:style-name="ce4" table:formula="of:=SQRT([.G56])*180/PI()" office:value-type="float" office:value="0.102264759965745">
            <text:p>0.10226</text:p>
          </table:table-cell>
          <table:table-cell table:style-name="ce4" table:formula="of:=SQRT([.H56])" office:value-type="float" office:value="0.0350158956761069">
            <text:p>0.03502</text:p>
          </table:table-cell>
          <table:table-cell table:style-name="ce4" table:formula="of:=SQRT([.I56])" office:value-type="float" office:value="1.26902931408222">
            <text:p>1.26903</text:p>
          </table:table-cell>
          <table:table-cell/>
          <table:table-cell table:style-name="ce4" table:formula="of:=SQRT([.K56])" office:value-type="float" office:value="0">
            <text:p>0.00000</text:p>
          </table:table-cell>
          <table:table-cell table:style-name="ce4" table:formula="of:=SQRT([.L56])" office:value-type="float" office:value="0">
            <text:p>0.00000</text:p>
          </table:table-cell>
          <table:table-cell table:style-name="ce4" table:formula="of:=SQRT([.M56])" office:value-type="float" office:value="0">
            <text:p>0.00000</text:p>
          </table:table-cell>
          <table:table-cell table:style-name="ce4" table:formula="of:=SQRT([.N56])*180/PI()" office:value-type="float" office:value="0">
            <text:p>0.00000</text:p>
          </table:table-cell>
          <table:table-cell table:style-name="ce4" table:formula="of:=SQRT([.O56])*[.U56]/3" office:value-type="float" office:value="0">
            <text:p>0.00000</text:p>
          </table:table-cell>
          <table:table-cell table:style-name="ce4" table:formula="of:=SQRT([.P56])*180/PI()" office:value-type="float" office:value="0">
            <text:p>0.00000</text:p>
          </table:table-cell>
          <table:table-cell table:style-name="ce4" table:formula="of:=SQRT([.Q56])" office:value-type="float" office:value="0">
            <text:p>0.00000</text:p>
          </table:table-cell>
          <table:table-cell table:style-name="ce4" table:formula="of:=SQRT([.R56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0.0000361030689">
            <text:p>3.61E-005</text:p>
          </table:table-cell>
          <table:table-cell office:value-type="float" office:value="1.027871">
            <text:p>1.027871</text:p>
          </table:table-cell>
          <table:table-cell office:value-type="float" office:value="1.0046228">
            <text:p>1.0046228</text:p>
          </table:table-cell>
          <table:table-cell table:style-name="ce2" office:value-type="float" office:value="0.0398025475">
            <text:p>3.98E-002</text:p>
          </table:table-cell>
          <table:table-cell table:style-name="ce2" office:value-type="float" office:value="0.00000354293797">
            <text:p>3.54E-006</text:p>
          </table:table-cell>
          <table:table-cell table:style-name="ce2" office:value-type="float" office:value="0.00000289579111">
            <text:p>2.90E-006</text:p>
          </table:table-cell>
          <table:table-cell table:style-name="ce2" office:value-type="float" office:value="0.000920647173">
            <text:p>9.21E-004</text:p>
          </table:table-cell>
          <table:table-cell office:value-type="float" office:value="1.5467128">
            <text:p>1.5467128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7]" office:value-type="float" office:value="0.0147058823529412">
            <text:p>0.01</text:p>
          </table:table-cell>
          <table:table-cell table:formula="of:=([.$B$1]*(2*PI())/[.A57])*180/PI()" office:value-type="float" office:value="5.29411764705882">
            <text:p>5.2941176471</text:p>
          </table:table-cell>
          <table:table-cell table:formula="of:=2*PI()/[.A57]" office:value-type="float" office:value="0.184799567858223">
            <text:p>0.1847995679</text:p>
          </table:table-cell>
          <table:table-cell table:style-name="ce4" table:formula="of:=SQRT([.B57])" office:value-type="float" office:value="0.00600858293610066">
            <text:p>0.00601</text:p>
          </table:table-cell>
          <table:table-cell table:style-name="ce4" table:formula="of:=SQRT([.C57])" office:value-type="float" office:value="1.01383973092398">
            <text:p>1.01384</text:p>
          </table:table-cell>
          <table:table-cell table:style-name="ce4" table:formula="of:=SQRT([.D57])" office:value-type="float" office:value="1.00230873487165">
            <text:p>1.00231</text:p>
          </table:table-cell>
          <table:table-cell table:style-name="ce4" table:formula="of:=SQRT([.E57])/[.V57]" office:value-type="float" office:value="1.07957913741079">
            <text:p>1.07958</text:p>
          </table:table-cell>
          <table:table-cell table:style-name="ce4" table:formula="of:=SQRT([.F57])*180/PI()" office:value-type="float" office:value="0.107846090636674">
            <text:p>0.10785</text:p>
          </table:table-cell>
          <table:table-cell table:style-name="ce4" table:formula="of:=SQRT([.G57])*180/PI()" office:value-type="float" office:value="0.0975003663799042">
            <text:p>0.09750</text:p>
          </table:table-cell>
          <table:table-cell table:style-name="ce4" table:formula="of:=SQRT([.H57])" office:value-type="float" office:value="0.0303421682316871">
            <text:p>0.03034</text:p>
          </table:table-cell>
          <table:table-cell table:style-name="ce4" table:formula="of:=SQRT([.I57])" office:value-type="float" office:value="1.24366908782039">
            <text:p>1.24367</text:p>
          </table:table-cell>
          <table:table-cell/>
          <table:table-cell table:style-name="ce4" table:formula="of:=SQRT([.K57])" office:value-type="float" office:value="0">
            <text:p>0.00000</text:p>
          </table:table-cell>
          <table:table-cell table:style-name="ce4" table:formula="of:=SQRT([.L57])" office:value-type="float" office:value="0">
            <text:p>0.00000</text:p>
          </table:table-cell>
          <table:table-cell table:style-name="ce4" table:formula="of:=SQRT([.M57])" office:value-type="float" office:value="0">
            <text:p>0.00000</text:p>
          </table:table-cell>
          <table:table-cell table:style-name="ce4" table:formula="of:=SQRT([.N57])*180/PI()" office:value-type="float" office:value="0">
            <text:p>0.00000</text:p>
          </table:table-cell>
          <table:table-cell table:style-name="ce4" table:formula="of:=SQRT([.O57])*[.U57]/3" office:value-type="float" office:value="0">
            <text:p>0.00000</text:p>
          </table:table-cell>
          <table:table-cell table:style-name="ce4" table:formula="of:=SQRT([.P57])*180/PI()" office:value-type="float" office:value="0">
            <text:p>0.00000</text:p>
          </table:table-cell>
          <table:table-cell table:style-name="ce4" table:formula="of:=SQRT([.Q57])" office:value-type="float" office:value="0">
            <text:p>0.00000</text:p>
          </table:table-cell>
          <table:table-cell table:style-name="ce4" table:formula="of:=SQRT([.R57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0.0000368816982">
            <text:p>3.69E-005</text:p>
          </table:table-cell>
          <table:table-cell office:value-type="float" office:value="1.0243912">
            <text:p>1.0243912</text:p>
          </table:table-cell>
          <table:table-cell office:value-type="float" office:value="1.004734">
            <text:p>1.004734</text:p>
          </table:table-cell>
          <table:table-cell table:style-name="ce2" office:value-type="float" office:value="0.0351087712">
            <text:p>3.51E-002</text:p>
          </table:table-cell>
          <table:table-cell table:style-name="ce2" office:value-type="float" office:value="0.00000292029654">
            <text:p>2.92E-006</text:p>
          </table:table-cell>
          <table:table-cell table:style-name="ce2" office:value-type="float" office:value="0.00000258096588">
            <text:p>2.58E-006</text:p>
          </table:table-cell>
          <table:table-cell table:style-name="ce2" office:value-type="float" office:value="0.000709748536">
            <text:p>7.10E-004</text:p>
          </table:table-cell>
          <table:table-cell office:value-type="float" office:value="1.5033708">
            <text:p>1.5033708</text:p>
          </table:table-cell>
          <table:table-cell/>
          <table:table-cell/>
          <table:table-cell table:style-name="ce2"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formula="of:=[.$B$1]/[.A58]" office:value-type="float" office:value="0.0138888888888889">
            <text:p>0.01</text:p>
          </table:table-cell>
          <table:table-cell table:formula="of:=([.$B$1]*(2*PI())/[.A58])*180/PI()" office:value-type="float" office:value="5">
            <text:p>5</text:p>
          </table:table-cell>
          <table:table-cell table:formula="of:=2*PI()/[.A58]" office:value-type="float" office:value="0.174532925199433">
            <text:p>0.1745329252</text:p>
          </table:table-cell>
          <table:table-cell table:style-name="ce4" table:formula="of:=SQRT([.B58])" office:value-type="float" office:value="0.00607303039676239">
            <text:p>0.00607</text:p>
          </table:table-cell>
          <table:table-cell table:style-name="ce4" table:formula="of:=SQRT([.C58])" office:value-type="float" office:value="1.01212212701828">
            <text:p>1.01212</text:p>
          </table:table-cell>
          <table:table-cell table:style-name="ce4" table:formula="of:=SQRT([.D58])" office:value-type="float" office:value="1.00236420526673">
            <text:p>1.00236</text:p>
          </table:table-cell>
          <table:table-cell table:style-name="ce4" table:formula="of:=SQRT([.E58])/[.V58]" office:value-type="float" office:value="1.07357019815413">
            <text:p>1.07357</text:p>
          </table:table-cell>
          <table:table-cell table:style-name="ce4" table:formula="of:=SQRT([.F58])*180/PI()" office:value-type="float" office:value="0.0979120422901561">
            <text:p>0.09791</text:p>
          </table:table-cell>
          <table:table-cell table:style-name="ce4" table:formula="of:=SQRT([.G58])*180/PI()" office:value-type="float" office:value="0.0920478743916862">
            <text:p>0.09205</text:p>
          </table:table-cell>
          <table:table-cell table:style-name="ce4" table:formula="of:=SQRT([.H58])" office:value-type="float" office:value="0.026641106133192">
            <text:p>0.02664</text:p>
          </table:table-cell>
          <table:table-cell table:style-name="ce4" table:formula="of:=SQRT([.I58])" office:value-type="float" office:value="1.22612022249044">
            <text:p>1.22612</text:p>
          </table:table-cell>
          <table:table-cell/>
          <table:table-cell table:style-name="ce4" table:formula="of:=SQRT([.K58])" office:value-type="float" office:value="0">
            <text:p>0.00000</text:p>
          </table:table-cell>
          <table:table-cell table:style-name="ce4" table:formula="of:=SQRT([.L58])" office:value-type="float" office:value="0">
            <text:p>0.00000</text:p>
          </table:table-cell>
          <table:table-cell table:style-name="ce4" table:formula="of:=SQRT([.M58])" office:value-type="float" office:value="0">
            <text:p>0.00000</text:p>
          </table:table-cell>
          <table:table-cell table:style-name="ce4" table:formula="of:=SQRT([.N58])*180/PI()" office:value-type="float" office:value="0">
            <text:p>0.00000</text:p>
          </table:table-cell>
          <table:table-cell table:style-name="ce4" table:formula="of:=SQRT([.O58])*[.U58]/3" office:value-type="float" office:value="0">
            <text:p>0.00000</text:p>
          </table:table-cell>
          <table:table-cell table:style-name="ce4" table:formula="of:=SQRT([.P58])*180/PI()" office:value-type="float" office:value="0">
            <text:p>0.00000</text:p>
          </table:table-cell>
          <table:table-cell table:style-name="ce4" table:formula="of:=SQRT([.Q58])" office:value-type="float" office:value="0">
            <text:p>0.00000</text:p>
          </table:table-cell>
          <table:table-cell table:style-name="ce4" table:formula="of:=SQRT([.R58])" office:value-type="float" office:value="0">
            <text:p>0.00000</text:p>
          </table:table-cell>
          <table:table-cell table:number-columns-repeated="68"/>
        </table:table-row>
        <table:table-row table:style-name="ro1">
          <table:table-cell table:number-columns-repeated="11"/>
          <table:table-cell>
            <draw:frame table:end-cell-address="Sheet1.Z96" table:end-x="0.233cm" table:end-y="0.195cm" draw:z-index="1" draw:style-name="gr1" svg:width="24.457cm" svg:height="16.572cm" svg:x="0.132cm" svg:y="0.268cm">
              <draw:object draw:notify-on-update-of-ranges="Sheet1.A4:Sheet1.A58 Sheet1.D3:Sheet1.D3 Sheet1.AH4:Sheet1.AH58 Sheet1.A4:Sheet1.A58 Sheet1.AJ3:Sheet1.AJ3 Sheet1.AJ4:Sheet1.AJ5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5"/>
        </table:table-row>
        <table:table-row table:style-name="ro1">
          <table:table-cell>
            <draw:frame table:end-cell-address="Sheet1.J96" table:end-x="0.841cm" table:end-y="0.427cm" draw:z-index="0" draw:style-name="gr1" svg:width="19.123cm" svg:height="16.572cm" svg:x="0.055cm" svg:y="0.05cm">
              <draw:object draw:notify-on-update-of-ranges="Sheet1.A4:Sheet1.A58 Sheet1.Y3:Sheet1.Y3 Sheet1.Y4:Sheet1.Y58 Sheet1.A4:Sheet1.A58 Sheet1.Z3:Sheet1.Z3 Sheet1.Z4:Sheet1.Z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6"/>
        </table:table-row>
        <table:table-row table:style-name="ro1" table:number-rows-repeated="1048515">
          <table:table-cell table:number-columns-repeated="107"/>
        </table:table-row>
        <table:table-row table:style-name="ro1">
          <table:table-cell table:number-columns-repeated="107"/>
        </table:table-row>
      </table:table>
      <table:table table:name="Sheet2" table:style-name="ta1" table:print="false">
        <table:table-column table:style-name="co15" table:number-columns-repeated="10" table:default-cell-style-name="Default"/>
        <table:table-row table:style-name="ro1">
          <table:table-cell office:value-type="string">
            <text:p>Wave Height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ave Length</text:p>
          </table:table-cell>
          <table:table-cell table:formula="of:=2*PI()" office:value-type="float" office:value="6.28318530717959">
            <text:p>6.283185307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Numeric</text:p>
          </table:table-cell>
          <table:table-cell office:value-type="string">
            <text:p>Alg</text:p>
          </table:table-cell>
          <table:table-cell table:number-columns-repeated="5"/>
          <table:table-cell>
            <draw:frame table:end-cell-address="Sheet2.Q33" table:end-x="1.476cm" table:end-y="0.43cm" draw:z-index="0" draw:style-name="gr1" svg:width="16.57cm" svg:height="13.237cm" svg:x="0.713cm" svg:y="0.239cm">
              <draw:object draw:notify-on-update-of-ranges="Sheet2.A5:Sheet2.A67 Sheet2.B4:Sheet2.B4 Sheet2.B5:Sheet2.B67 Sheet2.A5:Sheet2.A67 Sheet2.C4:Sheet2.C4 Sheet2.C6:Sheet2.C67 Sheet2.A5:Sheet2.A67 Sheet2.D4:Sheet2.D4 Sheet2.D5:Sheet2.D6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formula="of:=0" office:value-type="float" office:value="0">
            <text:p>0</text:p>
          </table:table-cell>
          <table:table-cell table:formula="of:=[.$B$1]*SIN([.A5]/[.$B$2]*2*PI())" office:value-type="float" office:value="0">
            <text:p>0</text:p>
          </table:table-cell>
          <table:table-cell/>
          <table:table-cell table:formula="of:=DEGREES([.$B$1]*(2*PI())/[.$B$2]*COS([.A5]/[.$B$2]*2*PI()))" office:value-type="float" office:value="57.2957795130823">
            <text:p>57.2957795131</text:p>
          </table:table-cell>
          <table:table-cell table:number-columns-repeated="6"/>
        </table:table-row>
        <table:table-row table:style-name="ro1">
          <table:table-cell table:formula="of:=[.A5]+0.125" office:value-type="float" office:value="0.125">
            <text:p>0.125</text:p>
          </table:table-cell>
          <table:table-cell table:formula="of:=[.$B$1]*SIN([.A6]/[.$B$2]*2*PI())" office:value-type="float" office:value="0.124674733385228">
            <text:p>0.1246747334</text:p>
          </table:table-cell>
          <table:table-cell table:formula="of:=DEGREES(([.B6]-[.B5])/([.A6]-[.A5]))" office:value-type="float" office:value="57.1466882791386">
            <text:p>57.1466882791</text:p>
          </table:table-cell>
          <table:table-cell table:formula="of:=DEGREES([.$B$1]*(2*PI())/[.$B$2]*COS([.A6]/[.$B$2]*2*PI()))" office:value-type="float" office:value="56.8487387749663">
            <text:p>56.848738775</text:p>
          </table:table-cell>
          <table:table-cell table:number-columns-repeated="6"/>
        </table:table-row>
        <table:table-row table:style-name="ro1">
          <table:table-cell table:formula="of:=[.A6]+0.125" office:value-type="float" office:value="0.25">
            <text:p>0.25</text:p>
          </table:table-cell>
          <table:table-cell table:formula="of:=[.$B$1]*SIN([.A7]/[.$B$2]*2*PI())" office:value-type="float" office:value="0.247403959254523">
            <text:p>0.2474039593</text:p>
          </table:table-cell>
          <table:table-cell table:formula="of:=DEGREES(([.B7]-[.B6])/([.A7]-[.A6]))" office:value-type="float" office:value="56.2549333217474">
            <text:p>56.2549333217</text:p>
          </table:table-cell>
          <table:table-cell table:formula="of:=DEGREES([.$B$1]*(2*PI())/[.$B$2]*COS([.A7]/[.$B$2]*2*PI()))" office:value-type="float" office:value="55.5145924818197">
            <text:p>55.5145924818</text:p>
          </table:table-cell>
          <table:table-cell table:number-columns-repeated="6"/>
        </table:table-row>
        <table:table-row table:style-name="ro1">
          <table:table-cell table:formula="of:=[.A7]+0.125" office:value-type="float" office:value="0.375">
            <text:p>0.375</text:p>
          </table:table-cell>
          <table:table-cell table:formula="of:=[.$B$1]*SIN([.A8]/[.$B$2]*2*PI())" office:value-type="float" office:value="0.366272529086048">
            <text:p>0.3662725291</text:p>
          </table:table-cell>
          <table:table-cell table:formula="of:=DEGREES(([.B8]-[.B7])/([.A8]-[.A7]))" office:value-type="float" office:value="54.4853389448197">
            <text:p>54.4853389448</text:p>
          </table:table-cell>
          <table:table-cell table:formula="of:=DEGREES([.$B$1]*(2*PI())/[.$B$2]*COS([.A8]/[.$B$2]*2*PI()))" office:value-type="float" office:value="53.3141595403305">
            <text:p>53.3141595403</text:p>
          </table:table-cell>
          <table:table-cell table:number-columns-repeated="6"/>
        </table:table-row>
        <table:table-row table:style-name="ro1">
          <table:table-cell table:formula="of:=[.A8]+0.125" office:value-type="float" office:value="0.5">
            <text:p>0.5</text:p>
          </table:table-cell>
          <table:table-cell table:formula="of:=[.$B$1]*SIN([.A9]/[.$B$2]*2*PI())" office:value-type="float" office:value="0.479425538604203">
            <text:p>0.4794255386</text:p>
          </table:table-cell>
          <table:table-cell table:formula="of:=DEGREES(([.B9]-[.B8])/([.A9]-[.A8]))" office:value-type="float" office:value="51.8655190767515">
            <text:p>51.8655190768</text:p>
          </table:table-cell>
          <table:table-cell table:formula="of:=DEGREES([.$B$1]*(2*PI())/[.$B$2]*COS([.A9]/[.$B$2]*2*PI()))" office:value-type="float" office:value="50.2817769705967">
            <text:p>50.2817769706</text:p>
          </table:table-cell>
          <table:table-cell table:number-columns-repeated="6"/>
        </table:table-row>
        <table:table-row table:style-name="ro1">
          <table:table-cell table:formula="of:=[.A9]+0.125" office:value-type="float" office:value="0.625">
            <text:p>0.625</text:p>
          </table:table-cell>
          <table:table-cell table:formula="of:=[.$B$1]*SIN([.A10]/[.$B$2]*2*PI())" office:value-type="float" office:value="0.585097272940462">
            <text:p>0.5850972729</text:p>
          </table:table-cell>
          <table:table-cell table:formula="of:=DEGREES(([.B10]-[.B9])/([.A10]-[.A9]))" office:value-type="float" office:value="48.4363551303625">
            <text:p>48.4363551304</text:p>
          </table:table-cell>
          <table:table-cell table:formula="of:=DEGREES([.$B$1]*(2*PI())/[.$B$2]*COS([.A10]/[.$B$2]*2*PI()))" office:value-type="float" office:value="46.4647640884124">
            <text:p>46.4647640884</text:p>
          </table:table-cell>
          <table:table-cell table:number-columns-repeated="6"/>
        </table:table-row>
        <table:table-row table:style-name="ro1">
          <table:table-cell table:formula="of:=[.A10]+0.125" office:value-type="float" office:value="0.75">
            <text:p>0.75</text:p>
          </table:table-cell>
          <table:table-cell table:formula="of:=[.$B$1]*SIN([.A11]/[.$B$2]*2*PI())" office:value-type="float" office:value="0.681638760023334">
            <text:p>0.68163876</text:p>
          </table:table-cell>
          <table:table-cell table:formula="of:=DEGREES(([.B11]-[.B10])/([.A11]-[.A10]))" office:value-type="float" office:value="44.2513580621225">
            <text:p>44.2513580621</text:p>
          </table:table-cell>
          <table:table-cell table:formula="of:=DEGREES([.$B$1]*(2*PI())/[.$B$2]*COS([.A11]/[.$B$2]*2*PI()))" office:value-type="float" office:value="41.922684103171">
            <text:p>41.9226841032</text:p>
          </table:table-cell>
          <table:table-cell table:number-columns-repeated="6"/>
        </table:table-row>
        <table:table-row table:style-name="ro1">
          <table:table-cell table:formula="of:=[.A11]+0.125" office:value-type="float" office:value="0.875">
            <text:p>0.875</text:p>
          </table:table-cell>
          <table:table-cell table:formula="of:=[.$B$1]*SIN([.A12]/[.$B$2]*2*PI())" office:value-type="float" office:value="0.767543502236027">
            <text:p>0.7675435022</text:p>
          </table:table-cell>
          <table:table-cell table:formula="of:=DEGREES(([.B12]-[.B11])/([.A12]-[.A11]))" office:value-type="float" office:value="39.375833351573">
            <text:p>39.3758333516</text:p>
          </table:table-cell>
          <table:table-cell table:formula="of:=DEGREES([.$B$1]*(2*PI())/[.$B$2]*COS([.A12]/[.$B$2]*2*PI()))" office:value-type="float" office:value="36.7264146539044">
            <text:p>36.7264146539</text:p>
          </table:table-cell>
          <table:table-cell table:number-columns-repeated="6"/>
        </table:table-row>
        <table:table-row table:style-name="ro1">
          <table:table-cell table:formula="of:=[.A12]+0.125" office:value-type="float" office:value="1">
            <text:p>1</text:p>
          </table:table-cell>
          <table:table-cell table:formula="of:=[.$B$1]*SIN([.A13]/[.$B$2]*2*PI())" office:value-type="float" office:value="0.841470984807896">
            <text:p>0.8414709848</text:p>
          </table:table-cell>
          <table:table-cell table:formula="of:=DEGREES(([.B13]-[.B12])/([.A13]-[.A12]))" office:value-type="float" office:value="33.8858619311605">
            <text:p>33.8858619312</text:p>
          </table:table-cell>
          <table:table-cell table:formula="of:=DEGREES([.$B$1]*(2*PI())/[.$B$2]*COS([.A13]/[.$B$2]*2*PI()))" office:value-type="float" office:value="30.9570417874309">
            <text:p>30.9570417874</text:p>
          </table:table-cell>
          <table:table-cell table:number-columns-repeated="6"/>
        </table:table-row>
        <table:table-row table:style-name="ro1">
          <table:table-cell table:formula="of:=[.A13]+0.125" office:value-type="float" office:value="1.125">
            <text:p>1.125</text:p>
          </table:table-cell>
          <table:table-cell table:formula="of:=[.$B$1]*SIN([.A14]/[.$B$2]*2*PI())" office:value-type="float" office:value="0.902267594099095">
            <text:p>0.9022675941</text:p>
          </table:table-cell>
          <table:table-cell table:formula="of:=DEGREES(([.B14]-[.B13])/([.A14]-[.A13]))" office:value-type="float" office:value="27.8671129687323">
            <text:p>27.8671129687</text:p>
          </table:table-cell>
          <table:table-cell table:formula="of:=DEGREES([.$B$1]*(2*PI())/[.$B$2]*COS([.A14]/[.$B$2]*2*PI()))" office:value-type="float" office:value="24.7045946377152">
            <text:p>24.7045946377</text:p>
          </table:table-cell>
          <table:table-cell table:number-columns-repeated="6"/>
        </table:table-row>
        <table:table-row table:style-name="ro1">
          <table:table-cell table:formula="of:=[.A14]+0.125" office:value-type="float" office:value="1.25">
            <text:p>1.25</text:p>
          </table:table-cell>
          <table:table-cell table:formula="of:=[.$B$1]*SIN([.A15]/[.$B$2]*2*PI())" office:value-type="float" office:value="0.948984619355586">
            <text:p>0.9489846194</text:p>
          </table:table-cell>
          <table:table-cell table:formula="of:=DEGREES(([.B15]-[.B14])/([.A15]-[.A14]))" office:value-type="float" office:value="21.4135070288241">
            <text:p>21.4135070288</text:p>
          </table:table-cell>
          <table:table-cell table:formula="of:=DEGREES([.$B$1]*(2*PI())/[.$B$2]*COS([.A15]/[.$B$2]*2*PI()))" office:value-type="float" office:value="18.0666405513436">
            <text:p>18.0666405513</text:p>
          </table:table-cell>
          <table:table-cell table:number-columns-repeated="6"/>
        </table:table-row>
        <table:table-row table:style-name="ro1">
          <table:table-cell table:formula="of:=[.A15]+0.125" office:value-type="float" office:value="1.375">
            <text:p>1.375</text:p>
          </table:table-cell>
          <table:table-cell table:formula="of:=[.$B$1]*SIN([.A16]/[.$B$2]*2*PI())" office:value-type="float" office:value="0.980893057023156">
            <text:p>0.980893057</text:p>
          </table:table-cell>
          <table:table-cell table:formula="of:=DEGREES(([.B16]-[.B15])/([.A16]-[.A15]))" office:value-type="float" office:value="14.6257504736639">
            <text:p>14.6257504737</text:p>
          </table:table-cell>
          <table:table-cell table:formula="of:=DEGREES([.$B$1]*(2*PI())/[.$B$2]*COS([.A16]/[.$B$2]*2*PI()))" office:value-type="float" office:value="11.1467625817125">
            <text:p>11.1467625817</text:p>
          </table:table-cell>
          <table:table-cell table:number-columns-repeated="6"/>
        </table:table-row>
        <table:table-row table:style-name="ro1">
          <table:table-cell table:formula="of:=[.A16]+0.125" office:value-type="float" office:value="1.5">
            <text:p>1.5</text:p>
          </table:table-cell>
          <table:table-cell table:formula="of:=[.$B$1]*SIN([.A17]/[.$B$2]*2*PI())" office:value-type="float" office:value="0.997494986604055">
            <text:p>0.9974949866</text:p>
          </table:table-cell>
          <table:table-cell table:formula="of:=DEGREES(([.B17]-[.B16])/([.A17]-[.A16]))" office:value-type="float" office:value="7.60976397407117">
            <text:p>7.6097639741</text:p>
          </table:table-cell>
          <table:table-cell table:formula="of:=DEGREES([.$B$1]*(2*PI())/[.$B$2]*COS([.A17]/[.$B$2]*2*PI()))" office:value-type="float" office:value="4.05294311012514">
            <text:p>4.0529431101</text:p>
          </table:table-cell>
          <table:table-cell table:number-columns-repeated="6"/>
        </table:table-row>
        <table:table-row table:style-name="ro1">
          <table:table-cell table:formula="of:=[.A17]+0.125" office:value-type="float" office:value="1.625">
            <text:p>1.625</text:p>
          </table:table-cell>
          <table:table-cell table:formula="of:=[.$B$1]*SIN([.A18]/[.$B$2]*2*PI())" office:value-type="float" office:value="0.998531340539832">
            <text:p>0.9985313405</text:p>
          </table:table-cell>
          <table:table-cell table:formula="of:=DEGREES(([.B18]-[.B17])/([.A18]-[.A17]))" office:value-type="float" office:value="0.47502965281443">
            <text:p>0.4750296528</text:p>
          </table:table-cell>
          <table:table-cell table:formula="of:=DEGREES([.$B$1]*(2*PI())/[.$B$2]*COS([.A18]/[.$B$2]*2*PI()))" office:value-type="float" office:value="-3.10412118315382">
            <text:p>-3.1041211832</text:p>
          </table:table-cell>
          <table:table-cell table:number-columns-repeated="6"/>
        </table:table-row>
        <table:table-row table:style-name="ro1">
          <table:table-cell table:formula="of:=[.A18]+0.125" office:value-type="float" office:value="1.75">
            <text:p>1.75</text:p>
          </table:table-cell>
          <table:table-cell table:formula="of:=[.$B$1]*SIN([.A19]/[.$B$2]*2*PI())" office:value-type="float" office:value="0.983985946873937">
            <text:p>0.9839859469</text:p>
          </table:table-cell>
          <table:table-cell table:formula="of:=DEGREES(([.B19]-[.B18])/([.A19]-[.A18]))" office:value-type="float" office:value="-6.66711734729674">
            <text:p>-6.6671173473</text:p>
          </table:table-cell>
          <table:table-cell table:formula="of:=DEGREES([.$B$1]*(2*PI())/[.$B$2]*COS([.A19]/[.$B$2]*2*PI()))" office:value-type="float" office:value="-10.2127467035699">
            <text:p>-10.2127467036</text:p>
          </table:table-cell>
          <table:table-cell table:number-columns-repeated="6"/>
        </table:table-row>
        <table:table-row table:style-name="ro1">
          <table:table-cell table:formula="of:=[.A19]+0.125" office:value-type="float" office:value="1.875">
            <text:p>1.875</text:p>
          </table:table-cell>
          <table:table-cell table:formula="of:=[.$B$1]*SIN([.A20]/[.$B$2]*2*PI())" office:value-type="float" office:value="0.954085781609694">
            <text:p>0.9540857816</text:p>
          </table:table-cell>
          <table:table-cell table:formula="of:=DEGREES(([.B20]-[.B19])/([.A20]-[.A19]))" office:value-type="float" office:value="-13.7052262110783">
            <text:p>-13.7052262111</text:p>
          </table:table-cell>
          <table:table-cell table:formula="of:=DEGREES([.$B$1]*(2*PI())/[.$B$2]*COS([.A20]/[.$B$2]*2*PI()))" office:value-type="float" office:value="-17.1620057274183">
            <text:p>-17.1620057274</text:p>
          </table:table-cell>
          <table:table-cell table:number-columns-repeated="6"/>
        </table:table-row>
        <table:table-row table:style-name="ro1">
          <table:table-cell table:formula="of:=[.A20]+0.125" office:value-type="float" office:value="2">
            <text:p>2</text:p>
          </table:table-cell>
          <table:table-cell table:formula="of:=[.$B$1]*SIN([.A21]/[.$B$2]*2*PI())" office:value-type="float" office:value="0.909297426825682">
            <text:p>0.9092974268</text:p>
          </table:table-cell>
          <table:table-cell table:formula="of:=DEGREES(([.B21]-[.B20])/([.A21]-[.A20]))" office:value-type="float" office:value="-20.5294696036677">
            <text:p>-20.5294696037</text:p>
          </table:table-cell>
          <table:table-cell table:formula="of:=DEGREES([.$B$1]*(2*PI())/[.$B$2]*COS([.A21]/[.$B$2]*2*PI()))" office:value-type="float" office:value="-23.8434573918718">
            <text:p>-23.8434573919</text:p>
          </table:table-cell>
          <table:table-cell table:number-columns-repeated="6"/>
        </table:table-row>
        <table:table-row table:style-name="ro1">
          <table:table-cell table:formula="of:=[.A21]+0.125" office:value-type="float" office:value="2.125">
            <text:p>2.125</text:p>
          </table:table-cell>
          <table:table-cell table:formula="of:=[.$B$1]*SIN([.A22]/[.$B$2]*2*PI())" office:value-type="float" office:value="0.850319789818452">
            <text:p>0.8503197898</text:p>
          </table:table-cell>
          <table:table-cell table:formula="of:=DEGREES(([.B22]-[.B21])/([.A22]-[.A21]))" office:value-type="float" office:value="-27.0333574893507">
            <text:p>-27.0333574894</text:p>
          </table:table-cell>
          <table:table-cell table:formula="of:=DEGREES([.$B$1]*(2*PI())/[.$B$2]*COS([.A22]/[.$B$2]*2*PI()))" office:value-type="float" office:value="-30.1528398783758">
            <text:p>-30.1528398784</text:p>
          </table:table-cell>
          <table:table-cell table:number-columns-repeated="6"/>
        </table:table-row>
        <table:table-row table:style-name="ro1">
          <table:table-cell table:formula="of:=[.A22]+0.125" office:value-type="float" office:value="2.25">
            <text:p>2.25</text:p>
          </table:table-cell>
          <table:table-cell table:formula="of:=[.$B$1]*SIN([.A23]/[.$B$2]*2*PI())" office:value-type="float" office:value="0.778073196887921">
            <text:p>0.7780731969</text:p>
          </table:table-cell>
          <table:table-cell table:formula="of:=DEGREES(([.B23]-[.B22])/([.A23]-[.A22]))" office:value-type="float" office:value="-33.1153988729528">
            <text:p>-33.115398873</text:p>
          </table:table-cell>
          <table:table-cell table:formula="of:=DEGREES([.$B$1]*(2*PI())/[.$B$2]*COS([.A23]/[.$B$2]*2*PI()))" office:value-type="float" office:value="-35.9916973834562">
            <text:p>-35.9916973835</text:p>
          </table:table-cell>
          <table:table-cell table:number-columns-repeated="6"/>
        </table:table-row>
        <table:table-row table:style-name="ro1">
          <table:table-cell table:formula="of:=[.A23]+0.125" office:value-type="float" office:value="2.375">
            <text:p>2.375</text:p>
          </table:table-cell>
          <table:table-cell table:formula="of:=[.$B$1]*SIN([.A24]/[.$B$2]*2*PI())" office:value-type="float" office:value="0.693685031953272">
            <text:p>0.693685032</text:p>
          </table:table-cell>
          <table:table-cell table:formula="of:=DEGREES(([.B24]-[.B23])/([.A24]-[.A23]))" office:value-type="float" office:value="-38.6806855328744">
            <text:p>-38.6806855329</text:p>
          </table:table-cell>
          <table:table-cell table:formula="of:=DEGREES([.$B$1]*(2*PI())/[.$B$2]*COS([.A24]/[.$B$2]*2*PI()))" office:value-type="float" office:value="-41.2689164886026">
            <text:p>-41.2689164886</text:p>
          </table:table-cell>
          <table:table-cell table:number-columns-repeated="6"/>
        </table:table-row>
        <table:table-row table:style-name="ro1">
          <table:table-cell table:formula="of:=[.A24]+0.125" office:value-type="float" office:value="2.5">
            <text:p>2.5</text:p>
          </table:table-cell>
          <table:table-cell table:formula="of:=[.$B$1]*SIN([.A25]/[.$B$2]*2*PI())" office:value-type="float" office:value="0.598472144103957">
            <text:p>0.5984721441</text:p>
          </table:table-cell>
          <table:table-cell table:formula="of:=DEGREES(([.B25]-[.B24])/([.A25]-[.A24]))" office:value-type="float" office:value="-43.6423730321456">
            <text:p>-43.6423730321</text:p>
          </table:table-cell>
          <table:table-cell table:formula="of:=DEGREES([.$B$1]*(2*PI())/[.$B$2]*COS([.A25]/[.$B$2]*2*PI()))" office:value-type="float" office:value="-45.9021479546907">
            <text:p>-45.9021479547</text:p>
          </table:table-cell>
          <table:table-cell table:number-columns-repeated="6"/>
        </table:table-row>
        <table:table-row table:style-name="ro1">
          <table:table-cell table:formula="of:=[.A25]+0.125" office:value-type="float" office:value="2.625">
            <text:p>2.625</text:p>
          </table:table-cell>
          <table:table-cell table:formula="of:=[.$B$1]*SIN([.A26]/[.$B$2]*2*PI())" office:value-type="float" office:value="0.493920298610089">
            <text:p>0.4939202986</text:p>
          </table:table-cell>
          <table:table-cell table:formula="of:=DEGREES(([.B26]-[.B25])/([.A26]-[.A25]))" office:value-type="float" office:value="-47.9230358968198">
            <text:p>-47.9230358968</text:p>
          </table:table-cell>
          <table:table-cell table:formula="of:=DEGREES([.$B$1]*(2*PI())/[.$B$2]*COS([.A26]/[.$B$2]*2*PI()))" office:value-type="float" office:value="-49.8190917543167">
            <text:p>-49.8190917543</text:p>
          </table:table-cell>
          <table:table-cell table:number-columns-repeated="6"/>
        </table:table-row>
        <table:table-row table:style-name="ro1">
          <table:table-cell table:formula="of:=[.A26]+0.125" office:value-type="float" office:value="2.75">
            <text:p>2.75</text:p>
          </table:table-cell>
          <table:table-cell table:formula="of:=[.$B$1]*SIN([.A27]/[.$B$2]*2*PI())" office:value-type="float" office:value="0.381660992052332">
            <text:p>0.3816609921</text:p>
          </table:table-cell>
          <table:table-cell table:formula="of:=DEGREES(([.B27]-[.B26])/([.A27]-[.A26]))" office:value-type="float" office:value="-51.4558758145983">
            <text:p>-51.4558758146</text:p>
          </table:table-cell>
          <table:table-cell table:formula="of:=DEGREES([.$B$1]*(2*PI())/[.$B$2]*COS([.A27]/[.$B$2]*2*PI()))" office:value-type="float" office:value="-52.9586252895432">
            <text:p>-52.9586252895</text:p>
          </table:table-cell>
          <table:table-cell table:number-columns-repeated="6"/>
        </table:table-row>
        <table:table-row table:style-name="ro1">
          <table:table-cell table:formula="of:=[.A27]+0.125" office:value-type="float" office:value="2.875">
            <text:p>2.875</text:p>
          </table:table-cell>
          <table:table-cell table:formula="of:=[.$B$1]*SIN([.A28]/[.$B$2]*2*PI())" office:value-type="float" office:value="0.263445993363421">
            <text:p>0.2634459934</text:p>
          </table:table-cell>
          <table:table-cell table:formula="of:=DEGREES(([.B28]-[.B27])/([.A28]-[.A27]))" office:value-type="float" office:value="-54.1857640001532">
            <text:p>-54.1857640002</text:p>
          </table:table-cell>
          <table:table-cell table:formula="of:=DEGREES([.$B$1]*(2*PI())/[.$B$2]*COS([.A28]/[.$B$2]*2*PI()))" office:value-type="float" office:value="-55.2717571895971">
            <text:p>-55.2717571896</text:p>
          </table:table-cell>
          <table:table-cell table:number-columns-repeated="6"/>
        </table:table-row>
        <table:table-row table:style-name="ro1">
          <table:table-cell table:formula="of:=[.A28]+0.125" office:value-type="float" office:value="3">
            <text:p>3</text:p>
          </table:table-cell>
          <table:table-cell table:formula="of:=[.$B$1]*SIN([.A29]/[.$B$2]*2*PI())" office:value-type="float" office:value="0.141120008059867">
            <text:p>0.1411200081</text:p>
          </table:table-cell>
          <table:table-cell table:formula="of:=DEGREES(([.B29]-[.B28])/([.A29]-[.A28]))" office:value-type="float" office:value="-56.0701014613837">
            <text:p>-56.0701014614</text:p>
          </table:table-cell>
          <table:table-cell table:formula="of:=DEGREES([.$B$1]*(2*PI())/[.$B$2]*COS([.A29]/[.$B$2]*2*PI()))" office:value-type="float" office:value="-56.722391804825">
            <text:p>-56.7223918048</text:p>
          </table:table-cell>
          <table:table-cell table:number-columns-repeated="6"/>
        </table:table-row>
        <table:table-row table:style-name="ro1">
          <table:table-cell table:formula="of:=[.A29]+0.125" office:value-type="float" office:value="3.125">
            <text:p>3.125</text:p>
          </table:table-cell>
          <table:table-cell table:formula="of:=[.$B$1]*SIN([.A30]/[.$B$2]*2*PI())" office:value-type="float" office:value="0.0165918922293479">
            <text:p>0.0165918922</text:p>
          </table:table-cell>
          <table:table-cell table:formula="of:=DEGREES(([.B30]-[.B29])/([.A30]-[.A29]))" office:value-type="float" office:value="-57.0794837424401">
            <text:p>-57.0794837424</text:p>
          </table:table-cell>
          <table:table-cell table:formula="of:=DEGREES([.$B$1]*(2*PI())/[.$B$2]*COS([.A30]/[.$B$2]*2*PI()))" office:value-type="float" office:value="-57.2878924672338">
            <text:p>-57.2878924672</text:p>
          </table:table-cell>
          <table:table-cell table:number-columns-repeated="6"/>
        </table:table-row>
        <table:table-row table:style-name="ro1">
          <table:table-cell table:formula="of:=[.A30]+0.125" office:value-type="float" office:value="3.25">
            <text:p>3.25</text:p>
          </table:table-cell>
          <table:table-cell table:formula="of:=[.$B$1]*SIN([.A31]/[.$B$2]*2*PI())" office:value-type="float" office:value="-0.108195134530108">
            <text:p>-0.1081951345</text:p>
          </table:table-cell>
          <table:table-cell table:formula="of:=DEGREES(([.B31]-[.B30])/([.A31]-[.A30]))" office:value-type="float" office:value="-57.1981597704231">
            <text:p>-57.1981597704</text:p>
          </table:table-cell>
          <table:table-cell table:formula="of:=DEGREES([.$B$1]*(2*PI())/[.$B$2]*COS([.A31]/[.$B$2]*2*PI()))" office:value-type="float" office:value="-56.9594347281229">
            <text:p>-56.9594347281</text:p>
          </table:table-cell>
          <table:table-cell table:number-columns-repeated="6"/>
        </table:table-row>
        <table:table-row table:style-name="ro1">
          <table:table-cell table:formula="of:=[.A31]+0.125" office:value-type="float" office:value="3.375">
            <text:p>3.375</text:p>
          </table:table-cell>
          <table:table-cell table:formula="of:=[.$B$1]*SIN([.A32]/[.$B$2]*2*PI())" office:value-type="float" office:value="-0.231293812402021">
            <text:p>-0.2312938124</text:p>
          </table:table-cell>
          <table:table-cell table:formula="of:=DEGREES(([.B32]-[.B31])/([.A32]-[.A31]))" office:value-type="float" office:value="-56.4242776456088">
            <text:p>-56.4242776456</text:p>
          </table:table-cell>
          <table:table-cell table:formula="of:=DEGREES([.$B$1]*(2*PI())/[.$B$2]*COS([.A32]/[.$B$2]*2*PI()))" office:value-type="float" office:value="-55.7421440606559">
            <text:p>-55.7421440607</text:p>
          </table:table-cell>
          <table:table-cell table:number-columns-repeated="6"/>
        </table:table-row>
        <table:table-row table:style-name="ro1">
          <table:table-cell table:formula="of:=[.A32]+0.125" office:value-type="float" office:value="3.5">
            <text:p>3.5</text:p>
          </table:table-cell>
          <table:table-cell table:formula="of:=[.$B$1]*SIN([.A33]/[.$B$2]*2*PI())" office:value-type="float" office:value="-0.35078322768962">
            <text:p>-0.3507832277</text:p>
          </table:table-cell>
          <table:table-cell table:formula="of:=DEGREES(([.B33]-[.B32])/([.A33]-[.A32]))" office:value-type="float" office:value="-54.7699135397231">
            <text:p>-54.7699135397</text:p>
          </table:table-cell>
          <table:table-cell table:formula="of:=DEGREES([.$B$1]*(2*PI())/[.$B$2]*COS([.A33]/[.$B$2]*2*PI()))" office:value-type="float" office:value="-53.6550158785649">
            <text:p>-53.6550158786</text:p>
          </table:table-cell>
          <table:table-cell table:number-columns-repeated="6"/>
        </table:table-row>
        <table:table-row table:style-name="ro1">
          <table:table-cell table:formula="of:=[.A33]+0.125" office:value-type="float" office:value="3.625">
            <text:p>3.625</text:p>
          </table:table-cell>
          <table:table-cell table:formula="of:=[.$B$1]*SIN([.A34]/[.$B$2]*2*PI())" office:value-type="float" office:value="-0.464798788031609">
            <text:p>-0.464798788</text:p>
          </table:table-cell>
          <table:table-cell table:formula="of:=DEGREES(([.B34]-[.B33])/([.A34]-[.A33]))" office:value-type="float" office:value="-52.2608832513211">
            <text:p>-52.2608832513</text:p>
          </table:table-cell>
          <table:table-cell table:formula="of:=DEGREES([.$B$1]*(2*PI())/[.$B$2]*COS([.A34]/[.$B$2]*2*PI()))" office:value-type="float" office:value="-50.7306191190736">
            <text:p>-50.7306191191</text:p>
          </table:table-cell>
          <table:table-cell table:number-columns-repeated="6"/>
        </table:table-row>
        <table:table-row table:style-name="ro1">
          <table:table-cell table:formula="of:=[.A34]+0.125" office:value-type="float" office:value="3.75">
            <text:p>3.75</text:p>
          </table:table-cell>
          <table:table-cell table:formula="of:=[.$B$1]*SIN([.A35]/[.$B$2]*2*PI())" office:value-type="float" office:value="-0.571561318742344">
            <text:p>-0.5715613187</text:p>
          </table:table-cell>
          <table:table-cell table:formula="of:=DEGREES(([.B35]-[.B34])/([.A35]-[.A34]))" office:value-type="float" office:value="-48.9363393588873">
            <text:p>-48.9363393589</text:p>
          </table:table-cell>
          <table:table-cell table:formula="of:=DEGREES([.$B$1]*(2*PI())/[.$B$2]*COS([.A35]/[.$B$2]*2*PI()))" office:value-type="float" office:value="-47.014588015524">
            <text:p>-47.0145880155</text:p>
          </table:table-cell>
          <table:table-cell table:number-columns-repeated="6"/>
        </table:table-row>
        <table:table-row table:style-name="ro1">
          <table:table-cell table:formula="of:=[.A35]+0.125" office:value-type="float" office:value="3.875">
            <text:p>3.875</text:p>
          </table:table-cell>
          <table:table-cell table:formula="of:=[.$B$1]*SIN([.A36]/[.$B$2]*2*PI())" office:value-type="float" office:value="-0.669404826237736">
            <text:p>-0.6694048262</text:p>
          </table:table-cell>
          <table:table-cell table:formula="of:=DEGREES(([.B36]-[.B35])/([.A36]-[.A35]))" office:value-type="float" office:value="-44.8481602579409">
            <text:p>-44.8481602579</text:p>
          </table:table-cell>
          <table:table-cell table:formula="of:=DEGREES([.$B$1]*(2*PI())/[.$B$2]*COS([.A36]/[.$B$2]*2*PI()))" office:value-type="float" office:value="-42.5649099904281">
            <text:p>-42.5649099904</text:p>
          </table:table-cell>
          <table:table-cell table:number-columns-repeated="6"/>
        </table:table-row>
        <table:table-row table:style-name="ro1">
          <table:table-cell table:formula="of:=[.A36]+0.125" office:value-type="float" office:value="4">
            <text:p>4</text:p>
          </table:table-cell>
          <table:table-cell table:formula="of:=[.$B$1]*SIN([.A37]/[.$B$2]*2*PI())" office:value-type="float" office:value="-0.756802495307928">
            <text:p>-0.7568024953</text:p>
          </table:table-cell>
          <table:table-cell table:formula="of:=DEGREES(([.B37]-[.B36])/([.A37]-[.A36]))" office:value-type="float" office:value="-40.0601406160245">
            <text:p>-40.060140616</text:p>
          </table:table-cell>
          <table:table-cell table:formula="of:=DEGREES([.$B$1]*(2*PI())/[.$B$2]*COS([.A37]/[.$B$2]*2*PI()))" office:value-type="float" office:value="-37.4510207811343">
            <text:p>-37.4510207811</text:p>
          </table:table-cell>
          <table:table-cell table:number-columns-repeated="6"/>
        </table:table-row>
        <table:table-row table:style-name="ro1">
          <table:table-cell table:formula="of:=[.A37]+0.125" office:value-type="float" office:value="4.125">
            <text:p>4.125</text:p>
          </table:table-cell>
          <table:table-cell table:formula="of:=[.$B$1]*SIN([.A38]/[.$B$2]*2*PI())" office:value-type="float" office:value="-0.832390514557987">
            <text:p>-0.8323905146</text:p>
          </table:table-cell>
          <table:table-cell table:formula="of:=DEGREES(([.B38]-[.B37])/([.A38]-[.A37]))" office:value-type="float" office:value="-34.6469958782561">
            <text:p>-34.6469958783</text:p>
          </table:table-cell>
          <table:table-cell table:formula="of:=DEGREES([.$B$1]*(2*PI())/[.$B$2]*COS([.A38]/[.$B$2]*2*PI()))" office:value-type="float" office:value="-31.752720918369">
            <text:p>-31.7527209184</text:p>
          </table:table-cell>
          <table:table-cell table:number-columns-repeated="6"/>
        </table:table-row>
        <table:table-row table:style-name="ro1">
          <table:table-cell table:formula="of:=[.A38]+0.125" office:value-type="float" office:value="4.25">
            <text:p>4.25</text:p>
          </table:table-cell>
          <table:table-cell table:formula="of:=[.$B$1]*SIN([.A39]/[.$B$2]*2*PI())" office:value-type="float" office:value="-0.894989358228584">
            <text:p>-0.8949893582</text:p>
          </table:table-cell>
          <table:table-cell table:formula="of:=DEGREES(([.B39]-[.B38])/([.A39]-[.A38]))" office:value-type="float" office:value="-28.6931963577951">
            <text:p>-28.6931963578</text:p>
          </table:table-cell>
          <table:table-cell table:formula="of:=DEGREES([.$B$1]*(2*PI())/[.$B$2]*COS([.A39]/[.$B$2]*2*PI()))" office:value-type="float" office:value="-25.558930465645">
            <text:p>-25.5589304656</text:p>
          </table:table-cell>
          <table:table-cell table:number-columns-repeated="6"/>
        </table:table-row>
        <table:table-row table:style-name="ro1">
          <table:table-cell table:formula="of:=[.A39]+0.125" office:value-type="float" office:value="4.375">
            <text:p>4.375</text:p>
          </table:table-cell>
          <table:table-cell table:formula="of:=[.$B$1]*SIN([.A40]/[.$B$2]*2*PI())" office:value-type="float" office:value="-0.943622192300962">
            <text:p>-0.9436221923</text:p>
          </table:table-cell>
          <table:table-cell table:formula="of:=DEGREES(([.B40]-[.B39])/([.A40]-[.A39]))" office:value-type="float" office:value="-22.2916491048587">
            <text:p>-22.2916491049</text:p>
          </table:table-cell>
          <table:table-cell table:formula="of:=DEGREES([.$B$1]*(2*PI())/[.$B$2]*COS([.A40]/[.$B$2]*2*PI()))" office:value-type="float" office:value="-18.9663014514102">
            <text:p>-18.9663014514</text:p>
          </table:table-cell>
          <table:table-cell table:number-columns-repeated="6"/>
        </table:table-row>
        <table:table-row table:style-name="ro1">
          <table:table-cell table:formula="of:=[.A40]+0.125" office:value-type="float" office:value="4.5">
            <text:p>4.5</text:p>
          </table:table-cell>
          <table:table-cell table:formula="of:=[.$B$1]*SIN([.A41]/[.$B$2]*2*PI())" office:value-type="float" office:value="-0.977530117665097">
            <text:p>-0.9775301177</text:p>
          </table:table-cell>
          <table:table-cell table:formula="of:=DEGREES(([.B41]-[.B40])/([.A41]-[.A40]))" office:value-type="float" office:value="-15.542248123276">
            <text:p>-15.5422481233</text:p>
          </table:table-cell>
          <table:table-cell table:formula="of:=DEGREES([.$B$1]*(2*PI())/[.$B$2]*COS([.A41]/[.$B$2]*2*PI()))" office:value-type="float" office:value="-12.0777096464699">
            <text:p>-12.0777096465</text:p>
          </table:table-cell>
          <table:table-cell table:number-columns-repeated="6"/>
        </table:table-row>
        <table:table-row table:style-name="ro1">
          <table:table-cell table:formula="of:=[.A41]+0.125" office:value-type="float" office:value="4.625">
            <text:p>4.625</text:p>
          </table:table-cell>
          <table:table-cell table:formula="of:=[.$B$1]*SIN([.A42]/[.$B$2]*2*PI())" office:value-type="float" office:value="-0.996184012486479">
            <text:p>-0.9961840125</text:p>
          </table:table-cell>
          <table:table-cell table:formula="of:=DEGREES(([.B42]-[.B41])/([.A42]-[.A41]))" office:value-type="float" office:value="-8.55031555796916">
            <text:p>-8.550315558</text:p>
          </table:table-cell>
          <table:table-cell table:formula="of:=DEGREES([.$B$1]*(2*PI())/[.$B$2]*COS([.A42]/[.$B$2]*2*PI()))" office:value-type="float" office:value="-5.00064922199095">
            <text:p>-5.000649222</text:p>
          </table:table-cell>
          <table:table-cell table:number-columns-repeated="6"/>
        </table:table-row>
        <table:table-row table:style-name="ro1">
          <table:table-cell table:formula="of:=[.A42]+0.125" office:value-type="float" office:value="4.75">
            <text:p>4.75</text:p>
          </table:table-cell>
          <table:table-cell table:formula="of:=[.$B$1]*SIN([.A43]/[.$B$2]*2*PI())" office:value-type="float" office:value="-0.999292788975378">
            <text:p>-0.999292789</text:p>
          </table:table-cell>
          <table:table-cell table:formula="of:=DEGREES(([.B43]-[.B42])/([.A43]-[.A42]))" office:value-type="float" office:value="-1.42495817810717">
            <text:p>-1.4249581781</text:p>
          </table:table-cell>
          <table:table-cell table:formula="of:=DEGREES([.$B$1]*(2*PI())/[.$B$2]*COS([.A43]/[.$B$2]*2*PI()))" office:value-type="float" office:value="2.15444466108672">
            <text:p>2.1544446611</text:p>
          </table:table-cell>
          <table:table-cell table:number-columns-repeated="6"/>
        </table:table-row>
        <table:table-row table:style-name="ro1">
          <table:table-cell table:formula="of:=[.A43]+0.125" office:value-type="float" office:value="4.875">
            <text:p>4.875</text:p>
          </table:table-cell>
          <table:table-cell table:formula="of:=[.$B$1]*SIN([.A44]/[.$B$2]*2*PI())" office:value-type="float" office:value="-0.986807935714441">
            <text:p>-0.9868079357</text:p>
          </table:table-cell>
          <table:table-cell table:formula="of:=DEGREES(([.B44]-[.B43])/([.A44]-[.A43]))" office:value-type="float" office:value="5.7226351975346">
            <text:p>5.7226351975</text:p>
          </table:table-cell>
          <table:table-cell table:formula="of:=DEGREES([.$B$1]*(2*PI())/[.$B$2]*COS([.A44]/[.$B$2]*2*PI()))" office:value-type="float" office:value="9.2759191558008">
            <text:p>9.2759191558</text:p>
          </table:table-cell>
          <table:table-cell table:number-columns-repeated="6"/>
        </table:table-row>
        <table:table-row table:style-name="ro1">
          <table:table-cell table:formula="of:=[.A44]+0.125" office:value-type="float" office:value="5">
            <text:p>5</text:p>
          </table:table-cell>
          <table:table-cell table:formula="of:=[.$B$1]*SIN([.A45]/[.$B$2]*2*PI())" office:value-type="float" office:value="-0.958924274663139">
            <text:p>-0.9589242747</text:p>
          </table:table-cell>
          <table:table-cell table:formula="of:=DEGREES(([.B45]-[.B44])/([.A45]-[.A44]))" office:value-type="float" office:value="12.7809287649037">
            <text:p>12.7809287649</text:p>
          </table:table-cell>
          <table:table-cell table:formula="of:=DEGREES([.$B$1]*(2*PI())/[.$B$2]*COS([.A45]/[.$B$2]*2*PI()))" office:value-type="float" office:value="16.2526460345001">
            <text:p>16.2526460345</text:p>
          </table:table-cell>
          <table:table-cell table:number-columns-repeated="6"/>
        </table:table-row>
        <table:table-row table:style-name="ro1">
          <table:table-cell table:formula="of:=[.A45]+0.125" office:value-type="float" office:value="5.125">
            <text:p>5.125</text:p>
          </table:table-cell>
          <table:table-cell table:formula="of:=[.$B$1]*SIN([.A46]/[.$B$2]*2*PI())" office:value-type="float" office:value="-0.916076921026244">
            <text:p>-0.916076921</text:p>
          </table:table-cell>
          <table:table-cell table:formula="of:=DEGREES(([.B46]-[.B45])/([.A46]-[.A45]))" office:value-type="float" office:value="19.6397802135887">
            <text:p>19.6397802136</text:p>
          </table:table-cell>
          <table:table-cell table:formula="of:=DEGREES([.$B$1]*(2*PI())/[.$B$2]*COS([.A46]/[.$B$2]*2*PI()))" office:value-type="float" office:value="22.9757558076692">
            <text:p>22.9757558077</text:p>
          </table:table-cell>
          <table:table-cell table:number-columns-repeated="6"/>
        </table:table-row>
        <table:table-row table:style-name="ro1">
          <table:table-cell table:formula="of:=[.A46]+0.25" office:value-type="float" office:value="5.375">
            <text:p>5.375</text:p>
          </table:table-cell>
          <table:table-cell table:formula="of:=[.$B$1]*SIN([.A47]/[.$B$2]*2*PI())" office:value-type="float" office:value="-0.788388680335096">
            <text:p>-0.7883886803</text:p>
          </table:table-cell>
          <table:table-cell table:formula="of:=DEGREES(([.B47]-[.B46])/([.A47]-[.A46]))" office:value-type="float" office:value="29.2639891402134">
            <text:p>29.2639891402</text:p>
          </table:table-cell>
          <table:table-cell table:formula="of:=DEGREES([.$B$1]*(2*PI())/[.$B$2]*COS([.A47]/[.$B$2]*2*PI()))" office:value-type="float" office:value="35.2470712446815">
            <text:p>35.2470712447</text:p>
          </table:table-cell>
          <table:table-cell table:number-columns-repeated="6"/>
        </table:table-row>
        <table:table-row table:style-name="ro1">
          <table:table-cell table:formula="of:=[.A47]+0.25" office:value-type="float" office:value="5.625">
            <text:p>5.625</text:p>
          </table:table-cell>
          <table:table-cell table:formula="of:=[.$B$1]*SIN([.A48]/[.$B$2]*2*PI())" office:value-type="float" office:value="-0.611682249999232">
            <text:p>-0.61168225</text:p>
          </table:table-cell>
          <table:table-cell table:formula="of:=DEGREES(([.B48]-[.B47])/([.A48]-[.A47]))" office:value-type="float" office:value="40.4981306842702">
            <text:p>40.4981306843</text:p>
          </table:table-cell>
          <table:table-cell table:formula="of:=DEGREES([.$B$1]*(2*PI())/[.$B$2]*COS([.A48]/[.$B$2]*2*PI()))" office:value-type="float" office:value="45.3268945081148">
            <text:p>45.3268945081</text:p>
          </table:table-cell>
          <table:table-cell table:number-columns-repeated="6"/>
        </table:table-row>
        <table:table-row table:style-name="ro1">
          <table:table-cell table:formula="of:=[.A48]+0.25" office:value-type="float" office:value="5.875">
            <text:p>5.875</text:p>
          </table:table-cell>
          <table:table-cell table:formula="of:=[.$B$1]*SIN([.A49]/[.$B$2]*2*PI())" office:value-type="float" office:value="-0.396944379993247">
            <text:p>-0.39694438</text:p>
          </table:table-cell>
          <table:table-cell table:formula="of:=DEGREES(([.B49]-[.B48])/([.A49]-[.A48]))" office:value-type="float" office:value="49.2142946118874">
            <text:p>49.2142946119</text:p>
          </table:table-cell>
          <table:table-cell table:formula="of:=DEGREES([.$B$1]*(2*PI())/[.$B$2]*COS([.A49]/[.$B$2]*2*PI()))" office:value-type="float" office:value="52.5885110082794">
            <text:p>52.5885110083</text:p>
          </table:table-cell>
          <table:table-cell table:number-columns-repeated="6"/>
        </table:table-row>
        <table:table-row table:style-name="ro1">
          <table:table-cell table:formula="of:=[.A49]+0.25" office:value-type="float" office:value="6.125">
            <text:p>6.125</text:p>
          </table:table-cell>
          <table:table-cell table:formula="of:=[.$B$1]*SIN([.A50]/[.$B$2]*2*PI())" office:value-type="float" office:value="-0.157526431008143">
            <text:p>-0.157526431</text:p>
          </table:table-cell>
          <table:table-cell table:formula="of:=DEGREES(([.B50]-[.B49])/([.A50]-[.A49]))" office:value-type="float" office:value="54.8705520660997">
            <text:p>54.8705520661</text:p>
          </table:table-cell>
          <table:table-cell table:formula="of:=DEGREES([.$B$1]*(2*PI())/[.$B$2]*COS([.A50]/[.$B$2]*2*PI()))" office:value-type="float" office:value="56.5804286022629">
            <text:p>56.5804286023</text:p>
          </table:table-cell>
          <table:table-cell table:number-columns-repeated="6"/>
        </table:table-row>
        <table:table-row table:style-name="ro1">
          <table:table-cell table:formula="of:=[.A50]+0.25" office:value-type="float" office:value="6.375">
            <text:p>6.375</text:p>
          </table:table-cell>
          <table:table-cell table:formula="of:=[.$B$1]*SIN([.A51]/[.$B$2]*2*PI())" office:value-type="float" office:value="0.0916857484901778">
            <text:p>0.0916857485</text:p>
          </table:table-cell>
          <table:table-cell table:formula="of:=DEGREES(([.B51]-[.B50])/([.A51]-[.A50]))" office:value-type="float" office:value="57.1152243540419">
            <text:p>57.115224354</text:p>
          </table:table-cell>
          <table:table-cell table:formula="of:=DEGREES([.$B$1]*(2*PI())/[.$B$2]*COS([.A51]/[.$B$2]*2*PI()))" office:value-type="float" office:value="57.0544491886102">
            <text:p>57.0544491886</text:p>
          </table:table-cell>
          <table:table-cell table:number-columns-repeated="6"/>
        </table:table-row>
        <table:table-row table:style-name="ro1">
          <table:table-cell table:formula="of:=[.A51]+0.25" office:value-type="float" office:value="6.625">
            <text:p>6.625</text:p>
          </table:table-cell>
          <table:table-cell table:formula="of:=[.$B$1]*SIN([.A52]/[.$B$2]*2*PI())" office:value-type="float" office:value="0.335197352220085">
            <text:p>0.3351973522</text:p>
          </table:table-cell>
          <table:table-cell table:formula="of:=DEGREES(([.B52]-[.B51])/([.A52]-[.A51]))" office:value-type="float" office:value="55.8087486247433">
            <text:p>55.8087486247</text:p>
          </table:table-cell>
          <table:table-cell table:formula="of:=DEGREES([.$B$1]*(2*PI())/[.$B$2]*COS([.A52]/[.$B$2]*2*PI()))" office:value-type="float" office:value="53.9811004631437">
            <text:p>53.9811004631</text:p>
          </table:table-cell>
          <table:table-cell table:number-columns-repeated="6"/>
        </table:table-row>
        <table:table-row table:style-name="ro1">
          <table:table-cell table:formula="of:=[.A52]+0.25" office:value-type="float" office:value="6.875">
            <text:p>6.875</text:p>
          </table:table-cell>
          <table:table-cell table:formula="of:=[.$B$1]*SIN([.A53]/[.$B$2]*2*PI())" office:value-type="float" office:value="0.55786800809094">
            <text:p>0.5578680081</text:p>
          </table:table-cell>
          <table:table-cell table:formula="of:=DEGREES(([.B53]-[.B52])/([.A53]-[.A52]))" office:value-type="float" office:value="51.0323552112397">
            <text:p>51.0323552112</text:p>
          </table:table-cell>
          <table:table-cell table:formula="of:=DEGREES([.$B$1]*(2*PI())/[.$B$2]*COS([.A53]/[.$B$2]*2*PI()))" office:value-type="float" office:value="47.55146836409">
            <text:p>47.5514683641</text:p>
          </table:table-cell>
          <table:table-cell table:number-columns-repeated="6"/>
        </table:table-row>
        <table:table-row table:style-name="ro1">
          <table:table-cell table:formula="of:=[.A53]+0.25" office:value-type="float" office:value="7.125">
            <text:p>7.125</text:p>
          </table:table-cell>
          <table:table-cell table:formula="of:=[.$B$1]*SIN([.A54]/[.$B$2]*2*PI())" office:value-type="float" office:value="0.745853133208488">
            <text:p>0.7458531332</text:p>
          </table:table-cell>
          <table:table-cell table:formula="of:=DEGREES(([.B54]-[.B53])/([.A54]-[.A53]))" office:value-type="float" office:value="43.083017121897">
            <text:p>43.0830171219</text:p>
          </table:table-cell>
          <table:table-cell table:formula="of:=DEGREES([.$B$1]*(2*PI())/[.$B$2]*COS([.A54]/[.$B$2]*2*PI()))" office:value-type="float" office:value="38.1653162739514">
            <text:p>38.165316274</text:p>
          </table:table-cell>
          <table:table-cell table:number-columns-repeated="6"/>
        </table:table-row>
        <table:table-row table:style-name="ro1">
          <table:table-cell table:formula="of:=[.A54]+0.25" office:value-type="float" office:value="7.375">
            <text:p>7.375</text:p>
          </table:table-cell>
          <table:table-cell table:formula="of:=[.$B$1]*SIN([.A55]/[.$B$2]*2*PI())" office:value-type="float" office:value="0.887464722984076">
            <text:p>0.887464723</text:p>
          </table:table-cell>
          <table:table-cell table:formula="of:=DEGREES(([.B55]-[.B54])/([.A55]-[.A54]))" office:value-type="float" office:value="32.4549856971165">
            <text:p>32.4549856971</text:p>
          </table:table-cell>
          <table:table-cell table:formula="of:=DEGREES([.$B$1]*(2*PI())/[.$B$2]*COS([.A55]/[.$B$2]*2*PI()))" office:value-type="float" office:value="26.4062296686039">
            <text:p>26.4062296686</text:p>
          </table:table-cell>
          <table:table-cell table:number-columns-repeated="6"/>
        </table:table-row>
        <table:table-row table:style-name="ro1">
          <table:table-cell table:formula="of:=[.A55]+0.25" office:value-type="float" office:value="7.625">
            <text:p>7.625</text:p>
          </table:table-cell>
          <table:table-cell table:formula="of:=[.$B$1]*SIN([.A56]/[.$B$2]*2*PI())" office:value-type="float" office:value="0.973898054650046">
            <text:p>0.9738980547</text:p>
          </table:table-cell>
          <table:table-cell table:formula="of:=DEGREES(([.B56]-[.B55])/([.A56]-[.A55]))" office:value-type="float" office:value="19.8090604548583">
            <text:p>19.8090604549</text:p>
          </table:table-cell>
          <table:table-cell table:formula="of:=DEGREES([.$B$1]*(2*PI())/[.$B$2]*COS([.A56]/[.$B$2]*2*PI()))" office:value-type="float" office:value="13.0053315989576">
            <text:p>13.005331599</text:p>
          </table:table-cell>
          <table:table-cell table:number-columns-repeated="6"/>
        </table:table-row>
        <table:table-row table:style-name="ro1">
          <table:table-cell table:formula="of:=[.A56]+0.25" office:value-type="float" office:value="7.875">
            <text:p>7.875</text:p>
          </table:table-cell>
          <table:table-cell table:formula="of:=[.$B$1]*SIN([.A57]/[.$B$2]*2*PI())" office:value-type="float" office:value="0.999779122276449">
            <text:p>0.9997791223</text:p>
          </table:table-cell>
          <table:table-cell table:formula="of:=DEGREES(([.B57]-[.B56])/([.A57]-[.A56]))" office:value-type="float" office:value="5.93150377714223">
            <text:p>5.9315037771</text:p>
          </table:table-cell>
          <table:table-cell table:formula="of:=DEGREES([.$B$1]*(2*PI())/[.$B$2]*COS([.A57]/[.$B$2]*2*PI()))" office:value-type="float" office:value="-1.20417499921193">
            <text:p>-1.2041749992</text:p>
          </table:table-cell>
          <table:table-cell table:number-columns-repeated="6"/>
        </table:table-row>
        <table:table-row table:style-name="ro1">
          <table:table-cell table:formula="of:=[.A57]+0.25" office:value-type="float" office:value="8.125">
            <text:p>8.125</text:p>
          </table:table-cell>
          <table:table-cell table:formula="of:=[.$B$1]*SIN([.A58]/[.$B$2]*2*PI())" office:value-type="float" office:value="0.963498766431188">
            <text:p>0.9634987664</text:p>
          </table:table-cell>
          <table:table-cell table:formula="of:=DEGREES(([.B58]-[.B57])/([.A58]-[.A57]))" office:value-type="float" office:value="-8.31484507666497">
            <text:p>-8.3148450767</text:p>
          </table:table-cell>
          <table:table-cell table:formula="of:=DEGREES([.$B$1]*(2*PI())/[.$B$2]*COS([.A58]/[.$B$2]*2*PI()))" office:value-type="float" office:value="-15.3388118282573">
            <text:p>-15.3388118283</text:p>
          </table:table-cell>
          <table:table-cell table:number-columns-repeated="6"/>
        </table:table-row>
        <table:table-row table:style-name="ro1">
          <table:table-cell table:formula="of:=[.A58]+0.25" office:value-type="float" office:value="8.375">
            <text:p>8.375</text:p>
          </table:table-cell>
          <table:table-cell table:formula="of:=[.$B$1]*SIN([.A59]/[.$B$2]*2*PI())" office:value-type="float" office:value="0.867312723919674">
            <text:p>0.8673127239</text:p>
          </table:table-cell>
          <table:table-cell table:formula="of:=DEGREES(([.B59]-[.B58])/([.A59]-[.A58]))" office:value-type="float" office:value="-22.0442171359028">
            <text:p>-22.0442171359</text:p>
          </table:table-cell>
          <table:table-cell table:formula="of:=DEGREES([.$B$1]*(2*PI())/[.$B$2]*COS([.A59]/[.$B$2]*2*PI()))" office:value-type="float" office:value="-28.5197556301494">
            <text:p>-28.5197556301</text:p>
          </table:table-cell>
          <table:table-cell table:number-columns-repeated="6"/>
        </table:table-row>
        <table:table-row table:style-name="ro1">
          <table:table-cell table:formula="of:=[.A59]+0.25" office:value-type="float" office:value="8.625">
            <text:p>8.625</text:p>
          </table:table-cell>
          <table:table-cell table:formula="of:=[.$B$1]*SIN([.A60]/[.$B$2]*2*PI())" office:value-type="float" office:value="0.717201376995746">
            <text:p>0.717201377</text:p>
          </table:table-cell>
          <table:table-cell table:formula="of:=DEGREES(([.B60]-[.B59])/([.A60]-[.A59]))" office:value-type="float" office:value="-34.4029865430608">
            <text:p>-34.4029865431</text:p>
          </table:table-cell>
          <table:table-cell table:formula="of:=DEGREES([.$B$1]*(2*PI())/[.$B$2]*COS([.A60]/[.$B$2]*2*PI()))" office:value-type="float" office:value="-39.9274791601505">
            <text:p>-39.9274791602</text:p>
          </table:table-cell>
          <table:table-cell table:number-columns-repeated="6"/>
        </table:table-row>
        <table:table-row table:style-name="ro1">
          <table:table-cell table:formula="of:=[.A60]+0.25" office:value-type="float" office:value="8.875">
            <text:p>8.875</text:p>
          </table:table-cell>
          <table:table-cell table:formula="of:=[.$B$1]*SIN([.A61]/[.$B$2]*2*PI())" office:value-type="float" office:value="0.52249792215864">
            <text:p>0.5224979222</text:p>
          </table:table-cell>
          <table:table-cell table:formula="of:=DEGREES(([.B61]-[.B60])/([.A61]-[.A60]))" office:value-type="float" office:value="-44.6227448751287">
            <text:p>-44.6227448751</text:p>
          </table:table-cell>
          <table:table-cell table:formula="of:=DEGREES([.$B$1]*(2*PI())/[.$B$2]*COS([.A61]/[.$B$2]*2*PI()))" office:value-type="float" office:value="-48.8527054215759">
            <text:p>-48.8527054216</text:p>
          </table:table-cell>
          <table:table-cell table:number-columns-repeated="6"/>
        </table:table-row>
        <table:table-row table:style-name="ro1">
          <table:table-cell table:formula="of:=[.A61]+0.25" office:value-type="float" office:value="9.125">
            <text:p>9.125</text:p>
          </table:table-cell>
          <table:table-cell table:formula="of:=[.$B$1]*SIN([.A62]/[.$B$2]*2*PI())" office:value-type="float" office:value="0.295308077199271">
            <text:p>0.2953080772</text:p>
          </table:table-cell>
          <table:table-cell table:formula="of:=DEGREES(([.B62]-[.B61])/([.A62]-[.A61]))" office:value-type="float" office:value="-52.0680770576136">
            <text:p>-52.0680770576</text:p>
          </table:table-cell>
          <table:table-cell table:formula="of:=DEGREES([.$B$1]*(2*PI())/[.$B$2]*COS([.A62]/[.$B$2]*2*PI()))" office:value-type="float" office:value="-54.7405070741213">
            <text:p>-54.7405070741</text:p>
          </table:table-cell>
          <table:table-cell table:number-columns-repeated="6"/>
        </table:table-row>
        <table:table-row table:style-name="ro1">
          <table:table-cell table:formula="of:=[.A62]+0.25" office:value-type="float" office:value="9.375">
            <text:p>9.375</text:p>
          </table:table-cell>
          <table:table-cell table:formula="of:=[.$B$1]*SIN([.A63]/[.$B$2]*2*PI())" office:value-type="float" office:value="0.0497574063010786">
            <text:p>0.0497574063</text:p>
          </table:table-cell>
          <table:table-cell table:formula="of:=DEGREES(([.B63]-[.B62])/([.A63]-[.A62]))" office:value-type="float" office:value="-56.276068396289">
            <text:p>-56.2760683963</text:p>
          </table:table-cell>
          <table:table-cell table:formula="of:=DEGREES([.$B$1]*(2*PI())/[.$B$2]*COS([.A63]/[.$B$2]*2*PI()))" office:value-type="float" office:value="-57.2248091281351">
            <text:p>-57.2248091281</text:p>
          </table:table-cell>
          <table:table-cell table:number-columns-repeated="6"/>
        </table:table-row>
        <table:table-row table:style-name="ro1">
          <table:table-cell table:formula="of:=[.A63]+0.25" office:value-type="float" office:value="9.625">
            <text:p>9.625</text:p>
          </table:table-cell>
          <table:table-cell table:formula="of:=[.$B$1]*SIN([.A64]/[.$B$2]*2*PI())" office:value-type="float" office:value="-0.198886939124834">
            <text:p>-0.1988869391</text:p>
          </table:table-cell>
          <table:table-cell table:formula="of:=DEGREES(([.B64]-[.B63])/([.A64]-[.A63]))" office:value-type="float" office:value="-56.985086370791">
            <text:p>-56.9850863708</text:p>
          </table:table-cell>
          <table:table-cell table:formula="of:=DEGREES([.$B$1]*(2*PI())/[.$B$2]*COS([.A64]/[.$B$2]*2*PI()))" office:value-type="float" office:value="-56.1511497144204">
            <text:p>-56.1511497144</text:p>
          </table:table-cell>
          <table:table-cell table:number-columns-repeated="6"/>
        </table:table-row>
        <table:table-row table:style-name="ro1">
          <table:table-cell table:formula="of:=[.A64]+0.25" office:value-type="float" office:value="9.875">
            <text:p>9.875</text:p>
          </table:table-cell>
          <table:table-cell table:formula="of:=[.$B$1]*SIN([.A65]/[.$B$2]*2*PI())" office:value-type="float" office:value="-0.435165457969199">
            <text:p>-0.435165458</text:p>
          </table:table-cell>
          <table:table-cell table:formula="of:=DEGREES(([.B65]-[.B64])/([.A65]-[.A64]))" office:value-type="float" office:value="-54.1510476775377">
            <text:p>-54.1510476775</text:p>
          </table:table-cell>
          <table:table-cell table:formula="of:=DEGREES([.$B$1]*(2*PI())/[.$B$2]*COS([.A65]/[.$B$2]*2*PI()))" office:value-type="float" office:value="-51.586283775137">
            <text:p>-51.5862837751</text:p>
          </table:table-cell>
          <table:table-cell table:number-columns-repeated="6"/>
        </table:table-row>
        <table:table-row table:style-name="ro1">
          <table:table-cell table:formula="of:=[.A65]+0.25" office:value-type="float" office:value="10.125">
            <text:p>10.125</text:p>
          </table:table-cell>
          <table:table-cell table:formula="of:=[.$B$1]*SIN([.A66]/[.$B$2]*2*PI())" office:value-type="float" office:value="-0.644387496326683">
            <text:p>-0.6443874963</text:p>
          </table:table-cell>
          <table:table-cell table:formula="of:=DEGREES(([.B66]-[.B65])/([.A66]-[.A65]))" office:value-type="float" office:value="-47.9501591160322">
            <text:p>-47.950159116</text:p>
          </table:table-cell>
          <table:table-cell table:formula="of:=DEGREES([.$B$1]*(2*PI())/[.$B$2]*COS([.A66]/[.$B$2]*2*PI()))" office:value-type="float" office:value="-43.8140325648206">
            <text:p>-43.8140325648</text:p>
          </table:table-cell>
          <table:table-cell table:number-columns-repeated="6"/>
        </table:table-row>
        <table:table-row table:style-name="ro1">
          <table:table-cell table:formula="of:=[.A66]+0.25" office:value-type="float" office:value="10.375">
            <text:p>10.375</text:p>
          </table:table-cell>
          <table:table-cell table:formula="of:=[.$B$1]*SIN([.A67]/[.$B$2]*2*PI())" office:value-type="float" office:value="-0.813544641202692">
            <text:p>-0.8135446412</text:p>
          </table:table-cell>
          <table:table-cell table:formula="of:=DEGREES(([.B67]-[.B66])/([.A67]-[.A66]))" office:value-type="float" office:value="-38.7679619035134">
            <text:p>-38.7679619035</text:p>
          </table:table-cell>
          <table:table-cell table:formula="of:=DEGREES([.$B$1]*(2*PI())/[.$B$2]*COS([.A67]/[.$B$2]*2*PI()))" office:value-type="float" office:value="-33.3176370194417">
            <text:p>-33.317637019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6/03/2011</text:date>, <text:time>17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6T17:12:14</dc:date>
    <meta:editing-duration>PT12H22M29S</meta:editing-duration>
    <meta:editing-cycles>6</meta:editing-cycles>
    <meta:document-statistic meta:table-count="2" meta:cell-count="22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2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24cm" svg:height="16.573cm" xlink:href=".." chart:class="chart:scatter" chart:column-mapping="1" chart:style-name="ch1">
        <chart:title svg:x="6.188cm" svg:y="0.332cm" chart:style-name="ch2">
          <text:p>Heave and Roll RAOs - Beam Seas</text:p>
        </chart:title>
        <chart:legend chart:legend-position="end" svg:x="16.663cm" svg:y="7.817cm" chart:style-name="ch3"/>
        <chart:plot-area chart:style-name="ch4" table:cell-range-address="Sheet1.A4:Sheet1.A58 Sheet1.Y3:Sheet1.Z58" chart:data-source-has-labels="row" svg:x="0.563cm" svg:y="1.166cm" svg:width="15.719cm" svg:height="14.615cm">
          <chart:axis chart:dimension="x" chart:name="primary-x" chart:style-name="ch5">
            <chart:title svg:x="7.861cm" svg:y="15.54cm" chart:style-name="ch6">
              <text:p>Wavelength</text:p>
            </chart:title>
          </chart:axis>
          <chart:axis chart:dimension="y" chart:name="primary-y" chart:style-name="ch7">
            <chart:title svg:x="0.383cm" svg:y="8.518cm" chart:style-name="ch8">
              <text:p>RAO</text:p>
            </chart:title>
            <chart:grid chart:style-name="ch9" chart:class="major"/>
          </chart:axis>
          <chart:series chart:style-name="ch10" chart:values-cell-range-address="Sheet1.Y4:Sheet1.Y58" chart:label-cell-address="Sheet1.Y3:Sheet1.Y3" chart:class="chart:scatter">
            <chart:domain table:cell-range-address="Sheet1.A4:Sheet1.A58"/>
            <chart:data-point chart:repeated="55"/>
          </chart:series>
          <chart:series chart:style-name="ch11" chart:values-cell-range-address="Sheet1.Z4:Sheet1.Z58" chart:label-cell-address="Sheet1.Z3:Sheet1.Z3" chart:class="chart:scatter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Y3:Sheet1.Y3">z(m/m)</text:p>
              </table:table-cell>
              <table:table-cell office:value-type="string">
                <text:p text:id="Sheet1.Z3:Sheet1.Z3">roll (deg/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4:Sheet1.A58">2</text:p>
              </table:table-cell>
              <table:table-cell office:value-type="float" office:value="0.0939045615505445">
                <text:p text:id="Sheet1.Y4:Sheet1.Y58">0.0939045615505445</text:p>
              </table:table-cell>
              <table:table-cell office:value-type="float" office:value="0.0497770754863961">
                <text:p text:id="Sheet1.Z4:Sheet1.Z58">0.04977707548639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0.131538996119022">
                <text:p>0.131538996119022</text:p>
              </table:table-cell>
              <table:table-cell office:value-type="float" office:value="0.0748193199604064">
                <text:p>0.0748193199604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174957139608534">
                <text:p>0.174957139608534</text:p>
              </table:table-cell>
              <table:table-cell office:value-type="float" office:value="0.104423676447067">
                <text:p>0.104423676447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0.221121442198625">
                <text:p>0.221121442198625</text:p>
              </table:table-cell>
              <table:table-cell office:value-type="float" office:value="0.13858275209368">
                <text:p>0.13858275209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27578989122156">
                <text:p>0.27578989122156</text:p>
              </table:table-cell>
              <table:table-cell office:value-type="float" office:value="0.18304828402939">
                <text:p>0.1830482840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0.337665307664261">
                <text:p>0.337665307664261</text:p>
              </table:table-cell>
              <table:table-cell office:value-type="float" office:value="0.235119865383329">
                <text:p>0.235119865383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388502805652675">
                <text:p>0.388502805652675</text:p>
              </table:table-cell>
              <table:table-cell office:value-type="float" office:value="0.298370602347035">
                <text:p>0.298370602347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443711077166212">
                <text:p>0.443711077166212</text:p>
              </table:table-cell>
              <table:table-cell office:value-type="float" office:value="0.368649989619805">
                <text:p>0.36864998961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498016686467432">
                <text:p>0.498016686467432</text:p>
              </table:table-cell>
              <table:table-cell office:value-type="float" office:value="0.45495200339018">
                <text:p>0.45495200339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0.547599041270161">
                <text:p>0.547599041270161</text:p>
              </table:table-cell>
              <table:table-cell office:value-type="float" office:value="0.5537318801639">
                <text:p>0.5537318801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0.597901839769707">
                <text:p>0.597901839769707</text:p>
              </table:table-cell>
              <table:table-cell office:value-type="float" office:value="0.674527176358793">
                <text:p>0.674527176358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0.637727629948711">
                <text:p>0.637727629948711</text:p>
              </table:table-cell>
              <table:table-cell office:value-type="float" office:value="0.809151398035559">
                <text:p>0.809151398035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677458958166471">
                <text:p>0.677458958166471</text:p>
              </table:table-cell>
              <table:table-cell office:value-type="float" office:value="0.969181308063265">
                <text:p>0.969181308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.708922118430509">
                <text:p>0.708922118430509</text:p>
              </table:table-cell>
              <table:table-cell office:value-type="float" office:value="1.14727958495487">
                <text:p>1.14727958495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">
                <text:p>5.5</text:p>
              </table:table-cell>
              <table:table-cell office:value-type="float" office:value="0.737325179279807">
                <text:p>0.737325179279807</text:p>
              </table:table-cell>
              <table:table-cell office:value-type="float" office:value="1.34439232351792">
                <text:p>1.3443923235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0.763447018462971">
                <text:p>0.763447018462971</text:p>
              </table:table-cell>
              <table:table-cell office:value-type="float" office:value="1.55173638291572">
                <text:p>1.55173638291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78184841241765">
                <text:p>0.78184841241765</text:p>
              </table:table-cell>
              <table:table-cell office:value-type="float" office:value="1.752188952443">
                <text:p>1.752188952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0.800730185518193">
                <text:p>0.800730185518193</text:p>
              </table:table-cell>
              <table:table-cell office:value-type="float" office:value="1.92953560373197">
                <text:p>1.92953560373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0.820284054459185">
                <text:p>0.820284054459185</text:p>
              </table:table-cell>
              <table:table-cell office:value-type="float" office:value="2.06450541360784">
                <text:p>2.06450541360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0.838015071463515">
                <text:p>0.838015071463515</text:p>
              </table:table-cell>
              <table:table-cell office:value-type="float" office:value="2.14872902236595">
                <text:p>2.14872902236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850964499847085">
                <text:p>0.850964499847085</text:p>
              </table:table-cell>
              <table:table-cell office:value-type="float" office:value="2.18686864410497">
                <text:p>2.18686864410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0.864576931221277">
                <text:p>0.864576931221277</text:p>
              </table:table-cell>
              <table:table-cell office:value-type="float" office:value="2.18284014147382">
                <text:p>2.18284014147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.878364668005265">
                <text:p>0.878364668005265</text:p>
              </table:table-cell>
              <table:table-cell office:value-type="float" office:value="2.14895596674354">
                <text:p>2.14895596674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5">
                <text:p>7.75</text:p>
              </table:table-cell>
              <table:table-cell office:value-type="float" office:value="0.891928836847425">
                <text:p>0.891928836847425</text:p>
              </table:table-cell>
              <table:table-cell office:value-type="float" office:value="2.09719288777704">
                <text:p>2.09719288777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904994557994688">
                <text:p>0.904994557994688</text:p>
              </table:table-cell>
              <table:table-cell office:value-type="float" office:value="2.03680850679147">
                <text:p>2.03680850679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0.91310617126378">
                <text:p>0.91310617126378</text:p>
              </table:table-cell>
              <table:table-cell office:value-type="float" office:value="1.97807991541405">
                <text:p>1.97807991541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">
                <text:p>8.5</text:p>
              </table:table-cell>
              <table:table-cell office:value-type="float" office:value="0.920218772901314">
                <text:p>0.920218772901314</text:p>
              </table:table-cell>
              <table:table-cell office:value-type="float" office:value="1.91966074075601">
                <text:p>1.91966074075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5">
                <text:p>8.75</text:p>
              </table:table-cell>
              <table:table-cell office:value-type="float" office:value="0.927157575604061">
                <text:p>0.927157575604061</text:p>
              </table:table-cell>
              <table:table-cell office:value-type="float" office:value="1.86313787716004">
                <text:p>1.86313787716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933834921171831">
                <text:p>0.933834921171831</text:p>
              </table:table-cell>
              <table:table-cell office:value-type="float" office:value="1.80985177661781">
                <text:p>1.80985177661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0.940201143373055">
                <text:p>0.940201143373055</text:p>
              </table:table-cell>
              <table:table-cell office:value-type="float" office:value="1.7603575723867">
                <text:p>1.7603575723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.946229126586156">
                <text:p>0.946229126586156</text:p>
              </table:table-cell>
              <table:table-cell office:value-type="float" office:value="1.71477785299759">
                <text:p>1.71477785299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5">
                <text:p>9.75</text:p>
              </table:table-cell>
              <table:table-cell office:value-type="float" office:value="0.951909649073902">
                <text:p>0.951909649073902</text:p>
              </table:table-cell>
              <table:table-cell office:value-type="float" office:value="1.67299522666361">
                <text:p>1.67299522666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957241484683985">
                <text:p>0.957241484683985</text:p>
              </table:table-cell>
              <table:table-cell office:value-type="float" office:value="1.63478492699111">
                <text:p>1.63478492699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">
                <text:p>10.5</text:p>
              </table:table-cell>
              <table:table-cell office:value-type="float" office:value="0.964566363709621">
                <text:p>0.964566363709621</text:p>
              </table:table-cell>
              <table:table-cell office:value-type="float" office:value="1.54414252661894">
                <text:p>1.544142526618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969946524299149">
                <text:p>0.969946524299149</text:p>
              </table:table-cell>
              <table:table-cell office:value-type="float" office:value="1.47882047178208">
                <text:p>1.47882047178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">
                <text:p>11.5</text:p>
              </table:table-cell>
              <table:table-cell office:value-type="float" office:value="0.974663316227712">
                <text:p>0.974663316227712</text:p>
              </table:table-cell>
              <table:table-cell office:value-type="float" office:value="1.43613843809415">
                <text:p>1.43613843809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978855065880542">
                <text:p>0.978855065880542</text:p>
              </table:table-cell>
              <table:table-cell office:value-type="float" office:value="1.4066735954805">
                <text:p>1.4066735954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0.982580546316687">
                <text:p>0.982580546316687</text:p>
              </table:table-cell>
              <table:table-cell office:value-type="float" office:value="1.38474082787973">
                <text:p>1.38474082787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985864721957328">
                <text:p>0.985864721957328</text:p>
              </table:table-cell>
              <table:table-cell office:value-type="float" office:value="1.36698823308495">
                <text:p>1.36698823308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0.987995966590957">
                <text:p>0.987995966590957</text:p>
              </table:table-cell>
              <table:table-cell office:value-type="float" office:value="1.32945951628333">
                <text:p>1.32945951628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989781834547392">
                <text:p>0.989781834547392</text:p>
              </table:table-cell>
              <table:table-cell office:value-type="float" office:value="1.29792106920314">
                <text:p>1.29792106920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0.99269172455501">
                <text:p>0.99269172455501</text:p>
              </table:table-cell>
              <table:table-cell office:value-type="float" office:value="1.25920764850131">
                <text:p>1.25920764850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.994755015066524">
                <text:p>0.994755015066524</text:p>
              </table:table-cell>
              <table:table-cell office:value-type="float" office:value="1.24344130663988">
                <text:p>1.24344130663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0.996326286916089">
                <text:p>0.996326286916089</text:p>
              </table:table-cell>
              <table:table-cell office:value-type="float" office:value="1.22426609457076">
                <text:p>1.22426609457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.997701744009702">
                <text:p>0.997701744009702</text:p>
              </table:table-cell>
              <table:table-cell office:value-type="float" office:value="1.19803656197517">
                <text:p>1.19803656197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0.998652772489017">
                <text:p>0.998652772489017</text:p>
              </table:table-cell>
              <table:table-cell office:value-type="float" office:value="1.18104580795152">
                <text:p>1.1810458079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0.999184247273745">
                <text:p>0.999184247273745</text:p>
              </table:table-cell>
              <table:table-cell office:value-type="float" office:value="1.1711684869733">
                <text:p>1.1711684869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1.00027511215665">
                <text:p>1.00027511215665</text:p>
              </table:table-cell>
              <table:table-cell office:value-type="float" office:value="1.14889619401026">
                <text:p>1.14889619401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.00109480070571">
                <text:p>1.00109480070571</text:p>
              </table:table-cell>
              <table:table-cell office:value-type="float" office:value="1.12912388672658">
                <text:p>1.12912388672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1.00087971305247">
                <text:p>1.00087971305247</text:p>
              </table:table-cell>
              <table:table-cell office:value-type="float" office:value="1.12199083867361">
                <text:p>1.12199083867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.00161419718373">
                <text:p>1.00161419718373</text:p>
              </table:table-cell>
              <table:table-cell office:value-type="float" office:value="1.10622869575527">
                <text:p>1.10622869575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.00168103705721">
                <text:p>1.00168103705721</text:p>
              </table:table-cell>
              <table:table-cell office:value-type="float" office:value="1.09771275335004">
                <text:p>1.09771275335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.00168443134552">
                <text:p>1.00168443134552</text:p>
              </table:table-cell>
              <table:table-cell office:value-type="float" office:value="1.09080836078821">
                <text:p>1.09080836078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.00230873487165">
                <text:p>1.00230873487165</text:p>
              </table:table-cell>
              <table:table-cell office:value-type="float" office:value="1.07957913741079">
                <text:p>1.07957913741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1.00236420526673">
                <text:p>1.00236420526673</text:p>
              </table:table-cell>
              <table:table-cell office:value-type="float" office:value="1.07357019815413">
                <text:p>1.07357019815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2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58cm" svg:height="16.573cm" xlink:href=".." chart:class="chart:scatter" chart:style-name="ch1">
        <chart:title svg:x="8.763cm" svg:y="0.332cm" chart:style-name="ch2">
          <text:p>Heave and Pitch RAOs - Head Seas</text:p>
        </chart:title>
        <chart:legend chart:legend-position="end" svg:x="21.652cm" svg:y="7.817cm" chart:style-name="ch3"/>
        <chart:plot-area chart:style-name="ch4" table:cell-range-address="Sheet1.A4:Sheet1.A58 Sheet1.D3:Sheet1.D3 Sheet1.AH4:Sheet1.AH58 Sheet1.AJ3:Sheet1.AJ58" chart:data-source-has-labels="row" svg:x="0.777cm" svg:y="1.166cm" svg:width="20.387cm" svg:height="14.615cm">
          <chart:axis chart:dimension="x" chart:name="primary-x" chart:style-name="ch5">
            <chart:title svg:x="10.409cm" svg:y="15.54cm" chart:style-name="ch6">
              <text:p>Wavelength</text:p>
            </chart:title>
          </chart:axis>
          <chart:axis chart:dimension="y" chart:name="primary-y" chart:style-name="ch7">
            <chart:title svg:x="0.49cm" svg:y="8.518cm" chart:style-name="ch8">
              <text:p>RAO</text:p>
            </chart:title>
            <chart:grid chart:style-name="ch9" chart:class="major"/>
          </chart:axis>
          <chart:series chart:style-name="ch10" chart:values-cell-range-address="Sheet1.AH4:Sheet1.AH58" chart:label-cell-address="Sheet1.D3:Sheet1.D3" chart:class="chart:scatter">
            <chart:domain table:cell-range-address="Sheet1.A4:Sheet1.A58"/>
            <chart:data-point chart:repeated="55"/>
          </chart:series>
          <chart:series chart:style-name="ch11" chart:values-cell-range-address="Sheet1.AJ4:Sheet1.AJ58" chart:label-cell-address="Sheet1.AJ3:Sheet1.AJ3" chart:class="chart:scatter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3:Sheet1.D3">z</text:p>
              </table:table-cell>
              <table:table-cell office:value-type="string">
                <text:p text:id="Sheet1.AJ3:Sheet1.AJ3">pitch (deg/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4:Sheet1.A58">2</text:p>
              </table:table-cell>
              <table:table-cell office:value-type="float" office:value="0.617693370532662">
                <text:p text:id="Sheet1.AH4:Sheet1.AH58">0.617693370532662</text:p>
              </table:table-cell>
              <table:table-cell office:value-type="float" office:value="0.800074946739366">
                <text:p text:id="Sheet1.AJ4:Sheet1.AJ58">0.8000749467393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0.942400774617678">
                <text:p>0.942400774617678</text:p>
              </table:table-cell>
              <table:table-cell office:value-type="float" office:value="0.880014496850288">
                <text:p>0.880014496850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.04734354440174">
                <text:p>1.04734354440174</text:p>
              </table:table-cell>
              <table:table-cell office:value-type="float" office:value="0.564837991073547">
                <text:p>0.564837991073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1.05178762114792">
                <text:p>1.05178762114792</text:p>
              </table:table-cell>
              <table:table-cell office:value-type="float" office:value="0.353777034699812">
                <text:p>0.35377703469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041853684545">
                <text:p>1.041853684545</text:p>
              </table:table-cell>
              <table:table-cell office:value-type="float" office:value="0.221985228337383">
                <text:p>0.221985228337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1.02796955207827">
                <text:p>1.02796955207827</text:p>
              </table:table-cell>
              <table:table-cell office:value-type="float" office:value="0.124367179551463">
                <text:p>0.124367179551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71cm" svg:height="13.238cm" xlink:href=".." chart:class="chart:scatter" chart:style-name="ch1">
        <chart:legend chart:legend-position="end" svg:x="14.558cm" svg:y="5.962cm" chart:style-name="ch2"/>
        <chart:plot-area chart:style-name="ch3" table:cell-range-address="Sheet2.A5:Sheet2.B67 Sheet2.A4:Sheet2.D4 Sheet2.C6:Sheet2.C67 Sheet2.D5:Sheet2.D67" chart:data-source-has-labels="row" svg:x="0.331cm" svg:y="0.264cm" svg:width="13.897cm" svg:height="12.4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2.B5:Sheet2.B67" chart:label-cell-address="Sheet2.B4:Sheet2.B4" chart:class="chart:scatter">
            <chart:domain table:cell-range-address="Sheet2.A5:Sheet2.A67"/>
            <chart:data-point chart:repeated="63"/>
          </chart:series>
          <chart:series chart:attached-axis="secondary-y" chart:style-name="ch8" chart:values-cell-range-address="Sheet2.C6:Sheet2.C67" chart:label-cell-address="Sheet2.C4:Sheet2.C4" chart:class="chart:scatter">
            <chart:data-point chart:repeated="63"/>
          </chart:series>
          <chart:series chart:attached-axis="secondary-y" chart:style-name="ch9" chart:values-cell-range-address="Sheet2.D5:Sheet2.D67" chart:label-cell-address="Sheet2.D4:Sheet2.D4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4:Sheet2.B4">z</text:p>
              </table:table-cell>
              <table:table-cell office:value-type="string">
                <text:p text:id="Sheet2.C4:Sheet2.C4">Numeric</text:p>
              </table:table-cell>
              <table:table-cell office:value-type="string">
                <text:p text:id="Sheet2.D4:Sheet2.D4">Al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5:Sheet2.A67">0</text:p>
              </table:table-cell>
              <table:table-cell office:value-type="float" office:value="0">
                <text:p text:id="Sheet2.B5:Sheet2.B67">0</text:p>
              </table:table-cell>
              <table:table-cell office:value-type="float" office:value="57.1466882791386">
                <text:p text:id="Sheet2.C6:Sheet2.C67">57.1466882791386</text:p>
              </table:table-cell>
              <table:table-cell office:value-type="float" office:value="57.2957795130823">
                <text:p text:id="Sheet2.D5:Sheet2.D67">57.29577951308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124674733385228">
                <text:p>0.124674733385228</text:p>
              </table:table-cell>
              <table:table-cell office:value-type="float" office:value="56.2549333217474">
                <text:p>56.2549333217474</text:p>
              </table:table-cell>
              <table:table-cell office:value-type="float" office:value="56.8487387749663">
                <text:p>56.8487387749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54.4853389448197">
                <text:p>54.4853389448197</text:p>
              </table:table-cell>
              <table:table-cell office:value-type="float" office:value="55.5145924818197">
                <text:p>55.5145924818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366272529086048">
                <text:p>0.366272529086048</text:p>
              </table:table-cell>
              <table:table-cell office:value-type="float" office:value="51.8655190767515">
                <text:p>51.8655190767515</text:p>
              </table:table-cell>
              <table:table-cell office:value-type="float" office:value="53.3141595403305">
                <text:p>53.3141595403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48.4363551303625">
                <text:p>48.4363551303625</text:p>
              </table:table-cell>
              <table:table-cell office:value-type="float" office:value="50.2817769705967">
                <text:p>50.2817769705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585097272940462">
                <text:p>0.585097272940462</text:p>
              </table:table-cell>
              <table:table-cell office:value-type="float" office:value="44.2513580621225">
                <text:p>44.2513580621225</text:p>
              </table:table-cell>
              <table:table-cell office:value-type="float" office:value="46.4647640884124">
                <text:p>46.4647640884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39.375833351573">
                <text:p>39.375833351573</text:p>
              </table:table-cell>
              <table:table-cell office:value-type="float" office:value="41.922684103171">
                <text:p>41.922684103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767543502236027">
                <text:p>0.767543502236027</text:p>
              </table:table-cell>
              <table:table-cell office:value-type="float" office:value="33.8858619311605">
                <text:p>33.8858619311605</text:p>
              </table:table-cell>
              <table:table-cell office:value-type="float" office:value="36.7264146539044">
                <text:p>36.7264146539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27.8671129687323">
                <text:p>27.8671129687323</text:p>
              </table:table-cell>
              <table:table-cell office:value-type="float" office:value="30.9570417874309">
                <text:p>30.9570417874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902267594099095">
                <text:p>0.902267594099095</text:p>
              </table:table-cell>
              <table:table-cell office:value-type="float" office:value="21.4135070288241">
                <text:p>21.4135070288241</text:p>
              </table:table-cell>
              <table:table-cell office:value-type="float" office:value="24.7045946377152">
                <text:p>24.7045946377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14.6257504736639">
                <text:p>14.6257504736639</text:p>
              </table:table-cell>
              <table:table-cell office:value-type="float" office:value="18.0666405513436">
                <text:p>18.0666405513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980893057023156">
                <text:p>0.980893057023156</text:p>
              </table:table-cell>
              <table:table-cell office:value-type="float" office:value="7.60976397407117">
                <text:p>7.60976397407117</text:p>
              </table:table-cell>
              <table:table-cell office:value-type="float" office:value="11.1467625817125">
                <text:p>11.1467625817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47502965281443">
                <text:p>0.47502965281443</text:p>
              </table:table-cell>
              <table:table-cell office:value-type="float" office:value="4.05294311012514">
                <text:p>4.05294311012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998531340539832">
                <text:p>0.998531340539832</text:p>
              </table:table-cell>
              <table:table-cell office:value-type="float" office:value="-6.66711734729674">
                <text:p>-6.66711734729674</text:p>
              </table:table-cell>
              <table:table-cell office:value-type="float" office:value="-3.10412118315382">
                <text:p>-3.1041211831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83985946873937">
                <text:p>0.983985946873937</text:p>
              </table:table-cell>
              <table:table-cell office:value-type="float" office:value="-13.7052262110783">
                <text:p>-13.7052262110783</text:p>
              </table:table-cell>
              <table:table-cell office:value-type="float" office:value="-10.2127467035699">
                <text:p>-10.2127467035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0.954085781609694">
                <text:p>0.954085781609694</text:p>
              </table:table-cell>
              <table:table-cell office:value-type="float" office:value="-20.5294696036677">
                <text:p>-20.5294696036677</text:p>
              </table:table-cell>
              <table:table-cell office:value-type="float" office:value="-17.1620057274183">
                <text:p>-17.1620057274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-27.0333574893507">
                <text:p>-27.0333574893507</text:p>
              </table:table-cell>
              <table:table-cell office:value-type="float" office:value="-23.8434573918718">
                <text:p>-23.8434573918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0.850319789818452">
                <text:p>0.850319789818452</text:p>
              </table:table-cell>
              <table:table-cell office:value-type="float" office:value="-33.1153988729528">
                <text:p>-33.1153988729528</text:p>
              </table:table-cell>
              <table:table-cell office:value-type="float" office:value="-30.1528398783758">
                <text:p>-30.1528398783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-38.6806855328744">
                <text:p>-38.6806855328744</text:p>
              </table:table-cell>
              <table:table-cell office:value-type="float" office:value="-35.9916973834562">
                <text:p>-35.9916973834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0.693685031953272">
                <text:p>0.693685031953272</text:p>
              </table:table-cell>
              <table:table-cell office:value-type="float" office:value="-43.6423730321456">
                <text:p>-43.6423730321456</text:p>
              </table:table-cell>
              <table:table-cell office:value-type="float" office:value="-41.2689164886026">
                <text:p>-41.2689164886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7">
                <text:p>0.598472144103957</text:p>
              </table:table-cell>
              <table:table-cell office:value-type="float" office:value="-47.9230358968198">
                <text:p>-47.9230358968198</text:p>
              </table:table-cell>
              <table:table-cell office:value-type="float" office:value="-45.9021479546907">
                <text:p>-45.9021479546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0.493920298610089">
                <text:p>0.493920298610089</text:p>
              </table:table-cell>
              <table:table-cell office:value-type="float" office:value="-51.4558758145983">
                <text:p>-51.4558758145983</text:p>
              </table:table-cell>
              <table:table-cell office:value-type="float" office:value="-49.8190917543167">
                <text:p>-49.8190917543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381660992052332">
                <text:p>0.381660992052332</text:p>
              </table:table-cell>
              <table:table-cell office:value-type="float" office:value="-54.1857640001532">
                <text:p>-54.1857640001532</text:p>
              </table:table-cell>
              <table:table-cell office:value-type="float" office:value="-52.9586252895432">
                <text:p>-52.9586252895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0.263445993363421">
                <text:p>0.263445993363421</text:p>
              </table:table-cell>
              <table:table-cell office:value-type="float" office:value="-56.0701014613837">
                <text:p>-56.0701014613837</text:p>
              </table:table-cell>
              <table:table-cell office:value-type="float" office:value="-55.2717571895971">
                <text:p>-55.2717571895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57.0794837424401">
                <text:p>-57.0794837424401</text:p>
              </table:table-cell>
              <table:table-cell office:value-type="float" office:value="-56.722391804825">
                <text:p>-56.722391804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0.0165918922293479">
                <text:p>0.0165918922293479</text:p>
              </table:table-cell>
              <table:table-cell office:value-type="float" office:value="-57.1981597704231">
                <text:p>-57.1981597704231</text:p>
              </table:table-cell>
              <table:table-cell office:value-type="float" office:value="-57.2878924672338">
                <text:p>-57.2878924672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-0.108195134530108">
                <text:p>-0.108195134530108</text:p>
              </table:table-cell>
              <table:table-cell office:value-type="float" office:value="-56.4242776456088">
                <text:p>-56.4242776456088</text:p>
              </table:table-cell>
              <table:table-cell office:value-type="float" office:value="-56.9594347281229">
                <text:p>-56.9594347281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-0.231293812402021">
                <text:p>-0.231293812402021</text:p>
              </table:table-cell>
              <table:table-cell office:value-type="float" office:value="-54.7699135397231">
                <text:p>-54.7699135397231</text:p>
              </table:table-cell>
              <table:table-cell office:value-type="float" office:value="-55.7421440606559">
                <text:p>-55.7421440606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52.2608832513211">
                <text:p>-52.2608832513211</text:p>
              </table:table-cell>
              <table:table-cell office:value-type="float" office:value="-53.6550158785649">
                <text:p>-53.6550158785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-0.464798788031609">
                <text:p>-0.464798788031609</text:p>
              </table:table-cell>
              <table:table-cell office:value-type="float" office:value="-48.9363393588873">
                <text:p>-48.9363393588873</text:p>
              </table:table-cell>
              <table:table-cell office:value-type="float" office:value="-50.7306191190736">
                <text:p>-50.7306191190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44.8481602579409">
                <text:p>-44.8481602579409</text:p>
              </table:table-cell>
              <table:table-cell office:value-type="float" office:value="-47.014588015524">
                <text:p>-47.014588015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-0.669404826237736">
                <text:p>-0.669404826237736</text:p>
              </table:table-cell>
              <table:table-cell office:value-type="float" office:value="-40.0601406160245">
                <text:p>-40.0601406160245</text:p>
              </table:table-cell>
              <table:table-cell office:value-type="float" office:value="-42.5649099904281">
                <text:p>-42.564909990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34.6469958782561">
                <text:p>-34.6469958782561</text:p>
              </table:table-cell>
              <table:table-cell office:value-type="float" office:value="-37.4510207811343">
                <text:p>-37.4510207811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-0.832390514557987">
                <text:p>-0.832390514557987</text:p>
              </table:table-cell>
              <table:table-cell office:value-type="float" office:value="-28.6931963577951">
                <text:p>-28.6931963577951</text:p>
              </table:table-cell>
              <table:table-cell office:value-type="float" office:value="-31.752720918369">
                <text:p>-31.752720918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-0.894989358228584">
                <text:p>-0.894989358228584</text:p>
              </table:table-cell>
              <table:table-cell office:value-type="float" office:value="-22.2916491048587">
                <text:p>-22.2916491048587</text:p>
              </table:table-cell>
              <table:table-cell office:value-type="float" office:value="-25.558930465645">
                <text:p>-25.558930465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-0.943622192300962">
                <text:p>-0.943622192300962</text:p>
              </table:table-cell>
              <table:table-cell office:value-type="float" office:value="-15.542248123276">
                <text:p>-15.542248123276</text:p>
              </table:table-cell>
              <table:table-cell office:value-type="float" office:value="-18.9663014514102">
                <text:p>-18.9663014514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8.55031555796916">
                <text:p>-8.55031555796916</text:p>
              </table:table-cell>
              <table:table-cell office:value-type="float" office:value="-12.0777096464699">
                <text:p>-12.0777096464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-0.996184012486479">
                <text:p>-0.996184012486479</text:p>
              </table:table-cell>
              <table:table-cell office:value-type="float" office:value="-1.42495817810717">
                <text:p>-1.42495817810717</text:p>
              </table:table-cell>
              <table:table-cell office:value-type="float" office:value="-5.00064922199095">
                <text:p>-5.00064922199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-0.999292788975378">
                <text:p>-0.999292788975378</text:p>
              </table:table-cell>
              <table:table-cell office:value-type="float" office:value="5.7226351975346">
                <text:p>5.7226351975346</text:p>
              </table:table-cell>
              <table:table-cell office:value-type="float" office:value="2.15444466108672">
                <text:p>2.15444466108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-0.986807935714441">
                <text:p>-0.986807935714441</text:p>
              </table:table-cell>
              <table:table-cell office:value-type="float" office:value="12.7809287649037">
                <text:p>12.7809287649037</text:p>
              </table:table-cell>
              <table:table-cell office:value-type="float" office:value="9.2759191558008">
                <text:p>9.2759191558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19.6397802135887">
                <text:p>19.6397802135887</text:p>
              </table:table-cell>
              <table:table-cell office:value-type="float" office:value="16.2526460345001">
                <text:p>16.2526460345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5">
                <text:p>5.125</text:p>
              </table:table-cell>
              <table:table-cell office:value-type="float" office:value="-0.916076921026244">
                <text:p>-0.916076921026244</text:p>
              </table:table-cell>
              <table:table-cell office:value-type="float" office:value="29.2639891402134">
                <text:p>29.2639891402134</text:p>
              </table:table-cell>
              <table:table-cell office:value-type="float" office:value="22.9757558076692">
                <text:p>22.9757558076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75">
                <text:p>5.375</text:p>
              </table:table-cell>
              <table:table-cell office:value-type="float" office:value="-0.788388680335096">
                <text:p>-0.788388680335096</text:p>
              </table:table-cell>
              <table:table-cell office:value-type="float" office:value="40.4981306842702">
                <text:p>40.4981306842702</text:p>
              </table:table-cell>
              <table:table-cell office:value-type="float" office:value="35.2470712446815">
                <text:p>35.2470712446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25">
                <text:p>5.625</text:p>
              </table:table-cell>
              <table:table-cell office:value-type="float" office:value="-0.611682249999232">
                <text:p>-0.611682249999232</text:p>
              </table:table-cell>
              <table:table-cell office:value-type="float" office:value="49.2142946118874">
                <text:p>49.2142946118874</text:p>
              </table:table-cell>
              <table:table-cell office:value-type="float" office:value="45.3268945081148">
                <text:p>45.326894508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75">
                <text:p>5.875</text:p>
              </table:table-cell>
              <table:table-cell office:value-type="float" office:value="-0.396944379993247">
                <text:p>-0.396944379993247</text:p>
              </table:table-cell>
              <table:table-cell office:value-type="float" office:value="54.8705520660997">
                <text:p>54.8705520660997</text:p>
              </table:table-cell>
              <table:table-cell office:value-type="float" office:value="52.5885110082794">
                <text:p>52.5885110082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25">
                <text:p>6.125</text:p>
              </table:table-cell>
              <table:table-cell office:value-type="float" office:value="-0.157526431008143">
                <text:p>-0.157526431008143</text:p>
              </table:table-cell>
              <table:table-cell office:value-type="float" office:value="57.1152243540419">
                <text:p>57.1152243540419</text:p>
              </table:table-cell>
              <table:table-cell office:value-type="float" office:value="56.5804286022629">
                <text:p>56.5804286022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375">
                <text:p>6.375</text:p>
              </table:table-cell>
              <table:table-cell office:value-type="float" office:value="0.0916857484901778">
                <text:p>0.0916857484901778</text:p>
              </table:table-cell>
              <table:table-cell office:value-type="float" office:value="55.8087486247433">
                <text:p>55.8087486247433</text:p>
              </table:table-cell>
              <table:table-cell office:value-type="float" office:value="57.0544491886102">
                <text:p>57.0544491886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5">
                <text:p>6.625</text:p>
              </table:table-cell>
              <table:table-cell office:value-type="float" office:value="0.335197352220085">
                <text:p>0.335197352220085</text:p>
              </table:table-cell>
              <table:table-cell office:value-type="float" office:value="51.0323552112397">
                <text:p>51.0323552112397</text:p>
              </table:table-cell>
              <table:table-cell office:value-type="float" office:value="53.9811004631437">
                <text:p>53.9811004631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75">
                <text:p>6.875</text:p>
              </table:table-cell>
              <table:table-cell office:value-type="float" office:value="0.55786800809094">
                <text:p>0.55786800809094</text:p>
              </table:table-cell>
              <table:table-cell office:value-type="float" office:value="43.083017121897">
                <text:p>43.083017121897</text:p>
              </table:table-cell>
              <table:table-cell office:value-type="float" office:value="47.55146836409">
                <text:p>47.55146836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25">
                <text:p>7.125</text:p>
              </table:table-cell>
              <table:table-cell office:value-type="float" office:value="0.745853133208488">
                <text:p>0.745853133208488</text:p>
              </table:table-cell>
              <table:table-cell office:value-type="float" office:value="32.4549856971165">
                <text:p>32.4549856971165</text:p>
              </table:table-cell>
              <table:table-cell office:value-type="float" office:value="38.1653162739514">
                <text:p>38.1653162739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75">
                <text:p>7.375</text:p>
              </table:table-cell>
              <table:table-cell office:value-type="float" office:value="0.887464722984076">
                <text:p>0.887464722984076</text:p>
              </table:table-cell>
              <table:table-cell office:value-type="float" office:value="19.8090604548583">
                <text:p>19.8090604548583</text:p>
              </table:table-cell>
              <table:table-cell office:value-type="float" office:value="26.4062296686039">
                <text:p>26.406229668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25">
                <text:p>7.625</text:p>
              </table:table-cell>
              <table:table-cell office:value-type="float" office:value="0.973898054650046">
                <text:p>0.973898054650046</text:p>
              </table:table-cell>
              <table:table-cell office:value-type="float" office:value="5.93150377714223">
                <text:p>5.93150377714223</text:p>
              </table:table-cell>
              <table:table-cell office:value-type="float" office:value="13.0053315989576">
                <text:p>13.0053315989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75">
                <text:p>7.875</text:p>
              </table:table-cell>
              <table:table-cell office:value-type="float" office:value="0.999779122276449">
                <text:p>0.999779122276449</text:p>
              </table:table-cell>
              <table:table-cell office:value-type="float" office:value="-8.31484507666497">
                <text:p>-8.31484507666497</text:p>
              </table:table-cell>
              <table:table-cell office:value-type="float" office:value="-1.20417499921193">
                <text:p>-1.20417499921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25">
                <text:p>8.125</text:p>
              </table:table-cell>
              <table:table-cell office:value-type="float" office:value="0.963498766431188">
                <text:p>0.963498766431188</text:p>
              </table:table-cell>
              <table:table-cell office:value-type="float" office:value="-22.0442171359028">
                <text:p>-22.0442171359028</text:p>
              </table:table-cell>
              <table:table-cell office:value-type="float" office:value="-15.3388118282573">
                <text:p>-15.3388118282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375">
                <text:p>8.375</text:p>
              </table:table-cell>
              <table:table-cell office:value-type="float" office:value="0.867312723919674">
                <text:p>0.867312723919674</text:p>
              </table:table-cell>
              <table:table-cell office:value-type="float" office:value="-34.4029865430608">
                <text:p>-34.4029865430608</text:p>
              </table:table-cell>
              <table:table-cell office:value-type="float" office:value="-28.5197556301494">
                <text:p>-28.5197556301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25">
                <text:p>8.625</text:p>
              </table:table-cell>
              <table:table-cell office:value-type="float" office:value="0.717201376995746">
                <text:p>0.717201376995746</text:p>
              </table:table-cell>
              <table:table-cell office:value-type="float" office:value="-44.6227448751287">
                <text:p>-44.6227448751287</text:p>
              </table:table-cell>
              <table:table-cell office:value-type="float" office:value="-39.9274791601505">
                <text:p>-39.9274791601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75">
                <text:p>8.875</text:p>
              </table:table-cell>
              <table:table-cell office:value-type="float" office:value="0.52249792215864">
                <text:p>0.52249792215864</text:p>
              </table:table-cell>
              <table:table-cell office:value-type="float" office:value="-52.0680770576136">
                <text:p>-52.0680770576136</text:p>
              </table:table-cell>
              <table:table-cell office:value-type="float" office:value="-48.8527054215759">
                <text:p>-48.8527054215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5">
                <text:p>9.125</text:p>
              </table:table-cell>
              <table:table-cell office:value-type="float" office:value="0.295308077199271">
                <text:p>0.295308077199271</text:p>
              </table:table-cell>
              <table:table-cell office:value-type="float" office:value="-56.276068396289">
                <text:p>-56.276068396289</text:p>
              </table:table-cell>
              <table:table-cell office:value-type="float" office:value="-54.7405070741213">
                <text:p>-54.7405070741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75">
                <text:p>9.375</text:p>
              </table:table-cell>
              <table:table-cell office:value-type="float" office:value="0.0497574063010786">
                <text:p>0.0497574063010786</text:p>
              </table:table-cell>
              <table:table-cell office:value-type="float" office:value="-56.985086370791">
                <text:p>-56.985086370791</text:p>
              </table:table-cell>
              <table:table-cell office:value-type="float" office:value="-57.2248091281351">
                <text:p>-57.2248091281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25">
                <text:p>9.625</text:p>
              </table:table-cell>
              <table:table-cell office:value-type="float" office:value="-0.198886939124834">
                <text:p>-0.198886939124834</text:p>
              </table:table-cell>
              <table:table-cell office:value-type="float" office:value="-54.1510476775377">
                <text:p>-54.1510476775377</text:p>
              </table:table-cell>
              <table:table-cell office:value-type="float" office:value="-56.1511497144204">
                <text:p>-56.1511497144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75">
                <text:p>9.875</text:p>
              </table:table-cell>
              <table:table-cell office:value-type="float" office:value="-0.435165457969199">
                <text:p>-0.435165457969199</text:p>
              </table:table-cell>
              <table:table-cell office:value-type="float" office:value="-47.9501591160322">
                <text:p>-47.9501591160322</text:p>
              </table:table-cell>
              <table:table-cell office:value-type="float" office:value="-51.586283775137">
                <text:p>-51.586283775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25">
                <text:p>10.125</text:p>
              </table:table-cell>
              <table:table-cell office:value-type="float" office:value="-0.644387496326683">
                <text:p>-0.644387496326683</text:p>
              </table:table-cell>
              <table:table-cell office:value-type="float" office:value="-38.7679619035134">
                <text:p>-38.7679619035134</text:p>
              </table:table-cell>
              <table:table-cell office:value-type="float" office:value="-43.8140325648206">
                <text:p>-43.8140325648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75">
                <text:p>10.375</text:p>
              </table:table-cell>
              <table:table-cell office:value-type="float" office:value="-0.813544641202692">
                <text:p>-0.813544641202692</text:p>
              </table:table-cell>
              <table:table-cell office:value-type="float" office:value="1.#NAN">
                <text:p>1.#NAN</text:p>
              </table:table-cell>
              <table:table-cell office:value-type="float" office:value="-33.3176370194417">
                <text:p>-33.3176370194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